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content.xml" manifest:media-type="text/xml"/>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settings.xml" manifest:media-type="text/xml"/>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Times new roman" svg:font-family="'Times new roman'" style:font-family-generic="roman"/>
    <style:font-face style:name="inherit" svg:font-family="inherit" style:font-family-generic="roman" style:font-pitch="variable"/>
  </office:font-face-decls>
  <office:automatic-styles>
    <style:style style:name="Table10" style:family="table">
      <style:table-properties style:width="8.9063in" table:align="left" fo:background-color="transparent" style:shadow="none" style:may-break-between-rows="true" style:writing-mode="lr-tb" table:border-model="collapsing">
        <style:background-image/>
      </style:table-properties>
    </style:style>
    <style:style style:name="Table10.A" style:family="table-column">
      <style:table-column-properties style:column-width="1.0417in"/>
    </style:style>
    <style:style style:name="Table10.B" style:family="table-column">
      <style:table-column-properties style:column-width="0.8722in"/>
    </style:style>
    <style:style style:name="Table10.C" style:family="table-column">
      <style:table-column-properties style:column-width="1.1264in"/>
    </style:style>
    <style:style style:name="Table10.D" style:family="table-column">
      <style:table-column-properties style:column-width="2.1875in"/>
    </style:style>
    <style:style style:name="Table10.E" style:family="table-column">
      <style:table-column-properties style:column-width="0.8139in"/>
    </style:style>
    <style:style style:name="Table10.F" style:family="table-column">
      <style:table-column-properties style:column-width="0.6771in"/>
    </style:style>
    <style:style style:name="Table10.G" style:family="table-column">
      <style:table-column-properties style:column-width="0.625in"/>
    </style:style>
    <style:style style:name="Table10.H" style:family="table-column">
      <style:table-column-properties style:column-width="0.816in"/>
    </style:style>
    <style:style style:name="Table10.I" style:family="table-column">
      <style:table-column-properties style:column-width="0.7465in"/>
    </style:style>
    <style:style style:name="Table10.1" style:family="table-row">
      <style:table-row-properties fo:keep-together="auto"/>
    </style:style>
    <style:style style:name="Table10.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10.A2"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10.A3" style:family="table-cell">
      <style:table-cell-properties fo:background-color="transparent" fo:padding="0.0382in" fo:border="none" style:writing-mode="page">
        <style:background-image/>
      </style:table-cell-properties>
    </style:style>
    <style:style style:name="Table10.H3" style:family="table-cell" style:data-style-name="N0">
      <style:table-cell-properties fo:background-color="transparent" fo:padding="0.0382in" fo:border="none" style:writing-mode="page">
        <style:background-image/>
      </style:table-cell-properties>
    </style:style>
    <style:style style:name="Table10.B7" style:family="table-cell">
      <style:table-cell-properties fo:background-color="#eeeeee" fo:padding="0.0382in" fo:border="none" style:writing-mode="page">
        <style:background-image/>
      </style:table-cell-properties>
    </style:style>
    <style:style style:name="Table10.C7" style:family="table-cell">
      <style:table-cell-properties fo:background-color="#eeeeee" fo:padding="0.0382in" fo:border="none" style:writing-mode="page">
        <style:background-image/>
      </style:table-cell-properties>
    </style:style>
    <style:style style:name="Table10.D7" style:family="table-cell">
      <style:table-cell-properties fo:background-color="#eeeeee" fo:padding="0.0382in" fo:border="none" style:writing-mode="page">
        <style:background-image/>
      </style:table-cell-properties>
    </style:style>
    <style:style style:name="Table10.E7" style:family="table-cell" style:data-style-name="N0">
      <style:table-cell-properties fo:background-color="#eeeeee" fo:padding="0.0382in" fo:border="none" style:writing-mode="page">
        <style:background-image/>
      </style:table-cell-properties>
    </style:style>
    <style:style style:name="Table10.G7" style:family="table-cell">
      <style:table-cell-properties fo:background-color="#eeeeee" fo:padding="0.0382in" fo:border="none" style:writing-mode="page">
        <style:background-image/>
      </style:table-cell-properties>
    </style:style>
    <style:style style:name="Table10.B8" style:family="table-cell">
      <style:table-cell-properties fo:background-color="#eeeeee" fo:padding="0.0382in" fo:border="none" style:writing-mode="page">
        <style:background-image/>
      </style:table-cell-properties>
    </style:style>
    <style:style style:name="Table10.C8" style:family="table-cell">
      <style:table-cell-properties fo:background-color="#eeeeee" fo:padding="0.0382in" fo:border="none" style:writing-mode="page">
        <style:background-image/>
      </style:table-cell-properties>
    </style:style>
    <style:style style:name="Table10.D8" style:family="table-cell">
      <style:table-cell-properties fo:background-color="#eeeeee" fo:padding="0.0382in" fo:border="none" style:writing-mode="page">
        <style:background-image/>
      </style:table-cell-properties>
    </style:style>
    <style:style style:name="Table10.E8" style:family="table-cell">
      <style:table-cell-properties fo:background-color="#eeeeee" fo:padding="0.0382in" fo:border="none" style:writing-mode="page">
        <style:background-image/>
      </style:table-cell-properties>
    </style:style>
    <style:style style:name="Table10.F8" style:family="table-cell">
      <style:table-cell-properties fo:background-color="#eeeeee" fo:padding="0.0382in" fo:border="none" style:writing-mode="page">
        <style:background-image/>
      </style:table-cell-properties>
    </style:style>
    <style:style style:name="Table10.G8" style:family="table-cell">
      <style:table-cell-properties fo:background-color="#eeeeee" fo:padding="0.0382in" fo:border="none" style:writing-mode="page">
        <style:background-image/>
      </style:table-cell-properties>
    </style:style>
    <style:style style:name="Table10.B14" style:family="table-cell">
      <style:table-cell-properties fo:background-color="#eeeeee" fo:padding="0.0382in" fo:border="none" style:writing-mode="page">
        <style:background-image/>
      </style:table-cell-properties>
    </style:style>
    <style:style style:name="Table10.C14" style:family="table-cell">
      <style:table-cell-properties fo:background-color="#eeeeee" fo:padding="0.0382in" fo:border="none" style:writing-mode="page">
        <style:background-image/>
      </style:table-cell-properties>
    </style:style>
    <style:style style:name="Table10.D14" style:family="table-cell">
      <style:table-cell-properties fo:background-color="#eeeeee" fo:padding="0.0382in" fo:border="none" style:writing-mode="page">
        <style:background-image/>
      </style:table-cell-properties>
    </style:style>
    <style:style style:name="Table10.F14" style:family="table-cell">
      <style:table-cell-properties fo:background-color="#eeeeee" fo:padding="0.0382in" fo:border="none" style:writing-mode="page">
        <style:background-image/>
      </style:table-cell-properties>
    </style:style>
    <style:style style:name="Table10.G14" style:family="table-cell">
      <style:table-cell-properties fo:background-color="#eeeeee" fo:padding="0.0382in" fo:border="none" style:writing-mode="page">
        <style:background-image/>
      </style:table-cell-properties>
    </style:style>
    <style:style style:name="Table10.B15" style:family="table-cell">
      <style:table-cell-properties fo:background-color="#eeeeee" fo:padding="0.0382in" fo:border="none" style:writing-mode="page">
        <style:background-image/>
      </style:table-cell-properties>
    </style:style>
    <style:style style:name="Table10.C15" style:family="table-cell">
      <style:table-cell-properties fo:background-color="#eeeeee" fo:padding="0.0382in" fo:border="none" style:writing-mode="page">
        <style:background-image/>
      </style:table-cell-properties>
    </style:style>
    <style:style style:name="Table10.D15" style:family="table-cell">
      <style:table-cell-properties fo:background-color="#eeeeee" fo:padding="0.0382in" fo:border="none" style:writing-mode="page">
        <style:background-image/>
      </style:table-cell-properties>
    </style:style>
    <style:style style:name="Table10.F15" style:family="table-cell">
      <style:table-cell-properties fo:background-color="#eeeeee" fo:padding="0.0382in" fo:border="none" style:writing-mode="page">
        <style:background-image/>
      </style:table-cell-properties>
    </style:style>
    <style:style style:name="Table10.G15" style:family="table-cell">
      <style:table-cell-properties fo:background-color="#eeeeee" fo:padding="0.0382in" fo:border="none" style:writing-mode="page">
        <style:background-image/>
      </style:table-cell-properties>
    </style:style>
    <style:style style:name="Table10.23" style:family="table-row">
      <style:table-row-properties fo:background-color="transparent" fo:keep-together="auto">
        <style:background-image/>
      </style:table-row-properties>
    </style:style>
    <style:style style:name="Table10.B23" style:family="table-cell">
      <style:table-cell-properties fo:background-color="#eeeeee" fo:padding="0.0382in" fo:border-left="none" fo:border-right="none" fo:border-top="none" fo:border-bottom="0.05pt solid #000000" style:writing-mode="page">
        <style:background-image/>
      </style:table-cell-properties>
    </style:style>
    <style:style style:name="Table10.C23" style:family="table-cell" style:data-style-name="N0">
      <style:table-cell-properties fo:background-color="#eeeeee" fo:padding="0.0382in" fo:border-left="none" fo:border-right="none" fo:border-top="none" fo:border-bottom="0.05pt solid #000000" style:writing-mode="page">
        <style:background-image/>
      </style:table-cell-properties>
    </style:style>
    <style:style style:name="Table10.F23" style:family="table-cell">
      <style:table-cell-properties fo:background-color="#eeeeee" fo:padding="0.0382in" fo:border-left="none" fo:border-right="none" fo:border-top="none" fo:border-bottom="0.05pt solid #000000" style:writing-mode="page">
        <style:background-image/>
      </style:table-cell-properties>
    </style:style>
    <style:style style:name="Table4" style:family="table">
      <style:table-properties style:width="4.1278in" table:align="left" style:may-break-between-rows="true" style:writing-mode="lr-tb" table:border-model="collapsing"/>
    </style:style>
    <style:style style:name="Table4.A" style:family="table-column">
      <style:table-column-properties style:column-width="1.4389in"/>
    </style:style>
    <style:style style:name="Table4.C" style:family="table-column">
      <style:table-column-properties style:column-width="1.25in"/>
    </style:style>
    <style:style style:name="Table4.1" style:family="table-row">
      <style:table-row-properties fo:keep-together="auto"/>
    </style:style>
    <style:style style:name="Table4.A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4.A2" style:family="table-cell">
      <style:table-cell-properties fo:background-color="transparent" fo:padding="0.0382in" fo:border="none" style:writing-mode="page">
        <style:background-image/>
      </style:table-cell-properties>
    </style:style>
    <style:style style:name="Table4.A4" style:family="table-cell">
      <style:table-cell-properties fo:background-color="transparent" fo:padding="0.0382in" fo:border-left="none" fo:border-right="none" fo:border-top="none" fo:border-bottom="0.5pt solid #000000" style:writing-mode="page">
        <style:background-image/>
      </style:table-cell-properties>
    </style:style>
    <style:style style:name="Table5" style:family="table">
      <style:table-properties style:width="6.5in" table:align="margins" style:may-break-between-rows="true" style:writing-mode="lr-tb" table:border-model="collapsing"/>
    </style:style>
    <style:style style:name="Table5.A" style:family="table-column">
      <style:table-column-properties style:column-width="1.5347in" style:rel-column-width="15473*"/>
    </style:style>
    <style:style style:name="Table5.B" style:family="table-column">
      <style:table-column-properties style:column-width="1.6035in" style:rel-column-width="16166*"/>
    </style:style>
    <style:style style:name="Table5.D" style:family="table-column">
      <style:table-column-properties style:column-width="1.7583in" style:rel-column-width="17730*"/>
    </style:style>
    <style:style style:name="Table5.1" style:family="table-row">
      <style:table-row-properties fo:keep-together="auto"/>
    </style:style>
    <style:style style:name="Table5.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5.A2" style:family="table-cell">
      <style:table-cell-properties fo:background-color="transparent" fo:padding="0.0382in" fo:border="none" style:writing-mode="page">
        <style:background-image/>
      </style:table-cell-properties>
    </style:style>
    <style:style style:name="Table5.A6"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6" style:family="table">
      <style:table-properties style:width="6.5in" table:align="margins" style:may-break-between-rows="true" style:writing-mode="lr-tb" table:border-model="collapsing"/>
    </style:style>
    <style:style style:name="Table6.A" style:family="table-column">
      <style:table-column-properties style:column-width="1.5347in" style:rel-column-width="15473*"/>
    </style:style>
    <style:style style:name="Table6.B" style:family="table-column">
      <style:table-column-properties style:column-width="1.6035in" style:rel-column-width="16166*"/>
    </style:style>
    <style:style style:name="Table6.D" style:family="table-column">
      <style:table-column-properties style:column-width="1.7583in" style:rel-column-width="17730*"/>
    </style:style>
    <style:style style:name="Table6.1" style:family="table-row">
      <style:table-row-properties fo:keep-together="auto"/>
    </style:style>
    <style:style style:name="Table6.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6.A2" style:family="table-cell">
      <style:table-cell-properties fo:background-color="transparent" fo:padding="0.0382in" fo:border="none" style:writing-mode="page">
        <style:background-image/>
      </style:table-cell-properties>
    </style:style>
    <style:style style:name="Table6.A6"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7" style:family="table">
      <style:table-properties style:width="4.9347in" table:align="left" style:may-break-between-rows="true" style:writing-mode="lr-tb" table:border-model="collapsing"/>
    </style:style>
    <style:style style:name="Table7.A" style:family="table-column">
      <style:table-column-properties style:column-width="1.4972in"/>
    </style:style>
    <style:style style:name="Table7.B" style:family="table-column">
      <style:table-column-properties style:column-width="1.6278in"/>
    </style:style>
    <style:style style:name="Table7.C" style:family="table-column">
      <style:table-column-properties style:column-width="0.8722in"/>
    </style:style>
    <style:style style:name="Table7.D" style:family="table-column">
      <style:table-column-properties style:column-width="0.9375in"/>
    </style:style>
    <style:style style:name="Table7.1" style:family="table-row">
      <style:table-row-properties style:min-row-height="0.3125in" fo:keep-together="auto"/>
    </style:style>
    <style:style style:name="Table7.A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left="none" fo:border-right="none" fo:border-top="0.5pt solid #000000" fo:border-bottom="none"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0382in" fo:border-left="none" fo:border-right="none" fo:border-top="none" fo:border-bottom="0.5pt solid #000000" style:writing-mode="page">
        <style:background-image/>
      </style:table-cell-properties>
    </style:style>
    <style:style style:name="Table7.3" style:family="table-row">
      <style:table-row-properties fo:keep-together="auto"/>
    </style:style>
    <style:style style:name="Table7.A3" style:family="table-cell">
      <style:table-cell-properties fo:background-color="transparent" fo:padding="0.0382in" fo:border="none" style:writing-mode="page">
        <style:background-image/>
      </style:table-cell-properties>
    </style:style>
    <style:style style:name="Table8" style:family="table">
      <style:table-properties style:width="6.5in" table:align="margins" style:shadow="none" style:may-break-between-rows="true" style:writing-mode="lr-tb" table:border-model="collapsing"/>
    </style:style>
    <style:style style:name="Table8.A" style:family="table-column">
      <style:table-column-properties style:column-width="1.2243in" style:rel-column-width="1763*"/>
    </style:style>
    <style:style style:name="Table8.B" style:family="table-column">
      <style:table-column-properties style:column-width="1.4403in" style:rel-column-width="2074*"/>
    </style:style>
    <style:style style:name="Table8.C" style:family="table-column">
      <style:table-column-properties style:column-width="1.5215in" style:rel-column-width="2191*"/>
    </style:style>
    <style:style style:name="Table8.D" style:family="table-column">
      <style:table-column-properties style:column-width="0.7486in" style:rel-column-width="1078*"/>
    </style:style>
    <style:style style:name="Table8.E" style:family="table-column">
      <style:table-column-properties style:column-width="0.7625in" style:rel-column-width="1098*"/>
    </style:style>
    <style:style style:name="Table8.F" style:family="table-column">
      <style:table-column-properties style:column-width="0.8028in" style:rel-column-width="1156*"/>
    </style:style>
    <style:style style:name="Table8.1" style:family="table-row">
      <style:table-row-properties fo:keep-together="auto"/>
    </style:style>
    <style:style style:name="Table8.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8.D1" style:family="table-cell">
      <style:table-cell-properties fo:background-color="transparent" fo:padding="0.0382in" fo:border-left="none" fo:border-right="none" fo:border-top="0.05pt solid #000000" fo:border-bottom="none" style:writing-mode="page">
        <style:background-image/>
      </style:table-cell-properties>
    </style:style>
    <style:style style:name="Table8.A2"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8.A3" style:family="table-cell">
      <style:table-cell-properties fo:background-color="transparent" fo:padding="0.0382in" fo:border="none" style:writing-mode="page">
        <style:background-image/>
      </style:table-cell-properties>
    </style:style>
    <style:style style:name="Table9" style:family="table">
      <style:table-properties style:width="6.5in" table:align="margins" style:shadow="none" style:may-break-between-rows="true" style:writing-mode="lr-tb" table:border-model="collapsing"/>
    </style:style>
    <style:style style:name="Table9.A" style:family="table-column">
      <style:table-column-properties style:column-width="1.4778in" style:rel-column-width="2128*"/>
    </style:style>
    <style:style style:name="Table9.B" style:family="table-column">
      <style:table-column-properties style:column-width="1.4042in" style:rel-column-width="2022*"/>
    </style:style>
    <style:style style:name="Table9.C" style:family="table-column">
      <style:table-column-properties style:column-width="1.1813in" style:rel-column-width="1701*"/>
    </style:style>
    <style:style style:name="Table9.D" style:family="table-column">
      <style:table-column-properties style:column-width="0.7868in" style:rel-column-width="1133*"/>
    </style:style>
    <style:style style:name="Table9.E" style:family="table-column">
      <style:table-column-properties style:column-width="0.8792in" style:rel-column-width="1266*"/>
    </style:style>
    <style:style style:name="Table9.F" style:family="table-column">
      <style:table-column-properties style:column-width="0.7708in" style:rel-column-width="1110*"/>
    </style:style>
    <style:style style:name="Table9.1" style:family="table-row">
      <style:table-row-properties fo:keep-together="auto"/>
    </style:style>
    <style:style style:name="Table9.A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9.D1" style:family="table-cell">
      <style:table-cell-properties fo:background-color="transparent" fo:padding="0.0382in" fo:border-left="none" fo:border-right="none" fo:border-top="0.5pt solid #000000" fo:border-bottom="none" style:writing-mode="page">
        <style:background-image/>
      </style:table-cell-properties>
    </style:style>
    <style:style style:name="Table9.A2" style:family="table-cell">
      <style:table-cell-properties fo:background-color="transparent" fo:padding="0.0382in" fo:border-left="none" fo:border-right="none" fo:border-top="none" fo:border-bottom="0.5pt solid #000000" style:writing-mode="page">
        <style:background-image/>
      </style:table-cell-properties>
    </style:style>
    <style:style style:name="Table9.A3" style:family="table-cell">
      <style:table-cell-properties fo:background-color="transparent" fo:padding="0.0382in" fo:border="none" style:writing-mode="page">
        <style:background-image/>
      </style:table-cell-properties>
    </style:style>
    <style:style style:name="P1" style:family="paragraph" style:parent-style-name="Heading_20_1">
      <style:paragraph-properties fo:text-align="start" style:justify-single-word="false"/>
    </style:style>
    <style:style style:name="P2" style:family="paragraph" style:parent-style-name="Heading_20_1">
      <style:paragraph-properties fo:text-align="start" style:justify-single-word="false"/>
      <style:text-properties style:use-window-font-color="true" loext:opacity="0%" style:font-name-complex="Times New Roman1" style:font-size-complex="12pt">
        <loext:char-complex-color loext:theme-type="dark1" loext:color-type="theme"/>
      </style:text-properties>
    </style:style>
    <style:style style:name="P3" style:family="paragraph" style:parent-style-name="Heading_20_1">
      <style:paragraph-properties fo:text-align="start" style:justify-single-word="false"/>
      <style:text-properties officeooo:paragraph-rsid="00a245e2"/>
    </style:style>
    <style:style style:name="P4" style:family="paragraph" style:parent-style-name="Heading_20_1">
      <style:text-properties style:use-window-font-color="true" loext:opacity="0%" style:font-name-complex="Times New Roman1" style:font-size-complex="12pt">
        <loext:char-complex-color loext:theme-type="dark1" loext:color-type="theme"/>
      </style:text-properties>
    </style:style>
    <style:style style:name="P5" style:family="paragraph" style:parent-style-name="Heading_20_1">
      <style:text-properties officeooo:paragraph-rsid="00a245e2"/>
    </style:style>
    <style:style style:name="P6" style:family="paragraph" style:parent-style-name="Heading_20_2">
      <style:text-properties style:use-window-font-color="true" loext:opacity="0%" style:font-name-complex="Times New Roman1" style:font-size-complex="12pt">
        <loext:char-complex-color loext:theme-type="dark1" loext:color-type="theme"/>
      </style:text-properties>
    </style:style>
    <style:style style:name="P7" style:family="paragraph" style:parent-style-name="Standard" style:list-style-name="">
      <style:paragraph-properties fo:line-height="200%" fo:text-align="center" style:justify-single-word="false" fo:keep-together="always" fo:keep-with-next="always"/>
    </style:style>
    <style:style style:name="P8" style:family="paragraph" style:parent-style-name="Standard">
      <style:paragraph-properties fo:line-height="200%"/>
      <style:text-properties style:font-name="Times New Roman" fo:background-color="#ffffff" style:font-name-complex="Times New Roman1"/>
    </style:style>
    <style:style style:name="P9" style:family="paragraph" style:parent-style-name="Standard">
      <style:paragraph-properties fo:line-height="200%"/>
    </style:style>
    <style:style style:name="P10" style:family="paragraph" style:parent-style-name="Standard">
      <style:paragraph-properties fo:line-height="200%" fo:text-align="justify" style:justify-single-word="false"/>
    </style:style>
    <style:style style:name="P11" style:family="paragraph" style:parent-style-name="Standard">
      <style:paragraph-properties fo:line-height="200%"/>
      <style:text-properties style:font-name="Times New Roman" style:font-name-complex="Times New Roman1"/>
    </style:style>
    <style:style style:name="P12" style:family="paragraph" style:parent-style-name="Standard">
      <style:paragraph-properties fo:margin-top="0in" fo:margin-bottom="0.111in" style:contextual-spacing="false" fo:line-height="108%"/>
    </style:style>
    <style:style style:name="P13" style:family="paragraph" style:parent-style-name="Standard">
      <style:paragraph-properties fo:margin-top="0in" fo:margin-bottom="0.111in" style:contextual-spacing="false" fo:line-height="108%"/>
      <style:text-properties style:font-name="Times New Roman" fo:font-weight="bold" style:font-weight-asian="bold" style:font-name-complex="Times New Roman1" style:font-weight-complex="bold"/>
    </style:style>
    <style:style style:name="P14" style:family="paragraph" style:parent-style-name="Standard">
      <style:paragraph-properties fo:margin-top="0in" fo:margin-bottom="0in" style:contextual-spacing="false" fo:line-height="200%" fo:break-before="page"/>
    </style:style>
    <style:style style:name="P15" style:family="paragraph" style:parent-style-name="Standard">
      <style:paragraph-properties fo:line-height="200%"/>
      <style:text-properties style:font-name="Times New Roman" officeooo:rsid="00aa70b1" officeooo:paragraph-rsid="00aa70b1" style:font-name-complex="Times New Roman1"/>
    </style:style>
    <style:style style:name="P16" style:family="paragraph" style:parent-style-name="Standard">
      <style:paragraph-properties fo:line-height="200%"/>
      <style:text-properties style:font-name="Times New Roman" officeooo:paragraph-rsid="00aa70b1" style:font-name-complex="Times New Roman1"/>
    </style:style>
    <style:style style:name="P17" style:family="paragraph" style:parent-style-name="Standard">
      <style:paragraph-properties fo:line-height="200%" fo:text-indent="0.5in" style:auto-text-indent="false"/>
      <style:text-properties style:font-name="Times New Roman" style:font-name-complex="Times New Roman1"/>
    </style:style>
    <style:style style:name="P18" style:family="paragraph" style:parent-style-name="Standard">
      <style:paragraph-properties fo:line-height="200%"/>
      <style:text-properties style:font-name="Times New Roman" fo:font-weight="bold" style:font-weight-asian="bold" style:font-name-complex="Times New Roman1" style:font-weight-complex="bold"/>
    </style:style>
    <style:style style:name="P19" style:family="paragraph" style:parent-style-name="Standard">
      <style:paragraph-properties fo:line-height="200%"/>
      <style:text-properties style:font-name="Times New Roman" fo:font-style="italic" fo:font-weight="bold" officeooo:rsid="0015e4aa" officeooo:paragraph-rsid="0015e4aa" style:font-style-asian="italic" style:font-weight-asian="bold" style:font-name-complex="Times New Roman1" style:font-style-complex="italic" style:font-weight-complex="bold"/>
    </style:style>
    <style:style style:name="P20" style:family="paragraph" style:parent-style-name="Standard">
      <style:paragraph-properties fo:line-height="200%"/>
      <style:text-properties style:font-name="Times New Roman" fo:font-style="normal" fo:font-weight="normal" officeooo:rsid="0015e4aa" officeooo:paragraph-rsid="00187fcd" style:font-style-asian="normal" style:font-weight-asian="normal" style:font-name-complex="Times New Roman1" style:font-style-complex="normal" style:font-weight-complex="normal"/>
    </style:style>
    <style:style style:name="P21" style:family="paragraph" style:parent-style-name="Standard">
      <style:paragraph-properties fo:line-height="200%"/>
      <style:text-properties style:font-name="Times New Roman" fo:font-style="normal" fo:font-weight="normal" officeooo:rsid="0015e4aa" officeooo:paragraph-rsid="0015e4aa" style:font-style-asian="normal" style:font-weight-asian="normal" style:font-name-complex="Times New Roman1" style:font-style-complex="normal" style:font-weight-complex="normal"/>
    </style:style>
    <style:style style:name="P22" style:family="paragraph" style:parent-style-name="Standard">
      <style:paragraph-properties fo:line-height="200%"/>
      <style:text-properties style:font-name="Times New Roman" fo:font-style="normal" fo:font-weight="normal" officeooo:rsid="0015e4aa" officeooo:paragraph-rsid="001ff703" style:font-style-asian="normal" style:font-weight-asian="normal" style:font-name-complex="Times New Roman1" style:font-style-complex="normal" style:font-weight-complex="normal"/>
    </style:style>
    <style:style style:name="P23" style:family="paragraph" style:parent-style-name="Standard">
      <style:paragraph-properties fo:line-height="200%"/>
      <style:text-properties style:font-name="Times New Roman" fo:font-style="normal" fo:font-weight="normal" officeooo:rsid="0015e4aa" officeooo:paragraph-rsid="00210365" style:font-style-asian="normal" style:font-weight-asian="normal" style:font-name-complex="Times New Roman1" style:font-style-complex="normal" style:font-weight-complex="normal"/>
    </style:style>
    <style:style style:name="P24" style:family="paragraph" style:parent-style-name="Standard">
      <style:paragraph-properties fo:line-height="200%"/>
      <style:text-properties style:font-name="Times New Roman" fo:font-style="normal" fo:font-weight="normal" officeooo:rsid="0015e4aa" officeooo:paragraph-rsid="007125a6" style:font-style-asian="normal" style:font-weight-asian="normal" style:font-name-complex="Times New Roman1" style:font-style-complex="normal" style:font-weight-complex="normal"/>
    </style:style>
    <style:style style:name="P25" style:family="paragraph" style:parent-style-name="Standard">
      <style:paragraph-properties fo:line-height="200%"/>
      <style:text-properties style:font-name="Times New Roman" fo:font-style="normal" fo:font-weight="normal" officeooo:rsid="0015e4aa" officeooo:paragraph-rsid="006dcf55" style:font-style-asian="normal" style:font-weight-asian="normal" style:font-name-complex="Times New Roman1" style:font-style-complex="normal" style:font-weight-complex="normal"/>
    </style:style>
    <style:style style:name="P26" style:family="paragraph" style:parent-style-name="Text_20_body">
      <style:paragraph-properties fo:text-align="start" style:justify-single-word="false"/>
    </style:style>
    <style:style style:name="P27" style:family="paragraph" style:parent-style-name="Text_20_body">
      <style:paragraph-properties fo:text-align="center" style:justify-single-word="false"/>
    </style:style>
    <style:style style:name="P28" style:family="paragraph" style:parent-style-name="Text_20_body">
      <style:text-properties officeooo:paragraph-rsid="0090027d"/>
    </style:style>
    <style:style style:name="P29" style:family="paragraph" style:parent-style-name="Standard">
      <style:paragraph-properties fo:line-height="200%" fo:text-align="center" style:justify-single-word="false"/>
      <style:text-properties style:font-name="Times New Roman" fo:font-style="normal" fo:font-weight="normal" officeooo:rsid="00232b9b" officeooo:paragraph-rsid="0024dba7" style:font-style-asian="normal" style:font-weight-asian="normal" style:font-name-complex="Times New Roman1" style:font-style-complex="normal" style:font-weight-complex="normal"/>
    </style:style>
    <style:style style:name="P30" style:family="paragraph" style:parent-style-name="Text_20_body">
      <style:text-properties officeooo:paragraph-rsid="0065b0cc"/>
    </style:style>
    <style:style style:name="P31" style:family="paragraph" style:parent-style-name="Standard">
      <style:paragraph-properties fo:line-height="200%" fo:text-align="center" style:justify-single-word="false"/>
      <style:text-properties style:font-name="Times New Roman" fo:font-style="normal" fo:font-weight="normal" officeooo:rsid="006695fa" officeooo:paragraph-rsid="00672830" style:font-style-asian="normal" style:font-weight-asian="normal" style:font-name-complex="Times New Roman1" style:font-style-complex="normal" style:font-weight-complex="normal"/>
    </style:style>
    <style:style style:name="P32" style:family="paragraph" style:parent-style-name="Standard">
      <style:paragraph-properties fo:line-height="200%"/>
      <style:text-properties style:font-name="Times New Roman" fo:font-style="normal" fo:font-weight="normal" officeooo:rsid="006b6a75" officeooo:paragraph-rsid="006b6a75" style:font-style-asian="normal" style:font-weight-asian="normal" style:font-name-complex="Times New Roman1" style:font-style-complex="normal" style:font-weight-complex="normal"/>
    </style:style>
    <style:style style:name="P33" style:family="paragraph" style:parent-style-name="Heading_20_2">
      <style:paragraph-properties fo:text-align="start" style:justify-single-word="false"/>
      <style:text-properties style:font-name="Times new roman"/>
    </style:style>
    <style:style style:name="P34" style:family="paragraph" style:parent-style-name="Text_20_body">
      <style:text-properties style:font-name="Times new roman" fo:font-style="italic" fo:font-weight="bold" style:font-style-asian="italic" style:font-weight-asian="bold" style:font-style-complex="italic" style:font-weight-complex="bold"/>
    </style:style>
    <style:style style:name="P35" style:family="paragraph" style:parent-style-name="Text_20_body">
      <style:text-properties officeooo:paragraph-rsid="00e83d8c"/>
    </style:style>
    <style:style style:name="P36" style:family="paragraph" style:parent-style-name="Text_20_body">
      <style:text-properties officeooo:paragraph-rsid="011315cd"/>
    </style:style>
    <style:style style:name="P37" style:family="paragraph" style:parent-style-name="Standard">
      <style:paragraph-properties fo:margin-top="0in" fo:margin-bottom="0in" style:contextual-spacing="true" fo:line-height="200%"/>
      <style:text-properties style:font-name="Times New Roman" fo:font-style="italic" fo:font-weight="bold" officeooo:rsid="00e3534e" officeooo:paragraph-rsid="00e3534e" style:font-style-asian="italic" style:font-weight-asian="bold" style:font-name-complex="Times New Roman1" style:font-style-complex="italic" style:font-weight-complex="bold"/>
    </style:style>
    <style:style style:name="P38" style:family="paragraph" style:parent-style-name="Standard">
      <style:paragraph-properties fo:margin-top="0in" fo:margin-bottom="0in" style:contextual-spacing="true" fo:line-height="200%"/>
      <style:text-properties style:font-name="Times New Roman" fo:font-style="normal" fo:font-weight="normal" officeooo:rsid="00bf2d74" officeooo:paragraph-rsid="00c4a1c2" style:font-style-asian="normal" style:font-weight-asian="normal" style:font-name-complex="Times New Roman1" style:font-style-complex="normal" style:font-weight-complex="normal"/>
    </style:style>
    <style:style style:name="P39" style:family="paragraph" style:parent-style-name="Standard">
      <style:paragraph-properties fo:margin-top="0in" fo:margin-bottom="0in" style:contextual-spacing="true" fo:line-height="200%"/>
      <style:text-properties style:font-name="Times New Roman" fo:font-style="normal" fo:font-weight="normal" officeooo:rsid="00acbda9" officeooo:paragraph-rsid="00b17c1e" style:font-style-asian="normal" style:font-weight-asian="normal" style:font-name-complex="Times New Roman1" style:font-style-complex="normal" style:font-weight-complex="normal"/>
    </style:style>
    <style:style style:name="P40" style:family="paragraph" style:parent-style-name="Standard">
      <style:paragraph-properties fo:margin-top="0in" fo:margin-bottom="0in" style:contextual-spacing="true" fo:line-height="200%"/>
      <style:text-properties style:font-name="Times New Roman" fo:font-style="normal" fo:font-weight="normal" officeooo:rsid="00acbda9" officeooo:paragraph-rsid="00acbda9" style:font-style-asian="normal" style:font-weight-asian="normal" style:font-name-complex="Times New Roman1" style:font-style-complex="normal" style:font-weight-complex="normal"/>
    </style:style>
    <style:style style:name="P41" style:family="paragraph" style:parent-style-name="Standard">
      <style:paragraph-properties fo:margin-top="0in" fo:margin-bottom="0in" style:contextual-spacing="true" fo:line-height="200%"/>
    </style:style>
    <style:style style:name="P42" style:family="paragraph" style:parent-style-name="Standard">
      <style:paragraph-properties fo:line-height="200%"/>
      <style:text-properties style:font-name="Times New Roman" style:font-name-complex="Times New Roman1" style:font-weight-complex="bold"/>
    </style:style>
    <style:style style:name="P43" style:family="paragraph" style:parent-style-name="Standard">
      <style:paragraph-properties fo:margin-top="0in" fo:margin-bottom="0.111in" style:contextual-spacing="false" fo:line-height="108%"/>
      <style:text-properties style:font-name="Times New Roman" style:font-name-complex="Times New Roman1"/>
    </style:style>
    <style:style style:name="P44" style:family="paragraph" style:parent-style-name="Standard">
      <style:paragraph-properties fo:margin-top="0in" fo:margin-bottom="0.111in" style:contextual-spacing="false" fo:line-height="108%" fo:break-before="page"/>
    </style:style>
    <style:style style:name="P45" style:family="paragraph" style:parent-style-name="Normal_20__28_Web_29_">
      <loext:graphic-properties draw:fill="solid" draw:fill-color="#ffffff"/>
      <style:paragraph-properties fo:margin-top="0in" fo:margin-bottom="0in" style:contextual-spacing="false" fo:line-height="200%" fo:background-color="#ffffff" text:number-lines="false" text:line-number="0"/>
    </style:style>
    <style:style style:name="P46" style:family="paragraph" style:parent-style-name="Normal_20__28_Web_29_">
      <loext:graphic-properties draw:fill="solid" draw:fill-color="#ffffff"/>
      <style:paragraph-properties fo:margin-top="0in" fo:margin-bottom="0in" style:contextual-spacing="false" fo:line-height="200%" fo:background-color="#ffffff" text:number-lines="false" text:line-number="0"/>
      <style:text-properties fo:background-color="#ffffff"/>
    </style:style>
    <style:style style:name="P47" style:family="paragraph" style:parent-style-name="Normal_20__28_Web_29_">
      <loext:graphic-properties draw:fill="solid" draw:fill-color="#ffffff"/>
      <style:paragraph-properties fo:margin-top="0in" fo:margin-bottom="0in" style:contextual-spacing="false" fo:line-height="200%" fo:background-color="#ffffff"/>
      <style:text-properties fo:font-weight="bold" style:font-weight-asian="bold" style:font-weight-complex="bold"/>
    </style:style>
    <style:style style:name="P48" style:family="paragraph" style:parent-style-name="Normal_20__28_Web_29_" style:master-page-name="Landscape">
      <loext:graphic-properties draw:fill="solid" draw:fill-color="#ffffff"/>
      <style:paragraph-properties fo:margin-top="0in" fo:margin-bottom="0in" style:contextual-spacing="false" fo:line-height="200%" style:page-number="auto" fo:background-color="#ffffff"/>
      <style:text-properties officeooo:paragraph-rsid="00ae531e"/>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e531e"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c536"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aefb6"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e1cc"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48efc"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8e8b7"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30c536" officeooo:paragraph-rsid="00ae531e" style:font-name-asian="Times New Roman1" style:font-size-asian="11pt" style:font-style-asian="italic" style:font-weight-asian="normal" style:font-name-complex="Times New Roman1" style:font-size-complex="11pt" style:font-style-complex="italic"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28a84"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1df19"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59" style:family="paragraph" style:parent-style-name="Table_20_Contents">
      <style:paragraph-properties fo:margin-left="0in" fo:text-align="start" style:justify-single-word="false" fo:text-indent="0in" style:auto-text-indent="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1df19"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3a249"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30c536" officeooo:paragraph-rsid="004780ab" style:font-name-asian="Times New Roman1" style:font-size-asian="11pt" style:font-style-asian="italic" style:font-weight-asian="normal" style:font-name-complex="Times New Roman1" style:font-size-complex="11pt" style:font-style-complex="italic"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c536" officeooo:paragraph-rsid="004780ab"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28a84" officeooo:paragraph-rsid="004780ab"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4780ab"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c172c" officeooo:paragraph-rsid="004c172c"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Liberation Serif" fo:font-size="11pt" fo:font-style="normal" fo:text-shadow="none" style:text-underline-style="none" fo:font-weight="normal" officeooo:rsid="004c172c" officeooo:paragraph-rsid="004c172c"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c78fe" officeooo:paragraph-rsid="004c78f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30c536" officeooo:paragraph-rsid="004780ab" fo:background-color="#eeeeee" style:font-name-asian="Times New Roman1" style:font-size-asian="11pt" style:font-style-asian="italic" style:font-weight-asian="normal" style:font-name-complex="Times New Roman1" style:font-size-complex="11pt" style:font-style-complex="italic"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c536" officeooo:paragraph-rsid="004780ab" fo:background-color="#eeeee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48efc" officeooo:paragraph-rsid="004780ab" fo:background-color="#eeeee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f6925" officeooo:paragraph-rsid="004f6925" fo:background-color="#eeeee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c172c" officeooo:paragraph-rsid="004c172c" fo:background-color="#eeeee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e18d6" officeooo:paragraph-rsid="004e18d6" fo:background-color="#eeeee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bfeff" officeooo:paragraph-rsid="004bfeff"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5" style:family="paragraph" style:parent-style-name="Table_20_Contents">
      <style:paragraph-properties fo:margin-left="0in" fo:text-align="start" style:justify-single-word="false" fo:text-indent="0in" style:auto-text-indent="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bfeff" officeooo:paragraph-rsid="004bfeff"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6" style:family="paragraph" style:parent-style-name="Table_20_Contents">
      <style:paragraph-properties fo:margin-left="0in" fo:text-align="start" style:justify-single-word="false" fo:text-indent="0in" style:auto-text-indent="false" style:writing-mode="rl-tb"/>
      <style:text-properties fo:color="#000000" loext:opacity="100%" style:text-outline="false" style:text-line-through-style="none" style:text-line-through-type="none" style:font-name="Liberation Serif" fo:font-size="11pt" fo:font-style="normal" fo:text-shadow="none" style:text-underline-style="none" fo:font-weight="normal" officeooo:rsid="004e18d6" officeooo:paragraph-rsid="004e18d6"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e18d6" officeooo:paragraph-rsid="004e18d6"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04fca" officeooo:paragraph-rsid="00b04fca"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30c536" officeooo:paragraph-rsid="0030c536" style:font-name-asian="Times New Roman1" style:font-size-asian="11pt" style:font-style-asian="italic" style:font-weight-asian="normal" style:font-name-complex="Times New Roman1" style:font-size-complex="11pt" style:font-style-complex="italic"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c536" officeooo:paragraph-rsid="0030c536"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28a84" officeooo:paragraph-rsid="00328a84"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e1cc" officeooo:paragraph-rsid="0030e1cc"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768aa" officeooo:paragraph-rsid="003768aa"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48efc" officeooo:paragraph-rsid="00348efc"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ce0ec" officeooo:paragraph-rsid="003ce0ec"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a7888" officeooo:paragraph-rsid="003a7888"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30c536" officeooo:paragraph-rsid="0030c536" fo:background-color="#eeeeee" style:font-name-asian="Times New Roman1" style:font-size-asian="11pt" style:font-style-asian="italic" style:font-weight-asian="normal" style:font-name-complex="Times New Roman1" style:font-size-complex="11pt" style:font-style-complex="italic"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c536" officeooo:paragraph-rsid="0030c536" fo:background-color="#eeeee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e1cc" officeooo:paragraph-rsid="0030e1cc" fo:background-color="#eeeee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48efc" officeooo:paragraph-rsid="003587b6" fo:background-color="#eeeee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92" style:family="paragraph" style:parent-style-name="Normal_20__28_Web_29_" style:master-page-name="Standard">
      <loext:graphic-properties draw:fill="solid" draw:fill-color="#ffffff"/>
      <style:paragraph-properties fo:margin-top="0in" fo:margin-bottom="0in" style:contextual-spacing="false" fo:line-height="200%" style:page-number="auto" fo:background-color="#ffffff"/>
      <style:text-properties style:font-name="inherit" officeooo:paragraph-rsid="00735a4d"/>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735a4d"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94"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paragraph-rsid="003fa006"/>
    </style:style>
    <style:style style:name="P95"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inherit" officeooo:paragraph-rsid="00833e3b"/>
    </style:style>
    <style:style style:name="P96" style:family="paragraph" style:parent-style-name="Standard">
      <loext:graphic-properties draw:fill="solid" draw:fill-color="#ffffff"/>
      <style:paragraph-properties fo:margin-top="0in" fo:margin-bottom="0in" style:contextual-spacing="false" fo:line-height="200%" fo:background-color="#ffffff"/>
      <style:text-properties style:font-name="inherit" officeooo:rsid="00735a4d" officeooo:paragraph-rsid="00735a4d"/>
    </style:style>
    <style:style style:name="P97"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rsid="00735a4d" officeooo:paragraph-rsid="0074868c"/>
    </style:style>
    <style:style style:name="P98"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inherit" officeooo:rsid="00735a4d" officeooo:paragraph-rsid="00833e3b"/>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74868c"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2226" officeooo:paragraph-rsid="0075222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01" style:family="paragraph" style:parent-style-name="Standard">
      <loext:graphic-properties draw:fill="solid" draw:fill-color="#ffffff"/>
      <style:paragraph-properties fo:margin-top="0in" fo:margin-bottom="0in" style:contextual-spacing="false" fo:line-height="200%" fo:background-color="#ffffff"/>
      <style:text-properties style:font-name="inherit" officeooo:rsid="00735a4d" officeooo:paragraph-rsid="0074868c"/>
    </style:style>
    <style:style style:name="P102"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inherit" officeooo:paragraph-rsid="00752226"/>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75222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2226" officeooo:paragraph-rsid="0075222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886ce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86ce5" officeooo:paragraph-rsid="00886ce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07"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paragraph-rsid="00752226"/>
    </style:style>
    <style:style style:name="P108"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paragraph-rsid="0077dce3"/>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2226" officeooo:paragraph-rsid="0079ce0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79ce0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d7fa" officeooo:paragraph-rsid="0086d7fa"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ce05" officeooo:paragraph-rsid="0079ce0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3" style:family="paragraph" style:parent-style-name="Standard">
      <loext:graphic-properties draw:fill="solid" draw:fill-color="#ffffff"/>
      <style:paragraph-properties fo:margin-top="0in" fo:margin-bottom="0in" style:contextual-spacing="false" fo:line-height="200%" fo:background-color="#ffffff"/>
      <style:text-properties style:font-name="inherit" officeooo:rsid="00735a4d" officeooo:paragraph-rsid="0079ce05"/>
    </style:style>
    <style:style style:name="P114"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inherit" officeooo:paragraph-rsid="00837765"/>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2226" officeooo:paragraph-rsid="007b991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7b991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84f0" officeooo:paragraph-rsid="008684f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4429" officeooo:paragraph-rsid="00844429"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844429"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28f3" officeooo:paragraph-rsid="008528f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ce05" officeooo:paragraph-rsid="007b991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22" style:family="paragraph" style:parent-style-name="Standard">
      <loext:graphic-properties draw:fill="solid" draw:fill-color="#ffffff"/>
      <style:paragraph-properties fo:margin-top="0in" fo:margin-bottom="0in" style:contextual-spacing="false" fo:line-height="200%" fo:background-color="#ffffff"/>
      <style:text-properties style:font-name="inherit" officeooo:paragraph-rsid="007b991b"/>
    </style:style>
    <style:style style:name="P123"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fo:font-weight="bold" officeooo:paragraph-rsid="003fa006" style:font-weight-asian="bold" style:font-weight-complex="bold"/>
    </style:style>
    <style:style style:name="P124" style:family="paragraph" style:parent-style-name="Normal_20__28_Web_29_">
      <loext:graphic-properties draw:fill="solid" draw:fill-color="#ffffff"/>
      <style:paragraph-properties fo:margin-top="0in" fo:margin-bottom="0in" style:contextual-spacing="false" fo:line-height="200%" fo:break-before="page" fo:background-color="#ffffff"/>
    </style:style>
    <style:style style:name="P125" style:family="paragraph" style:parent-style-name="Normal_20__28_Web_29_">
      <loext:graphic-properties draw:fill="solid" draw:fill-color="#ffffff"/>
      <style:paragraph-properties fo:margin-top="0in" fo:margin-bottom="0in" style:contextual-spacing="false" fo:line-height="200%" fo:background-color="#ffffff" text:number-lines="false" text:line-number="0"/>
      <style:text-properties style:font-name="inherit"/>
    </style:style>
    <style:style style:name="P126" style:family="paragraph" style:parent-style-name="Standard">
      <style:paragraph-properties fo:margin-top="0in" fo:margin-bottom="0.111in" style:contextual-spacing="false" fo:line-height="108%" text:number-lines="false" text:line-number="0"/>
      <style:text-properties fo:color="#595959" loext:opacity="100%" style:font-name="inherit" style:font-name-asian="Times New Roman1" style:font-name-complex="Times New Roman1"/>
    </style:style>
    <style:style style:name="T1" style:family="text">
      <style:text-properties style:use-window-font-color="true" loext:opacity="0%" fo:font-style="italic" style:font-style-asian="italic" style:font-name-complex="Times New Roman1" style:font-size-complex="12pt" style:font-style-complex="italic"/>
    </style:style>
    <style:style style:name="T2" style:family="text">
      <style:text-properties style:use-window-font-color="true" loext:opacity="0%" style:font-name-complex="Times New Roman1" style:font-size-complex="12pt">
        <loext:char-complex-color loext:theme-type="dark1" loext:color-type="theme"/>
      </style:text-properties>
    </style:style>
    <style:style style:name="T3" style:family="text">
      <style:text-properties style:use-window-font-color="true" loext:opacity="0%" style:font-name-complex="Times New Roman1" style:font-size-complex="12pt"/>
    </style:style>
    <style:style style:name="T4" style:family="text">
      <style:text-properties style:use-window-font-color="true" loext:opacity="0%" officeooo:rsid="007f1331" style:font-name-complex="Times New Roman1" style:font-size-complex="12pt"/>
    </style:style>
    <style:style style:name="T5" style:family="text">
      <style:text-properties style:font-name-complex="Times New Roman1" style:font-size-complex="12pt"/>
    </style:style>
    <style:style style:name="T6" style:family="text">
      <style:text-properties style:use-window-font-color="true" loext:opacity="0%" officeooo:rsid="00a073d8" style:font-name-complex="Times New Roman1" style:font-size-complex="12pt"/>
    </style:style>
    <style:style style:name="T7" style:family="text">
      <style:text-properties style:font-name="Times New Roman" style:font-name-asian="Times New Roman1" style:language-asian="ja" style:country-asian="JP" style:font-name-complex="Times New Roman1" style:font-weight-complex="bold"/>
    </style:style>
    <style:style style:name="T8" style:family="text">
      <style:text-properties style:text-position="super 58%" style:font-name="Times New Roman" style:font-name-asian="Times New Roman1" style:language-asian="ja" style:country-asian="JP" style:font-name-complex="Times New Roman1" style:font-weight-complex="bold"/>
    </style:style>
    <style:style style:name="T9" style:family="text">
      <style:text-properties style:font-name="Times New Roman" fo:background-color="#ffffff" loext:char-shading-value="0" style:font-name-complex="Times New Roman1"/>
    </style:style>
    <style:style style:name="T10" style:family="text">
      <style:text-properties style:text-position="super 58%" style:font-name="Times New Roman" fo:background-color="#ffffff" loext:char-shading-value="0" style:font-name-complex="Times New Roman1" loext:padding="0in" loext:border="none" loext:shadow="none"/>
    </style:style>
    <style:style style:name="T11" style:family="text">
      <style:text-properties style:text-position="super 58%" style:font-name="Times New Roman" fo:background-color="#ffffff" loext:char-shading-value="0" style:font-name-complex="Times New Roman1"/>
    </style:style>
    <style:style style:name="T12" style:family="text">
      <style:text-properties style:font-name="Times New Roman" fo:font-weight="bold" style:font-weight-asian="bold" style:font-name-complex="Times New Roman1" style:font-weight-complex="bold"/>
    </style:style>
    <style:style style:name="T13" style:family="text">
      <style:text-properties style:font-name="Times New Roman" style:font-name-complex="Times New Roman1"/>
    </style:style>
    <style:style style:name="T14" style:family="text">
      <style:text-properties style:font-name="Times New Roman" fo:font-style="italic" fo:background-color="#ffffff" loext:char-shading-value="0" style:font-style-asian="italic" style:font-name-complex="Times New Roman1"/>
    </style:style>
    <style:style style:name="T15" style:family="text">
      <style:text-properties style:font-name="Times New Roman" style:font-name-complex="Times New Roman1" style:font-weight-complex="bold"/>
    </style:style>
    <style:style style:name="T16" style:family="text">
      <style:text-properties style:font-name="Times New Roman" fo:font-weight="bold" style:font-weight-asian="bold" style:font-name-complex="Times New Roman1"/>
    </style:style>
    <style:style style:name="T17" style:family="text">
      <style:text-properties style:font-name-complex="Times New Roman1" style:font-weight-complex="bold"/>
    </style:style>
    <style:style style:name="T18" style:family="text">
      <style:text-properties officeooo:rsid="00187fcd"/>
    </style:style>
    <style:style style:name="T19" style:family="text">
      <style:text-properties fo:background-color="#ffff00" loext:char-shading-value="0"/>
    </style:style>
    <style:style style:name="T20" style:family="text">
      <style:text-properties officeooo:rsid="005886f2"/>
    </style:style>
    <style:style style:name="T21" style:family="text">
      <style:text-properties officeooo:rsid="0019e02b"/>
    </style:style>
    <style:style style:name="T22" style:family="text">
      <style:text-properties officeooo:rsid="00596bb5"/>
    </style:style>
    <style:style style:name="T23" style:family="text">
      <style:text-properties officeooo:rsid="001e670a"/>
    </style:style>
    <style:style style:name="T24" style:family="text">
      <style:text-properties officeooo:rsid="001f6c18"/>
    </style:style>
    <style:style style:name="T25" style:family="text">
      <style:text-properties officeooo:rsid="001e7b57"/>
    </style:style>
    <style:style style:name="T26" style:family="text">
      <style:text-properties fo:font-family="'DejaVu Sans'" style:font-family-generic="swiss" officeooo:rsid="001bad8e"/>
    </style:style>
    <style:style style:name="T27" style:family="text">
      <style:text-properties officeooo:rsid="001e7b57" fo:background-color="#81d41a" loext:char-shading-value="0"/>
    </style:style>
    <style:style style:name="T28" style:family="text">
      <style:text-properties officeooo:rsid="001e7b57" fo:background-color="transparent" loext:char-shading-value="0"/>
    </style:style>
    <style:style style:name="T29" style:family="text">
      <style:text-properties officeooo:rsid="001bad8e"/>
    </style:style>
    <style:style style:name="T30" style:family="text">
      <style:text-properties officeooo:rsid="001d0b8d"/>
    </style:style>
    <style:style style:name="T31" style:family="text">
      <style:text-properties officeooo:rsid="001ff703"/>
    </style:style>
    <style:style style:name="T32" style:family="text">
      <style:text-properties officeooo:rsid="002026d8"/>
    </style:style>
    <style:style style:name="T33" style:family="text">
      <style:text-properties officeooo:rsid="00210365"/>
    </style:style>
    <style:style style:name="T34" style:family="text">
      <style:text-properties officeooo:rsid="006dcf55"/>
    </style:style>
    <style:style style:name="T35" style:family="text">
      <style:text-properties officeooo:rsid="006fbff4"/>
    </style:style>
    <style:style style:name="T36" style:family="text">
      <style:text-properties officeooo:rsid="007125a6"/>
    </style:style>
    <style:style style:name="T37" style:family="text">
      <style:text-properties fo:font-style="italic" fo:font-weight="bold" officeooo:rsid="00ab8f3d" style:font-style-asian="italic" style:font-weight-asian="bold" style:font-style-complex="italic" style:font-weight-complex="bold"/>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style:font-name="Times New Roman" fo:font-style="normal" fo:font-weight="normal" officeooo:rsid="0021c2fd" style:font-style-asian="normal" style:font-weight-asian="normal" style:font-name-complex="Times New Roman1" style:font-style-complex="normal" style:font-weight-complex="normal"/>
    </style:style>
    <style:style style:name="T40" style:family="text">
      <style:text-properties style:font-name="Times New Roman" fo:font-style="normal" fo:font-weight="normal" officeooo:rsid="00309a12" style:font-style-asian="normal" style:font-weight-asian="normal" style:font-name-complex="Times New Roman1" style:font-style-complex="normal" style:font-weight-complex="normal"/>
    </style:style>
    <style:style style:name="T41" style:family="text">
      <style:text-properties style:font-name="Times New Roman" fo:font-style="normal" fo:font-weight="normal" officeooo:rsid="0025f5b7" style:font-style-asian="normal" style:font-weight-asian="normal" style:font-name-complex="Times New Roman1" style:font-style-complex="normal" style:font-weight-complex="normal"/>
    </style:style>
    <style:style style:name="T42" style:family="text">
      <style:text-properties style:font-name="Times New Roman" fo:font-style="normal" fo:font-weight="normal" officeooo:rsid="00615d15" style:font-style-asian="normal" style:font-weight-asian="normal" style:font-name-complex="Times New Roman1" style:font-style-complex="normal" style:font-weight-complex="normal"/>
    </style:style>
    <style:style style:name="T43" style:family="text">
      <style:text-properties style:font-name="Times New Roman" fo:font-style="normal" fo:font-weight="normal" officeooo:rsid="002d3b9f" style:font-style-asian="normal" style:font-weight-asian="normal" style:font-name-complex="Times New Roman1" style:font-style-complex="normal" style:font-weight-complex="normal"/>
    </style:style>
    <style:style style:name="T44" style:family="text">
      <style:text-properties style:font-name="Times New Roman" fo:font-style="normal" fo:font-weight="normal" officeooo:rsid="00596bb5" style:font-style-asian="normal" style:font-weight-asian="normal" style:font-name-complex="Times New Roman1" style:font-style-complex="normal" style:font-weight-complex="normal"/>
    </style:style>
    <style:style style:name="T45" style:family="text">
      <style:text-properties fo:font-variant="small-caps" style:font-name="Times New Roman" fo:font-style="italic" fo:font-weight="normal" officeooo:rsid="002d3b9f" style:font-style-asian="italic" style:font-weight-asian="normal" style:font-name-complex="Times New Roman1" style:font-style-complex="italic" style:font-weight-complex="normal" style:text-overline-style="none" style:text-overline-color="font-color"/>
    </style:style>
    <style:style style:name="T46" style:family="text">
      <style:text-properties fo:font-variant="small-caps" style:text-position="0% 100%" style:font-name="Times New Roman" fo:font-style="italic" fo:font-weight="normal" officeooo:rsid="002d3b9f" style:font-style-asian="italic" style:font-weight-asian="normal" style:font-name-complex="Times New Roman1" style:font-style-complex="italic" style:font-weight-complex="normal" style:text-overline-style="none" style:text-overline-color="font-color"/>
    </style:style>
    <style:style style:name="T47" style:family="text">
      <style:text-properties style:font-name="Times New Roman" fo:font-style="normal" fo:font-weight="normal" officeooo:rsid="00611ea0" style:font-style-asian="normal" style:font-weight-asian="normal" style:font-name-complex="Times New Roman1" style:font-style-complex="normal" style:font-weight-complex="normal"/>
    </style:style>
    <style:style style:name="T48" style:family="text">
      <style:text-properties officeooo:rsid="00309a12"/>
    </style:style>
    <style:style style:name="T49" style:family="text">
      <style:text-properties fo:font-style="italic" style:font-style-asian="italic" style:font-style-complex="italic"/>
    </style:style>
    <style:style style:name="T50" style:family="text">
      <style:text-properties officeooo:rsid="00833e3b"/>
    </style:style>
    <style:style style:name="T51" style:family="text">
      <style:text-properties officeooo:rsid="008dfee9"/>
    </style:style>
    <style:style style:name="T52" style:family="text">
      <style:text-properties officeooo:rsid="008f2fb4"/>
    </style:style>
    <style:style style:name="T53" style:family="text">
      <style:text-properties officeooo:rsid="00a3f3ec"/>
    </style:style>
    <style:style style:name="T54" style:family="text">
      <style:text-properties fo:font-style="italic" officeooo:rsid="00833e3b" style:font-style-asian="italic" style:font-style-complex="italic"/>
    </style:style>
    <style:style style:name="T55" style:family="text">
      <style:text-properties style:font-name="Times New Roman" fo:font-style="normal" fo:font-weight="normal" officeooo:rsid="00833e3b" style:font-style-asian="normal" style:font-weight-asian="normal" style:font-name-complex="Times New Roman1" style:font-style-complex="normal" style:font-weight-complex="normal"/>
    </style:style>
    <style:style style:name="T56" style:family="text">
      <style:text-properties style:font-name="Times New Roman" fo:font-style="normal" fo:font-weight="normal" officeooo:rsid="008f2fb4" style:font-style-asian="normal" style:font-weight-asian="normal" style:font-name-complex="Times New Roman1" style:font-style-complex="normal" style:font-weight-complex="normal"/>
    </style:style>
    <style:style style:name="T57" style:family="text">
      <style:text-properties style:font-name="Times New Roman" fo:font-style="italic" fo:font-weight="normal" officeooo:rsid="008f2fb4" style:font-style-asian="italic" style:font-weight-asian="normal" style:font-name-complex="Times New Roman1" style:font-style-complex="italic" style:font-weight-complex="normal"/>
    </style:style>
    <style:style style:name="T58" style:family="text">
      <style:text-properties fo:font-style="italic" officeooo:rsid="006695fa" style:font-style-asian="italic" style:font-style-complex="italic"/>
    </style:style>
    <style:style style:name="T59" style:family="text">
      <style:text-properties style:font-name="Times New Roman" fo:font-style="normal" fo:font-weight="normal" officeooo:rsid="002ba311" style:font-style-asian="normal" style:font-weight-asian="normal" style:font-name-complex="Times New Roman1" style:font-style-complex="normal" style:font-weight-complex="normal"/>
    </style:style>
    <style:style style:name="T60" style:family="text">
      <style:text-properties style:font-name="Times New Roman" fo:font-style="italic" fo:font-weight="normal" officeooo:rsid="002ba311" style:font-style-asian="italic" style:font-weight-asian="normal" style:font-name-complex="Times New Roman1" style:font-style-complex="italic" style:font-weight-complex="normal"/>
    </style:style>
    <style:style style:name="T61" style:family="text">
      <style:text-properties style:font-name="Times New Roman" fo:font-style="italic" fo:font-weight="normal" officeooo:rsid="0021c2fd" style:font-style-asian="italic" style:font-weight-asian="normal" style:font-name-complex="Times New Roman1" style:font-style-complex="italic" style:font-weight-complex="normal"/>
    </style:style>
    <style:style style:name="T62" style:family="text">
      <style:text-properties fo:font-variant="small-caps" style:font-name="Times New Roman" fo:font-style="italic" fo:font-weight="normal" officeooo:rsid="002d3b9f" style:font-style-asian="italic" style:font-weight-asian="normal" style:font-name-complex="Times New Roman1" style:font-style-complex="italic" style:font-weight-complex="normal"/>
    </style:style>
    <style:style style:name="T63" style:family="text">
      <style:text-properties style:font-name="Times New Roman" fo:font-style="italic" fo:font-weight="normal" officeooo:rsid="005b5ad7" style:font-style-asian="italic" style:font-weight-asian="normal" style:font-name-complex="Times New Roman1" style:font-style-complex="italic" style:font-weight-complex="normal"/>
    </style:style>
    <style:style style:name="T64" style:family="text">
      <style:text-properties style:font-name="Times New Roman" fo:font-style="normal" fo:font-weight="normal" officeooo:rsid="0030c536" style:font-style-asian="normal" style:font-weight-asian="normal" style:font-name-complex="Times New Roman1" style:font-style-complex="normal" style:font-weight-complex="normal"/>
    </style:style>
    <style:style style:name="T65" style:family="text">
      <style:text-properties style:font-name="Times New Roman" fo:font-style="italic" fo:font-weight="normal" officeooo:rsid="0030c536" style:font-style-asian="italic" style:font-weight-asian="normal" style:font-name-complex="Times New Roman1" style:font-style-complex="italic" style:font-weight-complex="normal"/>
    </style:style>
    <style:style style:name="T66" style:family="text">
      <style:text-properties style:text-position="sub 58%" fo:font-style="italic" style:font-style-asian="italic" style:font-style-complex="italic"/>
    </style:style>
    <style:style style:name="T67" style:family="text">
      <style:text-properties officeooo:rsid="002ba311"/>
    </style:style>
    <style:style style:name="T68" style:family="text">
      <style:text-properties fo:font-style="italic" officeooo:rsid="00615d15" style:font-style-asian="italic" style:font-style-complex="italic"/>
    </style:style>
    <style:style style:name="T69" style:family="text">
      <style:text-properties officeooo:rsid="00623c6b"/>
    </style:style>
    <style:style style:name="T70" style:family="text">
      <style:text-properties officeooo:rsid="0062cc3e"/>
    </style:style>
    <style:style style:name="T71" style:family="text">
      <style:text-properties fo:font-style="italic" officeooo:rsid="00623c6b" style:font-style-asian="italic" style:font-style-complex="italic"/>
    </style:style>
    <style:style style:name="T72" style:family="text">
      <style:text-properties fo:font-style="normal" officeooo:rsid="0062cc3e" style:font-style-asian="normal" style:font-style-complex="normal"/>
    </style:style>
    <style:style style:name="T73" style:family="text">
      <style:text-properties fo:font-style="italic" officeooo:rsid="0062cc3e" style:font-style-asian="italic" style:font-style-complex="italic"/>
    </style:style>
    <style:style style:name="T74" style:family="text">
      <style:text-properties fo:font-style="normal" style:font-style-asian="normal" style:font-style-complex="normal"/>
    </style:style>
    <style:style style:name="T75" style:family="text">
      <style:text-properties officeooo:rsid="006387b0"/>
    </style:style>
    <style:style style:name="T76" style:family="text">
      <style:text-properties fo:font-style="italic" officeooo:rsid="006387b0" style:font-style-asian="italic" style:font-style-complex="italic"/>
    </style:style>
    <style:style style:name="T77" style:family="text">
      <style:text-properties fo:font-style="normal" officeooo:rsid="006387b0" style:font-style-asian="normal" style:font-style-complex="normal"/>
    </style:style>
    <style:style style:name="T78" style:family="text">
      <style:text-properties officeooo:rsid="0021c2fd"/>
    </style:style>
    <style:style style:name="T79" style:family="text">
      <style:text-properties fo:font-style="italic" officeooo:rsid="0021c2fd" style:font-style-asian="italic" style:font-style-complex="italic"/>
    </style:style>
    <style:style style:name="T80" style:family="text">
      <style:text-properties fo:font-variant="small-caps" fo:font-style="italic" officeooo:rsid="002d3b9f" style:font-style-asian="italic" style:font-style-complex="italic"/>
    </style:style>
    <style:style style:name="T81" style:family="text">
      <style:text-properties officeooo:rsid="005c21c7"/>
    </style:style>
    <style:style style:name="T82" style:family="text">
      <style:text-properties officeooo:rsid="0065b0cc"/>
    </style:style>
    <style:style style:name="T83" style:family="text">
      <style:text-properties officeooo:rsid="006695fa"/>
    </style:style>
    <style:style style:name="T84" style:family="text">
      <style:text-properties style:text-position="sub 58%" officeooo:rsid="005c21c7"/>
    </style:style>
    <style:style style:name="T85" style:family="text">
      <style:text-properties fo:font-style="italic" officeooo:rsid="005c21c7" style:font-style-asian="italic" style:font-style-complex="italic"/>
    </style:style>
    <style:style style:name="T86" style:family="text">
      <style:text-properties fo:font-variant="small-caps" fo:font-style="italic" officeooo:rsid="005c21c7" style:font-style-asian="italic" style:font-style-complex="italic"/>
    </style:style>
    <style:style style:name="T87" style:family="text">
      <style:text-properties fo:font-variant="normal" fo:text-transform="none" fo:font-style="italic" officeooo:rsid="005c21c7" style:font-style-asian="italic" style:font-style-complex="italic"/>
    </style:style>
    <style:style style:name="T88" style:family="text">
      <style:text-properties fo:font-variant="normal" fo:text-transform="none" fo:font-style="italic" officeooo:rsid="005d9049" style:font-style-asian="italic" style:font-style-complex="italic"/>
    </style:style>
    <style:style style:name="T89" style:family="text">
      <style:text-properties fo:font-variant="normal" fo:text-transform="none" style:text-position="0% 100%" fo:font-style="normal" style:text-underline-style="none" fo:font-weight="normal"/>
    </style:style>
    <style:style style:name="T90" style:family="text">
      <style:text-properties officeooo:rsid="005d9049"/>
    </style:style>
    <style:style style:name="T91" style:family="text">
      <style:text-properties officeooo:rsid="00672830"/>
    </style:style>
    <style:style style:name="T92" style:family="text">
      <style:text-properties officeooo:rsid="006cdf75"/>
    </style:style>
    <style:style style:name="T93" style:family="text">
      <style:text-properties style:font-name="Times New Roman" fo:font-style="normal" fo:font-weight="normal" officeooo:rsid="00672830" style:font-style-asian="normal" style:font-weight-asian="normal" style:font-name-complex="Times New Roman1" style:font-style-complex="normal" style:font-weight-complex="normal"/>
    </style:style>
    <style:style style:name="T94" style:family="text">
      <style:text-properties style:font-name="Times New Roman" fo:font-style="italic" fo:font-weight="normal" officeooo:rsid="00672830" style:font-style-asian="italic" style:font-weight-asian="normal" style:font-name-complex="Times New Roman1" style:font-style-complex="italic" style:font-weight-complex="normal"/>
    </style:style>
    <style:style style:name="T95" style:family="text">
      <style:text-properties style:font-name="Times New Roman" fo:font-style="italic" fo:font-weight="normal" officeooo:rsid="0067d895" style:font-style-asian="italic" style:font-weight-asian="normal" style:font-name-complex="Times New Roman1" style:font-style-complex="italic" style:font-weight-complex="normal"/>
    </style:style>
    <style:style style:name="T96" style:family="text">
      <style:text-properties style:text-position="sub 58%" style:font-name="Times New Roman" fo:font-style="italic" fo:font-weight="normal" officeooo:rsid="0067d895" style:font-style-asian="italic" style:font-weight-asian="normal" style:font-name-complex="Times New Roman1" style:font-style-complex="italic" style:font-weight-complex="normal"/>
    </style:style>
    <style:style style:name="T97" style:family="text">
      <style:text-properties style:font-name="Times New Roman" fo:font-style="normal" fo:font-weight="normal" officeooo:rsid="0067d895" style:font-style-asian="normal" style:font-weight-asian="normal" style:font-name-complex="Times New Roman1" style:font-style-complex="normal" style:font-weight-complex="normal"/>
    </style:style>
    <style:style style:name="T98" style:family="text">
      <style:text-properties style:font-name="Times New Roman" fo:font-style="normal" fo:font-weight="normal" officeooo:rsid="00697749" style:font-style-asian="normal" style:font-weight-asian="normal" style:font-name-complex="Times New Roman1" style:font-style-complex="normal" style:font-weight-complex="normal"/>
    </style:style>
    <style:style style:name="T99" style:family="text">
      <style:text-properties style:font-name="Times New Roman" fo:font-style="normal" fo:font-weight="normal" officeooo:rsid="00b2d14e" style:font-style-asian="normal" style:font-weight-asian="normal" style:font-name-complex="Times New Roman1" style:font-style-complex="normal" style:font-weight-complex="normal"/>
    </style:style>
    <style:style style:name="T100" style:family="text">
      <style:text-properties style:font-name="Times New Roman" fo:font-style="normal" fo:font-weight="normal" officeooo:rsid="006cdf75" style:font-style-asian="normal" style:font-weight-asian="normal" style:font-name-complex="Times New Roman1" style:font-style-complex="normal" style:font-weight-complex="normal"/>
    </style:style>
    <style:style style:name="T101" style:family="text">
      <style:text-properties fo:font-family="'DejaVu Sans'" style:font-family-generic="swiss" style:font-family-asian="'DejaVu Sans'" style:font-family-generic-asian="swiss" style:font-family-complex="'DejaVu Sans'" style:font-family-generic-complex="swiss"/>
    </style:style>
    <style:style style:name="T102" style:family="text">
      <style:text-properties style:font-name-asian="Calibri2"/>
    </style:style>
    <style:style style:name="T103" style:family="text">
      <style:text-properties officeooo:rsid="006cdf75" style:font-name-asian="Calibri2"/>
    </style:style>
    <style:style style:name="T104" style:family="text">
      <style:text-properties officeooo:rsid="00fefedf"/>
    </style:style>
    <style:style style:name="T105" style:family="text">
      <style:text-properties officeooo:rsid="0113f69b"/>
    </style:style>
    <style:style style:name="T106" style:family="text">
      <style:text-properties style:font-name="Times New Roman" fo:font-style="normal" fo:font-weight="normal" officeooo:rsid="00e705fa" style:font-style-asian="normal" style:font-weight-asian="normal" style:font-name-complex="Times New Roman1" style:font-style-complex="normal" style:font-weight-complex="normal"/>
    </style:style>
    <style:style style:name="T107" style:family="text">
      <style:text-properties style:font-name="Times New Roman" fo:font-style="normal" fo:font-weight="normal" officeooo:rsid="00acbda9" style:font-style-asian="normal" style:font-weight-asian="normal" style:font-name-complex="Times New Roman1" style:font-style-complex="normal" style:font-weight-complex="normal"/>
    </style:style>
    <style:style style:name="T108" style:family="text">
      <style:text-properties style:font-name="Times New Roman" fo:font-style="italic" fo:font-weight="normal" officeooo:rsid="00acbda9" style:font-style-asian="italic" style:font-weight-asian="normal" style:font-name-complex="Times New Roman1" style:font-style-complex="italic" style:font-weight-complex="normal"/>
    </style:style>
    <style:style style:name="T109" style:family="text">
      <style:text-properties style:font-name="Times New Roman" fo:font-style="italic" fo:font-weight="normal" officeooo:rsid="00b7e540" style:font-style-asian="italic" style:font-weight-asian="normal" style:font-name-complex="Times New Roman1" style:font-style-complex="italic" style:font-weight-complex="normal"/>
    </style:style>
    <style:style style:name="T110" style:family="text">
      <style:text-properties style:font-name="Times New Roman" fo:font-style="normal" fo:font-weight="normal" officeooo:rsid="00b1212d" style:font-style-asian="normal" style:font-weight-asian="normal" style:font-name-complex="Times New Roman1" style:font-style-complex="normal" style:font-weight-complex="normal"/>
    </style:style>
    <style:style style:name="T111" style:family="text">
      <style:text-properties fo:color="#000000" loext:opacity="100%" style:text-outline="false" style:text-line-through-style="none" style:text-line-through-type="none" style:font-name="Times New Roman" fo:font-size="12pt" fo:font-style="normal" fo:text-shadow="none" style:text-underline-style="none" fo:font-weight="normal" officeooo:rsid="0021c2fd"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T112" style:family="text">
      <style:text-properties style:font-name="Times New Roman" fo:font-style="normal" fo:font-weight="normal" officeooo:rsid="00ae1d52" style:font-style-asian="normal" style:font-weight-asian="normal" style:font-name-complex="Times New Roman1" style:font-style-complex="normal" style:font-weight-complex="normal"/>
    </style:style>
    <style:style style:name="T113" style:family="text">
      <style:text-properties style:font-name="Times New Roman" fo:font-style="italic" fo:font-weight="normal" officeooo:rsid="00b1212d" style:font-style-asian="italic" style:font-weight-asian="normal" style:font-name-complex="Times New Roman1" style:font-style-complex="italic" style:font-weight-complex="normal"/>
    </style:style>
    <style:style style:name="T114" style:family="text">
      <style:text-properties style:font-name="Times New Roman" fo:font-style="normal" fo:font-weight="normal" officeooo:rsid="00b17c1e" style:font-style-asian="normal" style:font-weight-asian="normal" style:font-name-complex="Times New Roman1" style:font-style-complex="normal" style:font-weight-complex="normal"/>
    </style:style>
    <style:style style:name="T115" style:family="text">
      <style:text-properties style:font-name="Times New Roman" fo:font-style="normal" fo:font-weight="normal" officeooo:rsid="00c8359b" style:font-style-asian="normal" style:font-weight-asian="normal" style:font-name-complex="Times New Roman1" style:font-style-complex="normal" style:font-weight-complex="normal"/>
    </style:style>
    <style:style style:name="T116" style:family="text">
      <style:text-properties style:font-name="Times New Roman" fo:font-style="italic" fo:font-weight="normal" officeooo:rsid="00c8359b" style:font-style-asian="italic" style:font-weight-asian="normal" style:font-name-complex="Times New Roman1" style:font-style-complex="italic" style:font-weight-complex="normal"/>
    </style:style>
    <style:style style:name="T117" style:family="text">
      <style:text-properties style:font-name="Times New Roman" fo:font-style="normal" fo:font-weight="normal" officeooo:rsid="00cb1a1b" style:font-style-asian="normal" style:font-weight-asian="normal" style:font-name-complex="Times New Roman1" style:font-style-complex="normal" style:font-weight-complex="normal"/>
    </style:style>
    <style:style style:name="T118" style:family="text">
      <style:text-properties style:font-name="Times New Roman" fo:font-style="normal" fo:font-weight="normal" officeooo:rsid="00c4a1c2" style:font-style-asian="normal" style:font-weight-asian="normal" style:font-name-complex="Times New Roman1" style:font-style-complex="normal" style:font-weight-complex="normal"/>
    </style:style>
    <style:style style:name="T119" style:family="text">
      <style:text-properties style:font-name="Times New Roman" fo:font-style="normal" fo:font-weight="normal" officeooo:rsid="00c23f9d" style:font-style-asian="normal" style:font-weight-asian="normal" style:font-name-complex="Times New Roman1" style:font-style-complex="normal" style:font-weight-complex="normal"/>
    </style:style>
    <style:style style:name="T120" style:family="text">
      <style:text-properties style:font-name="Times New Roman" fo:font-style="normal" fo:font-weight="normal" officeooo:rsid="00c15ca3" style:font-style-asian="normal" style:font-weight-asian="normal" style:font-name-complex="Times New Roman1" style:font-style-complex="normal" style:font-weight-complex="normal"/>
    </style:style>
    <style:style style:name="T121" style:family="text">
      <style:text-properties style:font-name="Times New Roman" fo:font-style="normal" fo:font-weight="normal" officeooo:rsid="00c06895" style:font-style-asian="normal" style:font-weight-asian="normal" style:font-name-complex="Times New Roman1" style:font-style-complex="normal" style:font-weight-complex="normal"/>
    </style:style>
    <style:style style:name="T122" style:family="text">
      <style:text-properties style:font-name="Times New Roman" fo:font-style="normal" fo:font-weight="normal" officeooo:rsid="00e83d8c" style:font-style-asian="normal" style:font-weight-asian="normal" style:font-name-complex="Times New Roman1" style:font-style-complex="normal" style:font-weight-complex="normal"/>
    </style:style>
    <style:style style:name="T123" style:family="text">
      <style:text-properties style:text-position="sub 58%" style:font-name="Times New Roman" fo:font-style="normal" fo:font-weight="normal" officeooo:rsid="00b2d14e" style:font-style-asian="normal" style:font-weight-asian="normal" style:font-name-complex="Times New Roman1" style:font-style-complex="normal" style:font-weight-complex="normal"/>
    </style:style>
    <style:style style:name="T124" style:family="text">
      <style:text-properties style:font-name="Times New Roman" fo:font-style="normal" fo:font-weight="normal" officeooo:rsid="00b3cf8b" style:font-style-asian="normal" style:font-weight-asian="normal" style:font-name-complex="Times New Roman1" style:font-style-complex="normal" style:font-weight-complex="normal"/>
    </style:style>
    <style:style style:name="T125" style:family="text">
      <style:text-properties style:font-name="Times New Roman" fo:font-style="normal" fo:font-weight="normal" officeooo:rsid="00b47b74" style:font-style-asian="normal" style:font-weight-asian="normal" style:font-name-complex="Times New Roman1" style:font-style-complex="normal" style:font-weight-complex="normal"/>
    </style:style>
    <style:style style:name="T126" style:family="text">
      <style:text-properties style:font-name="Times New Roman" fo:font-style="normal" fo:font-weight="normal" officeooo:rsid="00b67ab9" style:font-style-asian="normal" style:font-weight-asian="normal" style:font-name-complex="Times New Roman1" style:font-style-complex="normal" style:font-weight-complex="normal"/>
    </style:style>
    <style:style style:name="T127" style:family="text">
      <style:text-properties style:font-name="Times New Roman" fo:font-style="normal" fo:font-weight="normal" officeooo:rsid="00b7e540" style:font-style-asian="normal" style:font-weight-asian="normal" style:font-name-complex="Times New Roman1" style:font-style-complex="normal" style:font-weight-complex="normal"/>
    </style:style>
    <style:style style:name="T128" style:family="text">
      <style:text-properties style:font-name="Times New Roman" fo:font-style="normal" fo:font-weight="normal" officeooo:rsid="00b9124d" style:font-style-asian="normal" style:font-weight-asian="normal" style:font-name-complex="Times New Roman1" style:font-style-complex="normal" style:font-weight-complex="normal"/>
    </style:style>
    <style:style style:name="T129" style:family="text">
      <style:text-properties style:font-name="Times New Roman" fo:font-style="normal" fo:font-weight="normal" officeooo:rsid="00bb5779" style:font-style-asian="normal" style:font-weight-asian="normal" style:font-name-complex="Times New Roman1" style:font-style-complex="normal" style:font-weight-complex="normal"/>
    </style:style>
    <style:style style:name="T130" style:family="text">
      <style:text-properties style:font-name="Times New Roman" fo:font-style="normal" fo:font-weight="normal" officeooo:rsid="01150390" style:font-style-asian="normal" style:font-weight-asian="normal" style:font-name-complex="Times New Roman1" style:font-style-complex="normal" style:font-weight-complex="normal"/>
    </style:style>
    <style:style style:name="T131" style:family="text">
      <style:text-properties style:font-name="Times New Roman" fo:font-style="normal" fo:font-weight="normal" officeooo:rsid="00f34043" style:font-style-asian="normal" style:font-weight-asian="normal" style:font-name-complex="Times New Roman1" style:font-style-complex="normal" style:font-weight-complex="normal"/>
    </style:style>
    <style:style style:name="T132" style:family="text">
      <style:text-properties style:font-name="Times New Roman" fo:font-style="normal" fo:font-weight="normal" officeooo:rsid="00ea0901" style:font-style-asian="normal" style:font-weight-asian="normal" style:font-name-complex="Times New Roman1" style:font-style-complex="normal" style:font-weight-complex="normal"/>
    </style:style>
    <style:style style:name="T133" style:family="text">
      <style:text-properties style:font-name="Times New Roman" fo:font-style="normal" fo:font-weight="normal" officeooo:rsid="01113c09" style:font-style-asian="normal" style:font-weight-asian="normal" style:font-name-complex="Times New Roman1" style:font-style-complex="normal" style:font-weight-complex="normal"/>
    </style:style>
    <style:style style:name="T134" style:family="text">
      <style:text-properties style:font-name="Times New Roman" fo:font-style="normal" fo:font-weight="normal" officeooo:rsid="00ee439d" style:font-style-asian="normal" style:font-weight-asian="normal" style:font-name-complex="Times New Roman1" style:font-style-complex="normal" style:font-weight-complex="normal"/>
    </style:style>
    <style:style style:name="T135" style:family="text">
      <style:text-properties style:font-name="Times New Roman" fo:font-style="normal" fo:font-weight="normal" officeooo:rsid="01088726" style:font-style-asian="normal" style:font-weight-asian="normal" style:font-name-complex="Times New Roman1" style:font-style-complex="normal" style:font-weight-complex="normal"/>
    </style:style>
    <style:style style:name="T136" style:family="text">
      <style:text-properties style:font-name="Times New Roman" fo:font-style="normal" fo:font-weight="normal" officeooo:rsid="0112c9f9" style:font-style-asian="normal" style:font-weight-asian="normal" style:font-name-complex="Times New Roman1" style:font-style-complex="normal" style:font-weight-complex="normal"/>
    </style:style>
    <style:style style:name="T137" style:family="text">
      <style:text-properties style:font-name="Times New Roman" fo:font-style="normal" fo:font-weight="normal" officeooo:rsid="010e57dc" style:font-style-asian="normal" style:font-weight-asian="normal" style:font-name-complex="Times New Roman1" style:font-style-complex="normal" style:font-weight-complex="normal"/>
    </style:style>
    <style:style style:name="T138" style:family="text">
      <style:text-properties style:font-name="Times New Roman" fo:font-style="normal" fo:font-weight="normal" officeooo:rsid="00ebb4a1" style:font-style-asian="normal" style:font-weight-asian="normal" style:font-name-complex="Times New Roman1" style:font-style-complex="normal" style:font-weight-complex="normal"/>
    </style:style>
    <style:style style:name="T139" style:family="text">
      <style:text-properties style:font-name="Times New Roman" fo:font-style="normal" fo:font-weight="normal" officeooo:rsid="00f4fba8" style:font-style-asian="normal" style:font-weight-asian="normal" style:font-name-complex="Times New Roman1" style:font-style-complex="normal" style:font-weight-complex="normal"/>
    </style:style>
    <style:style style:name="T140" style:family="text">
      <style:text-properties style:font-name="Times New Roman" fo:font-style="normal" fo:font-weight="normal" officeooo:rsid="00f000a0" style:font-style-asian="normal" style:font-weight-asian="normal" style:font-name-complex="Times New Roman1" style:font-style-complex="normal" style:font-weight-complex="normal"/>
    </style:style>
    <style:style style:name="T141" style:family="text">
      <style:text-properties style:font-name="Times New Roman" fo:font-style="normal" fo:font-weight="normal" officeooo:rsid="00f1199c" style:font-style-asian="normal" style:font-weight-asian="normal" style:font-name-complex="Times New Roman1" style:font-style-complex="normal" style:font-weight-complex="normal"/>
    </style:style>
    <style:style style:name="T142" style:family="text">
      <style:text-properties style:font-name="Times New Roman" fo:font-style="normal" fo:font-weight="normal" officeooo:rsid="00f8a849" style:font-style-asian="normal" style:font-weight-asian="normal" style:font-name-complex="Times New Roman1" style:font-style-complex="normal" style:font-weight-complex="normal"/>
    </style:style>
    <style:style style:name="T143" style:family="text">
      <style:text-properties style:font-name="Times New Roman" fo:font-style="normal" fo:font-weight="normal" officeooo:rsid="00fa9f03" style:font-style-asian="normal" style:font-weight-asian="normal" style:font-name-complex="Times New Roman1" style:font-style-complex="normal" style:font-weight-complex="normal"/>
    </style:style>
    <style:style style:name="T144" style:family="text">
      <style:text-properties style:font-name="Times New Roman" fo:font-style="normal" fo:font-weight="normal" officeooo:rsid="00cb43dc" style:font-style-asian="normal" style:font-weight-asian="normal" style:font-name-complex="Times New Roman1" style:font-style-complex="normal" style:font-weight-complex="normal"/>
    </style:style>
    <style:style style:name="T145" style:family="text">
      <style:text-properties style:font-name="Times New Roman" fo:font-style="normal" fo:font-weight="normal" officeooo:rsid="00df7643" style:font-style-asian="normal" style:font-weight-asian="normal" style:font-name-complex="Times New Roman1" style:font-style-complex="normal" style:font-weight-complex="normal"/>
    </style:style>
    <style:style style:name="T146" style:family="text">
      <style:text-properties style:font-name="Times New Roman" fo:font-style="normal" fo:font-weight="normal" officeooo:rsid="00df7643" fo:background-color="transparent" loext:char-shading-value="0" style:font-style-asian="normal" style:font-weight-asian="normal" style:font-name-complex="Times New Roman1" style:font-style-complex="normal" style:font-weight-complex="normal"/>
    </style:style>
    <style:style style:name="T147" style:family="text">
      <style:text-properties style:font-name="Times New Roman" fo:font-style="normal" fo:font-weight="normal" officeooo:rsid="00fa9f03" fo:background-color="transparent" loext:char-shading-value="0" style:font-style-asian="normal" style:font-weight-asian="normal" style:font-name-complex="Times New Roman1" style:font-style-complex="normal" style:font-weight-complex="normal"/>
    </style:style>
    <style:style style:name="T148" style:family="text">
      <style:text-properties style:font-name="Times New Roman" fo:font-style="normal" fo:font-weight="normal" officeooo:rsid="00cb8849" style:font-style-asian="normal" style:font-weight-asian="normal" style:font-name-complex="Times New Roman1" style:font-style-complex="normal" style:font-weight-complex="normal"/>
    </style:style>
    <style:style style:name="T149" style:family="text">
      <style:text-properties style:font-name="Times New Roman" fo:font-style="normal" fo:font-weight="normal" officeooo:rsid="00f67b4f" style:font-style-asian="normal" style:font-weight-asian="normal" style:font-name-complex="Times New Roman1" style:font-style-complex="normal" style:font-weight-complex="normal"/>
    </style:style>
    <style:style style:name="T150" style:family="text">
      <style:text-properties style:font-name="Times New Roman" fo:font-style="normal" fo:font-weight="normal" officeooo:rsid="00c97bb2" style:font-style-asian="normal" style:font-weight-asian="normal" style:font-name-complex="Times New Roman1" style:font-style-complex="normal" style:font-weight-complex="normal"/>
    </style:style>
    <style:style style:name="T151" style:family="text">
      <style:text-properties style:font-name="Times New Roman" fo:font-style="normal" fo:font-weight="normal" officeooo:rsid="00fc28b3" style:font-style-asian="normal" style:font-weight-asian="normal" style:font-name-complex="Times New Roman1" style:font-style-complex="normal" style:font-weight-complex="normal"/>
    </style:style>
    <style:style style:name="T152" style:family="text">
      <style:text-properties style:font-name="Times New Roman" fo:font-style="normal" fo:font-weight="normal" officeooo:rsid="00fd7431" style:font-style-asian="normal" style:font-weight-asian="normal" style:font-name-complex="Times New Roman1" style:font-style-complex="normal" style:font-weight-complex="normal"/>
    </style:style>
    <style:style style:name="T153" style:family="text">
      <style:text-properties style:font-name="Times New Roman" fo:font-style="normal" fo:font-weight="normal" officeooo:rsid="00cbbb2f" style:font-style-asian="normal" style:font-weight-asian="normal" style:font-name-complex="Times New Roman1" style:font-style-complex="normal" style:font-weight-complex="normal"/>
    </style:style>
    <style:style style:name="T154" style:family="text">
      <style:text-properties style:font-name="Times New Roman" fo:font-style="normal" fo:font-weight="normal" officeooo:rsid="00cf1dac" style:font-style-asian="normal" style:font-weight-asian="normal" style:font-name-complex="Times New Roman1" style:font-style-complex="normal" style:font-weight-complex="normal"/>
    </style:style>
    <style:style style:name="T155" style:family="text">
      <style:text-properties style:font-name="Times New Roman" fo:font-style="normal" fo:font-weight="normal" officeooo:rsid="0101316b" style:font-style-asian="normal" style:font-weight-asian="normal" style:font-name-complex="Times New Roman1" style:font-style-complex="normal" style:font-weight-complex="normal"/>
    </style:style>
    <style:style style:name="T156" style:family="text">
      <style:text-properties style:font-name="Times New Roman" fo:font-style="normal" fo:font-weight="normal" officeooo:rsid="00e27047" style:font-style-asian="normal" style:font-weight-asian="normal" style:font-name-complex="Times New Roman1" style:font-style-complex="normal" style:font-weight-complex="normal"/>
    </style:style>
    <style:style style:name="T157" style:family="text">
      <style:text-properties style:font-name="Times New Roman" fo:font-style="normal" fo:font-weight="normal" officeooo:rsid="00e4a7f7" style:font-style-asian="normal" style:font-weight-asian="normal" style:font-name-complex="Times New Roman1" style:font-style-complex="normal" style:font-weight-complex="normal"/>
    </style:style>
    <style:style style:name="T158" style:family="text">
      <style:text-properties style:font-name="Times New Roman" fo:font-style="normal" fo:font-weight="normal" officeooo:rsid="00fd81ce" style:font-style-asian="normal" style:font-weight-asian="normal" style:font-name-complex="Times New Roman1" style:font-style-complex="normal" style:font-weight-complex="normal"/>
    </style:style>
    <style:style style:name="T159" style:family="text">
      <style:text-properties style:font-name="Times New Roman" fo:font-style="normal" fo:font-weight="normal" officeooo:rsid="011101b9" style:font-style-asian="normal" style:font-weight-asian="normal" style:font-name-complex="Times New Roman1" style:font-style-complex="normal" style:font-weight-complex="normal"/>
    </style:style>
    <style:style style:name="T160" style:family="text">
      <style:text-properties style:font-name="Times New Roman" fo:font-style="normal" fo:font-weight="normal" officeooo:rsid="010946e6" style:font-style-asian="normal" style:font-weight-asian="normal" style:font-name-complex="Times New Roman1" style:font-style-complex="normal" style:font-weight-complex="normal"/>
    </style:style>
    <style:style style:name="T161" style:family="text">
      <style:text-properties style:font-name="Times New Roman" fo:font-style="normal" fo:font-weight="normal" officeooo:rsid="010d71c6" style:font-style-asian="normal" style:font-weight-asian="normal" style:font-name-complex="Times New Roman1" style:font-style-complex="normal" style:font-weight-complex="normal"/>
    </style:style>
    <style:style style:name="T162" style:family="text">
      <style:text-properties style:font-name="Times New Roman" fo:font-style="normal" fo:font-weight="normal" officeooo:rsid="0104d21b" style:font-style-asian="normal" style:font-weight-asian="normal" style:font-name-complex="Times New Roman1" style:font-style-complex="normal" style:font-weight-complex="normal"/>
    </style:style>
    <style:style style:name="T163" style:family="text">
      <style:text-properties style:font-name="Times New Roman" fo:font-style="normal" fo:font-weight="normal" officeooo:rsid="011315cd" style:font-style-asian="normal" style:font-weight-asian="normal" style:font-name-complex="Times New Roman1" style:font-style-complex="normal" style:font-weight-complex="normal"/>
    </style:style>
    <style:style style:name="T164" style:family="text">
      <style:text-properties style:font-name="Times New Roman" fo:font-style="normal" fo:font-weight="normal" officeooo:rsid="00d727ed" style:font-style-asian="normal" style:font-weight-asian="normal" style:font-name-complex="Times New Roman1" style:font-style-complex="normal" style:font-weight-complex="normal"/>
    </style:style>
    <style:style style:name="T165" style:family="text">
      <style:text-properties style:font-name="Times New Roman" fo:font-style="normal" fo:font-weight="normal" officeooo:rsid="00e1e4b2" style:font-style-asian="normal" style:font-weight-asian="normal" style:font-name-complex="Times New Roman1" style:font-style-complex="normal" style:font-weight-complex="normal"/>
    </style:style>
    <style:style style:name="T166" style:family="text">
      <style:text-properties style:font-name="Times New Roman" fo:font-style="normal" fo:font-weight="normal" officeooo:rsid="010f473c" style:font-style-asian="normal" style:font-weight-asian="normal" style:font-name-complex="Times New Roman1" style:font-style-complex="normal" style:font-weight-complex="normal"/>
    </style:style>
    <style:style style:name="T167" style:family="text">
      <style:text-properties style:font-name="Times New Roman" fo:font-style="italic" fo:font-weight="normal" officeooo:rsid="00d53793" style:font-style-asian="italic" style:font-weight-asian="normal" style:font-name-complex="Times New Roman1" style:font-style-complex="italic" style:font-weight-complex="normal"/>
    </style:style>
    <style:style style:name="T168" style:family="text">
      <style:text-properties style:font-name="Times New Roman" fo:font-style="normal" fo:font-weight="normal" officeooo:rsid="00d53793" style:font-style-asian="normal" style:font-weight-asian="normal" style:font-name-complex="Times New Roman1" style:font-style-complex="normal" style:font-weight-complex="normal"/>
    </style:style>
    <style:style style:name="T169" style:family="text">
      <style:text-properties officeooo:rsid="0102716b"/>
    </style:style>
    <style:style style:name="T170" style:family="text">
      <style:text-properties fo:color="#000000" loext:opacity="100%" style:font-name="Times New Roman" fo:font-style="italic" fo:font-weight="bold" style:font-style-asian="italic" style:font-weight-asian="bold" style:font-name-complex="Times New Roman1" style:font-style-complex="italic">
        <loext:char-complex-color loext:theme-type="dark1" loext:color-type="theme"/>
      </style:text-properties>
    </style:style>
    <style:style style:name="T171" style:family="text">
      <style:text-properties style:font-name="Times New Roman" fo:font-weight="bold" fo:background-color="#ffffff" loext:char-shading-value="0" style:font-weight-asian="bold" style:font-name-complex="Times New Roman1"/>
    </style:style>
    <style:style style:name="T172" style:family="text">
      <style:text-properties style:font-name="Times New Roman" fo:font-weight="bold" fo:background-color="#ffffff" loext:char-shading-value="0" style:font-weight-asian="bold" style:font-name-complex="Times New Roman1" style:font-weight-complex="bold"/>
    </style:style>
    <style:style style:name="T173" style:family="text">
      <style:text-properties style:font-name="Cambria"/>
    </style:style>
    <style:style style:name="T174" style:family="text">
      <style:text-properties style:font-name="Cambria" style:font-name-complex="Times New Roman1"/>
    </style:style>
    <style:style style:name="T175" style:family="text">
      <style:text-properties fo:background-color="#ffffff" loext:char-shading-value="0"/>
    </style:style>
    <style:style style:name="T176" style:family="text">
      <style:text-properties fo:font-weight="bold" style:font-weight-asian="bold" style:font-weight-complex="bold"/>
    </style:style>
    <style:style style:name="T177" style:family="text">
      <style:text-properties style:font-name="inherit" officeooo:rsid="00ae531e"/>
    </style:style>
    <style:style style:name="T178" style:family="text">
      <style:text-properties style:text-position="sub 58%"/>
    </style:style>
    <style:style style:name="T179" style:family="text">
      <style:text-properties style:text-position="super 58%" officeooo:rsid="0080ca92"/>
    </style:style>
    <style:style style:name="T180" style:family="text">
      <style:text-properties style:text-position="super 58%"/>
    </style:style>
    <style:style style:name="T181" style:family="text">
      <style:text-properties style:font-name="Times New Roman" officeooo:rsid="0021c2fd"/>
    </style:style>
    <style:style style:name="T182" style:family="text">
      <style:text-properties style:font-name="Times New Roman" officeooo:rsid="00acbda9"/>
    </style:style>
    <style:style style:name="T183" style:family="text">
      <style:text-properties officeooo:rsid="00ae531e"/>
    </style:style>
    <style:style style:name="T184" style:family="text">
      <style:text-properties officeooo:rsid="00b47b74"/>
    </style:style>
    <style:style style:name="T185" style:family="text">
      <style:text-properties officeooo:rsid="00567954"/>
    </style:style>
    <style:style style:name="T186" style:family="text">
      <style:text-properties officeooo:rsid="0054c991"/>
    </style:style>
    <style:style style:name="T187" style:family="text">
      <style:text-properties officeooo:rsid="003ce0ec"/>
    </style:style>
    <style:style style:name="T188" style:family="text">
      <style:text-properties officeooo:rsid="0041df19"/>
    </style:style>
    <style:style style:name="T189" style:family="text">
      <style:text-properties officeooo:rsid="00572719"/>
    </style:style>
    <style:style style:name="T190" style:family="text">
      <style:text-properties style:text-position="0% 100%" officeooo:rsid="0098e106"/>
    </style:style>
    <style:style style:name="T191" style:family="text">
      <style:text-properties fo:color="#000000" loext:opacity="100%" style:text-outline="false" style:text-line-through-style="none" style:text-line-through-type="none" style:text-position="0% 100%" style:font-name="Liberation Serif" fo:font-style="normal" fo:text-shadow="none" style:text-underline-style="none" fo:font-weight="normal" officeooo:rsid="0030c536" style:font-name-asian="Times New Roman1" style:font-style-asian="normal" style:font-weight-asian="normal" style:font-name-complex="Times New Roman1" style:font-style-complex="normal" style:font-weight-complex="normal" style:text-overline-style="none" style:text-overline-color="font-color"/>
    </style:style>
    <style:style style:name="T192" style:family="text">
      <style:text-properties fo:color="#000000" loext:opacity="100%" style:text-outline="false" style:text-line-through-style="none" style:text-line-through-type="none" style:text-position="sub 58%" style:font-name="Liberation Serif" fo:font-style="normal" fo:text-shadow="none" style:text-underline-style="none" fo:font-weight="normal" officeooo:rsid="0030c536" style:font-name-asian="Times New Roman1" style:font-style-asian="normal" style:font-weight-asian="normal" style:font-name-complex="Times New Roman1" style:font-style-complex="normal" style:font-weight-complex="normal" style:text-overline-style="none" style:text-overline-color="font-color"/>
    </style:style>
    <style:style style:name="T193" style:family="text">
      <style:text-properties style:text-position="0% 100%" officeooo:rsid="0098e8b7"/>
    </style:style>
    <style:style style:name="T194" style:family="text">
      <style:text-properties style:text-position="0% 100%" officeooo:rsid="005c21c7"/>
    </style:style>
    <style:style style:name="T195" style:family="text">
      <style:text-properties style:text-position="0% 100%"/>
    </style:style>
    <style:style style:name="T196" style:family="text">
      <style:text-properties officeooo:rsid="0080ca92"/>
    </style:style>
    <style:style style:name="T197" style:family="text">
      <style:text-properties fo:color="#000000" loext:opacity="100%" style:text-outline="false" style:text-line-through-style="none" style:text-line-through-type="none" style:font-name="Liberation Serif" fo:font-style="normal" fo:text-shadow="none" style:text-underline-style="none" fo:font-weight="normal" officeooo:rsid="00348efc" style:font-name-asian="Times New Roman1" style:font-style-asian="normal" style:font-weight-asian="normal" style:font-name-complex="Times New Roman1" style:font-style-complex="normal" style:font-weight-complex="normal" style:text-overline-style="none" style:text-overline-color="font-color"/>
    </style:style>
    <style:style style:name="T198" style:family="text">
      <style:text-properties officeooo:rsid="00735a4d"/>
    </style:style>
    <style:style style:name="T199" style:family="text">
      <style:text-properties officeooo:rsid="00814181"/>
    </style:style>
    <style:style style:name="T200" style:family="text">
      <style:text-properties fo:font-family="'Liberation Serif'" style:font-family-generic="roman"/>
    </style:style>
    <style:style style:name="T201" style:family="text">
      <style:text-properties officeooo:rsid="00d53793"/>
    </style:style>
    <style:style style:name="T202" style:family="text">
      <style:text-properties officeooo:rsid="0074868c"/>
    </style:style>
    <style:style style:name="T203" style:family="text">
      <style:text-properties fo:font-family="'Liberation Serif'" style:font-family-generic="roman" officeooo:rsid="00735a4d"/>
    </style:style>
    <style:style style:name="T204" style:family="text">
      <style:text-properties officeooo:rsid="00752226"/>
    </style:style>
    <style:style style:name="T205" style:family="text">
      <style:text-properties officeooo:rsid="008b5da0"/>
    </style:style>
    <style:style style:name="T206" style:family="text">
      <style:text-properties officeooo:rsid="00770127"/>
    </style:style>
    <style:style style:name="T207" style:family="text">
      <style:text-properties officeooo:rsid="00886ce5"/>
    </style:style>
    <style:style style:name="T208" style:family="text">
      <style:text-properties fo:font-family="'Liberation Serif'" style:font-family-generic="roman" officeooo:rsid="00886ce5"/>
    </style:style>
    <style:style style:name="T209" style:family="text">
      <style:text-properties fo:font-family="'Liberation Serif'" style:font-family-generic="roman" officeooo:rsid="00752226"/>
    </style:style>
    <style:style style:name="T210" style:family="text">
      <style:text-properties officeooo:rsid="0079ce05"/>
    </style:style>
    <style:style style:name="T211" style:family="text">
      <style:text-properties officeooo:rsid="008c52e1"/>
    </style:style>
    <style:style style:name="T212" style:family="text">
      <style:text-properties officeooo:rsid="00a8d36b"/>
    </style:style>
    <style:style style:name="T213" style:family="text">
      <style:text-properties fo:font-family="'Liberation Serif'" style:font-family-generic="roman" officeooo:rsid="00844429"/>
    </style:style>
    <style:style style:name="T214" style:family="text">
      <style:text-properties officeooo:rsid="00960654"/>
    </style:style>
    <style:style style:name="T215" style:family="text">
      <style:text-properties officeooo:rsid="007b991b"/>
    </style:style>
    <style:style style:name="T216" style:family="text">
      <style:text-properties officeooo:rsid="00844429"/>
    </style:style>
    <style:style style:name="T217" style:family="text">
      <style:text-properties style:font-name="inherit" fo:font-weight="bold" style:font-weight-asian="bold" style:font-weight-complex="bold"/>
    </style:style>
    <style:style style:name="T218" style:family="text">
      <style:text-properties style:font-name="inherit" style:font-name-asian="Times New Roman1" style:font-name-complex="Times New Roman1" loext:padding="0in" loext:border="none" loext:shadow="none"/>
    </style:style>
    <style:style style:name="T219" style:family="text">
      <style:text-properties style:font-name="inherit" style:font-name-asian="Times New Roman1" style:font-name-complex="Times New Roman1"/>
    </style:style>
    <style:style style:name="T220" style:family="text">
      <style:text-properties fo:color="#000000" loext:opacity="100%" style:font-name="Times New Roman" fo:background-color="#ffffff" loext:char-shading-value="0" style:font-name-complex="Times New Roman1">
        <loext:char-complex-color loext:theme-type="dark1" loext:color-type="theme"/>
      </style:text-properties>
    </style:style>
    <style:style style:name="T221" style:family="text">
      <style:text-properties fo:color="#595959" loext:opacity="100%" fo:font-family="'Noto Sans'" style:font-family-generic="swiss" style:font-pitch="variable" fo:background-color="#ffffff" loext:char-shading-value="0" style:font-family-complex="'Noto Sans'" style:font-family-generic-complex="system" style:font-pitch-complex="variable"/>
    </style:style>
    <style:style style:name="T222" style:family="text">
      <style:text-properties style:font-name="inherit"/>
    </style:style>
    <style:style style:name="T223" style:family="text">
      <style:text-properties fo:color="#595959" loext:opacity="100%" style:font-name="inherit" style:font-name-asian="Times New Roman1" style:font-name-complex="Times New Roman1"/>
    </style:style>
    <style:style style:name="fr1" style:family="graphic" style:parent-style-name="Formula">
      <style:graphic-properties style:vertical-pos="from-top" style:horizontal-pos="from-left" style:horizontal-rel="paragraph-content"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bookmark-start text:name="OLE_LINK2"/><text:bookmark-start text:name="OLE_LINK1"/><text:bookmark-start text:name="_Toc2685945"/><text:bookmark-start text:name="_Toc2685944"/><text:span text:style-name="T1">This template provides section headings and instructions for Weed Science manuscripts. When using the template to format a manuscript, insert your own text and remove this paragraph and the section instructions. Retain line numbering.</text:span><text:span text:style-name="T1"/></text:h>
      <text:h text:style-name="P2" text:outline-level="1" loext:marker-style-name="T2"><text:bookmark-end text:name="_Toc2685944"/></text:h>
      <text:h text:style-name="P3" text:outline-level="1" loext:marker-style-name="T3"><text:span text:style-name="T3">Short title: </text:span><text:span text:style-name="T4">Amaranthus Seedbank</text:span></text:h>
      <text:h text:style-name="P4" text:outline-level="1" loext:marker-style-name="T2"/>
      <text:h text:style-name="P5" text:outline-level="1" loext:marker-style-name="T5"><text:span text:style-name="T4">Seedbank Longevity of Dioecious </text:span><text:span text:style-name="T6">Weedy </text:span><text:span text:style-name="T4">Amaranthus </text:span></text:h>
      <text:h text:style-name="P6" text:outline-level="2" loext:marker-style-name="T2"/>
      <text:h text:style-name="P7" text:outline-level="1" loext:marker-style-name="T7"><text:span text:style-name="T7">Author One</text:span><text:span text:style-name="T8">1</text:span><text:span text:style-name="T7">, Author Two</text:span><text:span text:style-name="T8">2</text:span><text:span text:style-name="T7">, and Author Three</text:span><text:span text:style-name="T8">3</text:span></text:h>
      <text:p text:style-name="P8" loext:marker-style-name="T9"/>
      <text:p text:style-name="P9" loext:marker-style-name="T9"><text:span text:style-name="T9">ORCID iD is required for corresponding author. Provide details for each author of professional affiliation at the time the research was conducted, using this format:</text:span><text:span text:style-name="T9"/></text:p>
      <text:p text:style-name="P9" loext:marker-style-name="T9"><text:span text:style-name="T10">1</text:span><text:span text:style-name="T9">Author Job Title (ORCID 0000-000x-xxxx-xxxx), Department (if applicable), Institution, City, State, Province or Territory abbreviation, Country; </text:span><text:span text:style-name="T11">2</text:span><text:span text:style-name="T9">Author Job Title, Department (if applicable), Institution, City, State, Province or Territory abbreviation, Country; and </text:span><text:span text:style-name="T11">3</text:span><text:span text:style-name="T9">Department (if applicable), Institution, City, State, Province or Territory abbreviation, Country</text:span></text:p>
      <text:p text:style-name="P8" loext:marker-style-name="T9"/>
      <text:p text:style-name="P8" loext:marker-style-name="T9"/>
      <text:p text:style-name="P10" loext:marker-style-name="T12"><text:span text:style-name="normaltextrun"><text:span text:style-name="T12">Author for correspondence:</text:span></text:span><text:span text:style-name="T12"/></text:p>
      <text:p text:style-name="P9" loext:marker-style-name="T9"><text:span text:style-name="T9">Corresponding Author Name; Email: xxx@institution.edu </text:span><text:span text:style-name="T9"/></text:p>
      <text:p text:style-name="P11" loext:marker-style-name="T13"/>
      <text:p text:style-name="P12" loext:marker-style-name="T12"><text:span text:style-name="T12">Abstract</text:span><text:bookmark-end text:name="_Toc2685945"/><text:span text:style-name="T12"/></text:p>
      <text:p text:style-name="P9" loext:marker-style-name="T9"><text:span text:style-name="T9">A single paragraph of no more than 300 words that provides an objective and informative digest of the significant content of the paper, not simply a description of the contents. <text:s/>When a plant is </text:span><text:soft-page-break/><text:span text:style-name="T9">first mentioned, give the scientific and usual common names e.g. large crabgrass [</text:span><text:span text:style-name="T14">Digitaria sanginalis</text:span><text:span text:style-name="T9"> (L.) Scop.] or soybean [</text:span><text:span text:style-name="T14">Glycine max</text:span><text:span text:style-name="T9"> (L.) Merr.]. After first mention, use abbreviated scientific names (e.g. </text:span><text:span text:style-name="T14">D. sanguinalis</text:span><text:span text:style-name="T9">), and use the common name for crops (e.g. soybean). Refer to the USDA Plants Database (</text:span><text:a xlink:type="simple" xlink:href="https://plants.usda.gov/" text:style-name="Internet_20_link" text:visited-style-name="Visited_20_Internet_20_Link"><text:span text:style-name="Internet_20_link"><text:span text:style-name="T9">https://plants.usda.gov</text:span></text:span></text:a><text:span text:style-name="T9">) for plant names. <text:s/>For microorganisms and animals, at first mention use the common name and scientific name without author, and the abbreviated scientific name thereafter. Do not include citations, tables or figures. At the first mention of a herbicide rate, express the rate either on the acid equivalent (ae) basis or active ingredient (ai) basis. Omit trade names for herbicides, other pesticides, and surfactants or other adjuvants in the abstract.</text:span></text:p>
      <text:p text:style-name="P8" loext:marker-style-name="T9"/>
      <text:p text:style-name="P9" loext:marker-style-name="T15"><text:span text:style-name="T16">Keywords: </text:span><text:span text:style-name="T15">Up to</text:span><text:span text:style-name="T16"> </text:span><text:span text:style-name="T15">8</text:span><text:span text:style-name="T16"> </text:span><text:span text:style-name="T15">additional words from the manuscript that will direct online searches to the article. Alphabetical, lower case. </text:span><text:bookmark-start text:name="_Toc2685946"/></text:p>
      <text:p text:style-name="P13" loext:marker-style-name="T12"/>
      <text:p text:style-name="P14" loext:marker-style-name="T17"><text:span text:style-name="T12">Introduction</text:span><text:bookmark-end text:name="_Toc2685946"/><text:span text:style-name="T12"/></text:p>
      <text:p text:style-name="P15" loext:marker-style-name="T13">Modern agriculture </text:p>
      <text:p text:style-name="P15" loext:marker-style-name="T13">Palmer amaranth and waterhemp have become major weeds to row crops in the United States. </text:p>
      <text:p text:style-name="P16" loext:marker-style-name="T13">Begin on a new page. </text:p>
      <text:p text:style-name="P16" loext:marker-style-name="T13"/>
      <text:p text:style-name="P16" loext:marker-style-name="T13"/>
      <text:p text:style-name="P15" loext:marker-style-name="T13">The objective of this study was to evaluate the seedbank longevity of Palmer amaranth and waterhemp </text:p>
      <text:p text:style-name="P16" loext:marker-style-name="T13"/>
      <text:p text:style-name="P16" loext:marker-style-name="T13"/>
      <text:p text:style-name="P16" loext:marker-style-name="T13"/>
      <text:p text:style-name="P16" loext:marker-style-name="T13">The Introduction should provide context for the work presented in the manuscript by reviewing other relevant research and citing key references.<text:bookmark-start text:name="_Toc2685947"/> Include a summary of the research goals or other aims of the work. Follow the instructions in the Abstract section for first and subsequent mentions of plant and animal names in the Introduction and the rest of the manuscript.<text:span text:style-name="T13"/></text:p>
      <text:p text:style-name="P17" loext:marker-style-name="T13"/>
      <text:p text:style-name="P18" loext:marker-style-name="T13">Materials and Methods<text:bookmark-end text:name="_Toc2685947"/></text:p>
      <text:p text:style-name="P19">Plant Material</text:p>
      <text:p text:style-name="P20"><text:span text:style-name="T18">Three</text:span> Palmer amaranth and<text:span text:style-name="T18"> </text:span>waterhemp <text:span text:style-name="T18">biotypes</text:span> were used in this study originated from College Station, Corpus Christi and Luddock <text:span text:style-name="T18">in</text:span> Texas. The seeds were collected in 20<text:span text:style-name="T19">XX</text:span><text:span text:style-name="T20"> <text:s/>from each experimental location</text:span>, cleaned and stored separately at 5 C until the onset of the experiment. </text:p>
      <text:p text:style-name="P19">Site Description</text:p>
      <text:p text:style-name="P21"><text:soft-page-break/><text:tab/>The experiments were conducted from 2016 to 2021 at College Station, Corpus Christi and Luddock in Texas. <text:span text:style-name="T18">At each location, experiments were set up as a randomized complete block design with four replication and arranged in a split-split-plot design. </text:span><text:span text:style-name="T21">The main plot was two depth of seed burial, including 5 and 25 cm; the sub-plot was the six timing of burial duration, which is 6, 12, 24, 36, 48, and 60 months; and the sub-sub-plot was species, Palmer amaranth and waterhemp. </text:span><text:span text:style-name="T20">A second experimental run was established in October 2018, in a three year burial duration, including 6, 12, 24, and 36 months</text:span><text:span text:style-name="T22"> seed burial timing</text:span><text:span text:style-name="T20">. </text:span></text:p>
      <text:p text:style-name="P22"><text:tab/><text:span text:style-name="T23">The experimental unit was established using polyvinyl chloride </text:span><text:span text:style-name="T24">(pvc)</text:span><text:span text:style-name="T23"> </text:span><text:span text:style-name="T24">cage </text:span><text:span text:style-name="T25">of 30-cm diameter </text:span><text:span text:style-name="T26">×</text:span><text:span text:style-name="T25"> </text:span><text:span text:style-name="T27">5 cm-depth</text:span><text:span text:style-name="T28">, with a 2.5-cm lip remaining above the soil surface.</text:span><text:span text:style-name="T25"> P</text:span><text:span text:style-name="T23">olyvinyl chloride</text:span><text:span text:style-name="T25"> was used to </text:span><text:span text:style-name="T24">delineate experimental units and to </text:span><text:span text:style-name="T25">ensure the Palmer amaranth and waterhemp seeds remain intact during the experiment. </text:span><text:span text:style-name="T29">Two hundred seeds of each species were thoroughly mixed with weed-free soil collected from </text:span><text:span text:style-name="T20">20 cm depth at </text:span><text:span text:style-name="T29">each experimental location. The seed-soil mix were placed in durable nylon micro-mesh bags (10 cm </text:span><text:span text:style-name="T26">×</text:span><text:span text:style-name="T29"> 15 cm) and completely sealed prior to burial at required depths. </text:span><text:span text:style-name="T30">A total of 96 bags were buried in late March 2016 </text:span><text:span text:style-name="T25">in</text:span><text:span text:style-name="T30"> </text:span><text:span text:style-name="T25">respective soil depth at </text:span><text:span text:style-name="T30">each location. </text:span><text:span text:style-name="T24">Each pvc was covered with a mesh to avoid external influence </text:span><text:span text:style-name="T31">(e.g., </text:span><text:span text:style-name="T24">rodents and birds</text:span><text:span text:style-name="T31">)</text:span><text:span text:style-name="T24"> in the experiment. </text:span></text:p>
      <text:p text:style-name="P23"><text:tab/><text:span text:style-name="T32">When a given time-period of burial was reached, micro-mesh bags containing seeds of each species were carefully removed from respectively treatments, placed in brown bags and stored at 4 C. Micro-mesh bags were placed in a box and shipped to the Weed Research laboratory at Texas A&amp;M University </text:span><text:span text:style-name="T33">for seed viability analysis.</text:span><text:span text:style-name="T34"> In the laboratory, </text:span><text:span text:style-name="T35">micro-mesh bags with seeds</text:span> were opened,<text:span text:style-name="T35"> gently</text:span> washed, and the seeds recovered from each envelope were transferred to petri dishes. They were then treated with 100 ppm (w/v) captan. </text:p>
      <text:p text:style-name="P24"><text:soft-page-break/><text:tab/>The seeds were incubated <text:span text:style-name="T19">under conditions previously identified as favorable</text:span> for each species, and seed viability was assessed through a series of three tests. Initially, seeds underwent a four-week incubation period, during which the number of germinated seeds was noted. Subsequently, non-germinated seeds from the first test had their seed coats pierced at the radicle end, and these seeds were then subjected to another seven days of incubation. The number of pierced seeds that germinated was recorded. Lastly, non-germinated seeds from the preceding test were treated with 0.3% <text:span text:style-name="T36">(</text:span>w/v<text:span text:style-name="T36">)</text:span> triphenyl tetrazolium chloride<text:span text:style-name="T36"> (</text:span>TTC). After an additional seven days of incubation in TTC, the seeds were dissected, and those with pink to red embryos were identified and recorded as viable. Details of the recovery and testing procedure were described previously by Egley and Chandler (1978, 1983). </text:p>
      <text:p text:style-name="P25"><text:tab/>The total count of viable seeds comprised the sum of germinated seeds before piercing, germinated seeds after piercing, and seeds with embryos staining pink to red with TTC. The total number of viable seeds ( comprised the sum of germinated seeds before piercing (, germinated seeds after piercing ( a, and seeds with embryos staining pink to red with TTC (. The weed seed germination (%) was calculated as follows:</text:p>
      <text:p text:style-name="P25"><text:s/>[1]</text:p>
      <text:p text:style-name="P25">where <text:s/>is the weed seed germination (%) without piercing, <text:s/>the number of recovered weed seeds that germinated without piercing, and <text:s/>is the number of buried weed seeds; while the weed seed viability (%) was calculated as follows: </text:p>
      <text:p text:style-name="P25"><text:s/>[2]</text:p>
      <text:p text:style-name="P25">where <text:s/>is the weed seed viability (%), <text:s/>the number of viable seeds (, and <text:s/>is the number of buried weed seeds. The seeds that decayed during burial or weren’t recovered from the soil were noted as non-viable.<text:tab/></text:p>
      <text:p text:style-name="P23"><text:soft-page-break/></text:p>
      <text:p text:style-name="Text_20_body"><text:span text:style-name="T37">Statistical</text:span><text:span text:style-name="T38"> analysis</text:span> </text:p>
      <text:p text:style-name="P26"><text:span text:style-name="T39"><text:tab/>The statistical analysis were performed separately for each location </text:span><text:span text:style-name="T40">(</text:span><text:span text:style-name="T41">Corpus Christi, College Station and Lubbock</text:span><text:span text:style-name="T40">)</text:span><text:span text:style-name="T41"> </text:span><text:span text:style-name="T39">using R statistical software version 4.5.1 </text:span><text:reference-mark-start text:name="ZOTERO_ITEM CSL_CITATION {&quot;citationID&quot;:&quot;7jN3iZTs&quot;,&quot;properties&quot;:{&quot;formattedCitation&quot;:&quot;(R Core Team 2025)&quot;,&quot;plainCitation&quot;:&quot;(R Core Team 2025)&quot;,&quot;noteIndex&quot;:0},&quot;citationItems&quot;:[{&quot;id&quot;:185,&quot;uris&quot;:[&quot;http://zotero.org/users/17654486/items/HZUGY52K&quot;],&quot;itemData&quot;:{&quot;id&quot;:185,&quot;type&quot;:&quot;software&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5.1&quot;,&quot;author&quot;:[{&quot;literal&quot;:&quot;R Core Team&quot;}],&quot;issued&quot;:{&quot;date-parts&quot;:[[&quot;2025&quot;]]}}}],&quot;schema&quot;:&quot;https://github.com/citation-style-language/schema/raw/master/csl-citation.json&quot;} RNDBE8JAfR3mC"/><text:span text:style-name="T39">(R Core Team 2025)</text:span><text:reference-mark-end text:name="ZOTERO_ITEM CSL_CITATION {&quot;citationID&quot;:&quot;7jN3iZTs&quot;,&quot;properties&quot;:{&quot;formattedCitation&quot;:&quot;(R Core Team 2025)&quot;,&quot;plainCitation&quot;:&quot;(R Core Team 2025)&quot;,&quot;noteIndex&quot;:0},&quot;citationItems&quot;:[{&quot;id&quot;:185,&quot;uris&quot;:[&quot;http://zotero.org/users/17654486/items/HZUGY52K&quot;],&quot;itemData&quot;:{&quot;id&quot;:185,&quot;type&quot;:&quot;software&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5.1&quot;,&quot;author&quot;:[{&quot;literal&quot;:&quot;R Core Team&quot;}],&quot;issued&quot;:{&quot;date-parts&quot;:[[&quot;2025&quot;]]}}}],&quot;schema&quot;:&quot;https://github.com/citation-style-language/schema/raw/master/csl-citation.json&quot;} RNDBE8JAfR3mC"/><text:span text:style-name="T39">. </text:span><text:span text:style-name="T42">The m</text:span><text:span text:style-name="T39">odel</text:span><text:span text:style-name="T42">s</text:span><text:span text:style-name="T39"> w</text:span><text:span text:style-name="T42">ere</text:span><text:span text:style-name="T39"> fitted using the three-parameter Weibull function (W1.3) with </text:span><text:span text:style-name="T43">viable seeds (%)</text:span><text:span text:style-name="T39"> as the response </text:span><text:span text:style-name="T44">variable </text:span><text:span text:style-name="T39">and retrieval time (months) as the predictor </text:span><text:span text:style-name="T43">using</text:span><text:span text:style-name="T39"> the </text:span><text:span text:style-name="T45">d</text:span><text:span text:style-name="T46">rc</text:span><text:span text:style-name="T39"> package</text:span><text:span text:style-name="T47"> </text:span><text:reference-mark-start text:name="ZOTERO_ITEM CSL_CITATION {&quot;citationID&quot;:&quot;4YrQDmx1&quot;,&quot;properties&quot;:{&quot;formattedCitation&quot;:&quot;(Ritz et al. 2015)&quot;,&quot;plainCitation&quot;:&quot;(Ritz et al. 2015)&quot;,&quot;noteIndex&quot;:0},&quot;citationItems&quot;:[{&quot;id&quot;:7,&quot;uris&quot;:[&quot;http://zotero.org/users/17654486/items/B7EMZKKE&quot;],&quot;itemData&quot;:{&quot;id&quot;:7,&quot;type&quot;:&quot;article-journal&quot;,&quot;abstract&quot;:&quot;Dose-response analysis can be carried out using multi-purpose commercial statistical software, but except for a few special cases the analysis easily becomes cumbersome as relevant, non-standard output requires manual programming. The extension package drc for the statistical environment R provides a flexible and versatile infrastructure for dose-response analyses in general. The present version of the package, reflecting extensions and modifications over the last decade, provides a user-friendly interface to specify the model assumptions about the dose-response relationship and comes with a number of extractors for summarizing fitted models and carrying out inference on derived parameters. The aim of the present paper is to provide an overview of state-of-the-art dose-response analysis, both in terms of general concepts that have evolved and matured over the years and by means of concrete examples.&quot;,&quot;container-title&quot;:&quot;PLOS ONE&quot;,&quot;DOI&quot;:&quot;10.1371/journal.pone.0146021&quot;,&quot;ISSN&quot;:&quot;1932-6203&quot;,&quot;issue&quot;:&quot;12&quot;,&quot;journalAbbreviation&quot;:&quot;PLOS ONE&quot;,&quot;language&quot;:&quot;en&quot;,&quot;note&quot;:&quot;publisher: Public Library of Science&quot;,&quot;page&quot;:&quot;e0146021&quot;,&quot;source&quot;:&quot;PLoS Journals&quot;,&quot;title&quot;:&quot;Dose-Response Analysis Using R&quot;,&quot;volume&quot;:&quot;10&quot;,&quot;author&quot;:[{&quot;family&quot;:&quot;Ritz&quot;,&quot;given&quot;:&quot;Christian&quot;},{&quot;family&quot;:&quot;Baty&quot;,&quot;given&quot;:&quot;Florent&quot;},{&quot;family&quot;:&quot;Streibig&quot;,&quot;given&quot;:&quot;Jens C.&quot;},{&quot;family&quot;:&quot;Gerhard&quot;,&quot;given&quot;:&quot;Daniel&quot;}],&quot;issued&quot;:{&quot;date-parts&quot;:[[&quot;2015&quot;,12,30]]}}}],&quot;schema&quot;:&quot;https://github.com/citation-style-language/schema/raw/master/csl-citation.json&quot;} RNDf5Es5Igghk"/><text:span text:style-name="T39">(Ritz et al. 2015)</text:span><text:reference-mark-end text:name="ZOTERO_ITEM CSL_CITATION {&quot;citationID&quot;:&quot;4YrQDmx1&quot;,&quot;properties&quot;:{&quot;formattedCitation&quot;:&quot;(Ritz et al. 2015)&quot;,&quot;plainCitation&quot;:&quot;(Ritz et al. 2015)&quot;,&quot;noteIndex&quot;:0},&quot;citationItems&quot;:[{&quot;id&quot;:7,&quot;uris&quot;:[&quot;http://zotero.org/users/17654486/items/B7EMZKKE&quot;],&quot;itemData&quot;:{&quot;id&quot;:7,&quot;type&quot;:&quot;article-journal&quot;,&quot;abstract&quot;:&quot;Dose-response analysis can be carried out using multi-purpose commercial statistical software, but except for a few special cases the analysis easily becomes cumbersome as relevant, non-standard output requires manual programming. The extension package drc for the statistical environment R provides a flexible and versatile infrastructure for dose-response analyses in general. The present version of the package, reflecting extensions and modifications over the last decade, provides a user-friendly interface to specify the model assumptions about the dose-response relationship and comes with a number of extractors for summarizing fitted models and carrying out inference on derived parameters. The aim of the present paper is to provide an overview of state-of-the-art dose-response analysis, both in terms of general concepts that have evolved and matured over the years and by means of concrete examples.&quot;,&quot;container-title&quot;:&quot;PLOS ONE&quot;,&quot;DOI&quot;:&quot;10.1371/journal.pone.0146021&quot;,&quot;ISSN&quot;:&quot;1932-6203&quot;,&quot;issue&quot;:&quot;12&quot;,&quot;journalAbbreviation&quot;:&quot;PLOS ONE&quot;,&quot;language&quot;:&quot;en&quot;,&quot;note&quot;:&quot;publisher: Public Library of Science&quot;,&quot;page&quot;:&quot;e0146021&quot;,&quot;source&quot;:&quot;PLoS Journals&quot;,&quot;title&quot;:&quot;Dose-Response Analysis Using R&quot;,&quot;volume&quot;:&quot;10&quot;,&quot;author&quot;:[{&quot;family&quot;:&quot;Ritz&quot;,&quot;given&quot;:&quot;Christian&quot;},{&quot;family&quot;:&quot;Baty&quot;,&quot;given&quot;:&quot;Florent&quot;},{&quot;family&quot;:&quot;Streibig&quot;,&quot;given&quot;:&quot;Jens C.&quot;},{&quot;family&quot;:&quot;Gerhard&quot;,&quot;given&quot;:&quot;Daniel&quot;}],&quot;issued&quot;:{&quot;date-parts&quot;:[[&quot;2015&quot;,12,30]]}}}],&quot;schema&quot;:&quot;https://github.com/citation-style-language/schema/raw/master/csl-citation.json&quot;} RNDf5Es5Igghk"/></text:p>
      <text:p text:style-name="P27"><draw:frame draw:style-name="fr1" draw:name="Object2" text:anchor-type="as-char" svg:y="-0.1528in" svg:width="1.8929in" svg:height="0.2016in" draw:z-index="0"><draw:object xlink:href="./Object 2" xlink:type="simple" xlink:show="embed" xlink:actuate="onLoad"/><draw:image xlink:href="./ObjectReplacements/Object 2" xlink:type="simple" xlink:show="embed" xlink:actuate="onLoad"/></draw:frame></text:p>
      <text:p text:style-name="Text_20_body"><text:span text:style-name="T48">w</text:span>here <text:span text:style-name="T49">Y</text:span> is the seed viability reduction (%), <text:span text:style-name="T49">d</text:span> is the upper limit, <text:span text:style-name="T49">e</text:span> is the inflection point, <text:span text:style-name="T49">b</text:span> is the slope, and x is the month after burial. </text:p>
      <text:p text:style-name="P28"><text:span text:style-name="T50"><text:tab/>The required month after burial for</text:span><text:span text:style-name="T51"> </text:span><text:span text:style-name="T52">reaching </text:span><text:span text:style-name="T51">9</text:span><text:span text:style-name="T50">0%, 50%, and </text:span><text:span text:style-name="T51">1</text:span><text:span text:style-name="T50">0% </text:span><text:span text:style-name="T53">of </text:span><text:span text:style-name="T50">viable seed</text:span><text:span text:style-name="T53">s</text:span><text:span text:style-name="T50"> were estimated using the </text:span><text:span text:style-name="T54">ED</text:span><text:span text:style-name="T50"> function of the </text:span><text:span text:style-name="T45">d</text:span><text:span text:style-name="T46">rc</text:span><text:span text:style-name="T39"> package</text:span><text:span text:style-name="T55">. </text:span><text:span text:style-name="T56">These values were compared between Palmer amaranth and waterhemp using t-statistics at P=0.05 through </text:span><text:span text:style-name="T57">EDcomp</text:span><text:span text:style-name="T56"> function </text:span><text:span text:style-name="T55">of the </text:span><text:span text:style-name="T45">d</text:span><text:span text:style-name="T46">rc</text:span><text:span text:style-name="T39"> package</text:span><text:span text:style-name="T56">.</text:span></text:p>
      <text:p text:style-name="P28"><text:span text:style-name="T49">Model selection</text:span><text:span text:style-name="T58">.</text:span> <text:span text:style-name="T39">To evaluate the influence of species and burial depth on seed viability over time, we compared a series of nested non-linear models using </text:span><text:span text:style-name="T59">variance ratio or </text:span><text:span text:style-name="T60">F</text:span><text:span text:style-name="T59">-test</text:span><text:span text:style-name="T39"> via the </text:span><text:span text:style-name="T61">anova</text:span><text:span text:style-name="T39"> function in the </text:span><text:span text:style-name="T62">stats</text:span><text:span text:style-name="T39"> package</text:span><text:span text:style-name="T42"> </text:span><text:reference-mark-start text:name="ZOTERO_ITEM CSL_CITATION {&quot;citationID&quot;:&quot;KHukCPJg&quot;,&quot;properties&quot;:{&quot;formattedCitation&quot;:&quot;(Lindquist et al. 1996; Oliveira et al. 2018b)&quot;,&quot;plainCitation&quot;:&quot;(Lindquist et al. 1996; Oliveira et al. 2018b)&quot;,&quot;noteIndex&quot;:0},&quot;citationItems&quot;:[{&quot;id&quot;:211,&quot;uris&quot;:[&quot;http://zotero.org/users/17654486/items/F66CHL7V&quot;],&quot;itemData&quot;:{&quot;id&quot;:211,&quot;type&quot;:&quot;article-journal&quot;,&quot;abstract&quot;:&quot;The crop-weed interference relationship is a critical component of bioeconomic weed management models. Multi-year field experiments were conducted at five locations to determine the stability of corn-velvetleaf interference relationships across years and locations. Two coefficients (I and A) of a hyperbolic equation were estimated for each data set using nonlinear regression procedures. The I and A coefficients represent percent corn yield loss as velvetleaf density approaches zero, and maximum percent corn yield loss, respectively. The coefficient I was stable across years at two locations, but varied across years at one location. The coefficient A did not vary across years within locations. Both coefficients, however, varied among locations. Results do not support the use of common coefficient estimates for all locations within a region.&quot;,&quot;container-title&quot;:&quot;Weed Science&quot;,&quot;DOI&quot;:&quot;10.1017/S0043174500093930&quot;,&quot;ISSN&quot;:&quot;0043-1745, 1550-2759&quot;,&quot;issue&quot;:&quot;2&quot;,&quot;language&quot;:&quot;en&quot;,&quot;page&quot;:&quot;309-313&quot;,&quot;source&quot;:&quot;Cambridge University Press&quot;,&quot;title&quot;:&quot;Stability of Corn (Zea mays)-Velvetleaf (Abutilon theophrasti) Interference Relationships&quot;,&quot;volume&quot;:&quot;44&quot;,&quot;author&quot;:[{&quot;family&quot;:&quot;Lindquist&quot;,&quot;given&quot;:&quot;John L.&quot;},{&quot;family&quot;:&quot;Mortensen&quot;,&quot;given&quot;:&quot;David A.&quot;},{&quot;family&quot;:&quot;Clay&quot;,&quot;given&quot;:&quot;Sharon A.&quot;},{&quot;family&quot;:&quot;Schmenk&quot;,&quot;given&quot;:&quot;Richard&quot;},{&quot;family&quot;:&quot;Kells&quot;,&quot;given&quot;:&quot;James J.&quot;},{&quot;family&quot;:&quot;Howatt&quot;,&quot;given&quot;:&quot;Kirk&quot;},{&quot;family&quot;:&quot;Westra&quot;,&quot;given&quot;:&quot;Philip&quot;}],&quot;issued&quot;:{&quot;date-parts&quot;:[[&quot;1996&quot;,6]]}}},{&quot;id&quot;:208,&quot;uris&quot;:[&quot;http://zotero.org/users/17654486/items/9BH8LWMU&quot;],&quot;itemData&quot;:{&quot;id&quot;:208,&quot;type&quot;:&quot;article-journal&quot;,&quot;abstract&quot;:&quot;Crop–weed competition is extensively studied in weed science. The additive design, in which weed density varies and the crop density is kept constant, is the most commonly utilised design in plant competition studies. The additive design is important to calculate economic weed thresholds and improve weed control decision-making. Crop–weed competition studies are usually conducted by weed scientists, who sometimes report misleading conclusions because of lack of statistical knowledge needed for data analysis of such studies. Therefore, the objective of this manuscript is to provide the concept of additive design and demonstrate the model selection approach for describing crop–weed density relationship to non-statisticians. We evaluated three models routinely used in the literature to interpret data from additive designs, including polynomial quadratic, sigmoid and rectangular hyperbola curves. Based on the described statistical criteria, we demonstrated the rectangular hyperbola to be the most appropriate model to describe data from an additive design study looking at Richardia brasiliensis and Commelina benghalensis competition with maize (Zea mays). Moreover, we describe step-by-step how to perform the statistical analysis in R software and interpret the results of crop–weed competition studies. We suggest the use of the rectangular hyperbola as a standardised model for crop–weed competition in additive design.&quot;,&quot;container-title&quot;:&quot;Weed Research&quot;,&quot;DOI&quot;:&quot;10.1111/wre.12317&quot;,&quot;ISSN&quot;:&quot;1365-3180&quot;,&quot;issue&quot;:&quot;5&quot;,&quot;language&quot;:&quot;en&quot;,&quot;license&quot;:&quot;© 2018 European Weed Research Society&quot;,&quot;note&quot;:&quot;_eprint: https://onlinelibrary.wiley.com/doi/pdf/10.1111/wre.12317&quot;,&quot;page&quot;:&quot;338-347&quot;,&quot;source&quot;:&quot;Wiley Online Library&quot;,&quot;title&quot;:&quot;Additive design: the concept and data analysis&quot;,&quot;title-short&quot;:&quot;Additive design&quot;,&quot;volume&quot;:&quot;58&quot;,&quot;author&quot;:[{&quot;family&quot;:&quot;Oliveira&quot;,&quot;given&quot;:&quot;M C&quot;},{&quot;family&quot;:&quot;Pereira&quot;,&quot;given&quot;:&quot;G a M&quot;},{&quot;family&quot;:&quot;Ferreira&quot;,&quot;given&quot;:&quot;E A&quot;},{&quot;family&quot;:&quot;Santos&quot;,&quot;given&quot;:&quot;J B&quot;},{&quot;family&quot;:&quot;Knezevic&quot;,&quot;given&quot;:&quot;S Z&quot;},{&quot;family&quot;:&quot;Werle&quot;,&quot;given&quot;:&quot;R&quot;}],&quot;issued&quot;:{&quot;date-parts&quot;:[[&quot;2018&quot;]]}}}],&quot;schema&quot;:&quot;https://github.com/citation-style-language/schema/raw/master/csl-citation.json&quot;} RNDbc4purrcD2"/><text:span text:style-name="T42">(Lindquist et al. 1996; Oliveira et al. 2018b)</text:span><text:reference-mark-end text:name="ZOTERO_ITEM CSL_CITATION {&quot;citationID&quot;:&quot;KHukCPJg&quot;,&quot;properties&quot;:{&quot;formattedCitation&quot;:&quot;(Lindquist et al. 1996; Oliveira et al. 2018b)&quot;,&quot;plainCitation&quot;:&quot;(Lindquist et al. 1996; Oliveira et al. 2018b)&quot;,&quot;noteIndex&quot;:0},&quot;citationItems&quot;:[{&quot;id&quot;:211,&quot;uris&quot;:[&quot;http://zotero.org/users/17654486/items/F66CHL7V&quot;],&quot;itemData&quot;:{&quot;id&quot;:211,&quot;type&quot;:&quot;article-journal&quot;,&quot;abstract&quot;:&quot;The crop-weed interference relationship is a critical component of bioeconomic weed management models. Multi-year field experiments were conducted at five locations to determine the stability of corn-velvetleaf interference relationships across years and locations. Two coefficients (I and A) of a hyperbolic equation were estimated for each data set using nonlinear regression procedures. The I and A coefficients represent percent corn yield loss as velvetleaf density approaches zero, and maximum percent corn yield loss, respectively. The coefficient I was stable across years at two locations, but varied across years at one location. The coefficient A did not vary across years within locations. Both coefficients, however, varied among locations. Results do not support the use of common coefficient estimates for all locations within a region.&quot;,&quot;container-title&quot;:&quot;Weed Science&quot;,&quot;DOI&quot;:&quot;10.1017/S0043174500093930&quot;,&quot;ISSN&quot;:&quot;0043-1745, 1550-2759&quot;,&quot;issue&quot;:&quot;2&quot;,&quot;language&quot;:&quot;en&quot;,&quot;page&quot;:&quot;309-313&quot;,&quot;source&quot;:&quot;Cambridge University Press&quot;,&quot;title&quot;:&quot;Stability of Corn (Zea mays)-Velvetleaf (Abutilon theophrasti) Interference Relationships&quot;,&quot;volume&quot;:&quot;44&quot;,&quot;author&quot;:[{&quot;family&quot;:&quot;Lindquist&quot;,&quot;given&quot;:&quot;John L.&quot;},{&quot;family&quot;:&quot;Mortensen&quot;,&quot;given&quot;:&quot;David A.&quot;},{&quot;family&quot;:&quot;Clay&quot;,&quot;given&quot;:&quot;Sharon A.&quot;},{&quot;family&quot;:&quot;Schmenk&quot;,&quot;given&quot;:&quot;Richard&quot;},{&quot;family&quot;:&quot;Kells&quot;,&quot;given&quot;:&quot;James J.&quot;},{&quot;family&quot;:&quot;Howatt&quot;,&quot;given&quot;:&quot;Kirk&quot;},{&quot;family&quot;:&quot;Westra&quot;,&quot;given&quot;:&quot;Philip&quot;}],&quot;issued&quot;:{&quot;date-parts&quot;:[[&quot;1996&quot;,6]]}}},{&quot;id&quot;:208,&quot;uris&quot;:[&quot;http://zotero.org/users/17654486/items/9BH8LWMU&quot;],&quot;itemData&quot;:{&quot;id&quot;:208,&quot;type&quot;:&quot;article-journal&quot;,&quot;abstract&quot;:&quot;Crop–weed competition is extensively studied in weed science. The additive design, in which weed density varies and the crop density is kept constant, is the most commonly utilised design in plant competition studies. The additive design is important to calculate economic weed thresholds and improve weed control decision-making. Crop–weed competition studies are usually conducted by weed scientists, who sometimes report misleading conclusions because of lack of statistical knowledge needed for data analysis of such studies. Therefore, the objective of this manuscript is to provide the concept of additive design and demonstrate the model selection approach for describing crop–weed density relationship to non-statisticians. We evaluated three models routinely used in the literature to interpret data from additive designs, including polynomial quadratic, sigmoid and rectangular hyperbola curves. Based on the described statistical criteria, we demonstrated the rectangular hyperbola to be the most appropriate model to describe data from an additive design study looking at Richardia brasiliensis and Commelina benghalensis competition with maize (Zea mays). Moreover, we describe step-by-step how to perform the statistical analysis in R software and interpret the results of crop–weed competition studies. We suggest the use of the rectangular hyperbola as a standardised model for crop–weed competition in additive design.&quot;,&quot;container-title&quot;:&quot;Weed Research&quot;,&quot;DOI&quot;:&quot;10.1111/wre.12317&quot;,&quot;ISSN&quot;:&quot;1365-3180&quot;,&quot;issue&quot;:&quot;5&quot;,&quot;language&quot;:&quot;en&quot;,&quot;license&quot;:&quot;© 2018 European Weed Research Society&quot;,&quot;note&quot;:&quot;_eprint: https://onlinelibrary.wiley.com/doi/pdf/10.1111/wre.12317&quot;,&quot;page&quot;:&quot;338-347&quot;,&quot;source&quot;:&quot;Wiley Online Library&quot;,&quot;title&quot;:&quot;Additive design: the concept and data analysis&quot;,&quot;title-short&quot;:&quot;Additive design&quot;,&quot;volume&quot;:&quot;58&quot;,&quot;author&quot;:[{&quot;family&quot;:&quot;Oliveira&quot;,&quot;given&quot;:&quot;M C&quot;},{&quot;family&quot;:&quot;Pereira&quot;,&quot;given&quot;:&quot;G a M&quot;},{&quot;family&quot;:&quot;Ferreira&quot;,&quot;given&quot;:&quot;E A&quot;},{&quot;family&quot;:&quot;Santos&quot;,&quot;given&quot;:&quot;J B&quot;},{&quot;family&quot;:&quot;Knezevic&quot;,&quot;given&quot;:&quot;S Z&quot;},{&quot;family&quot;:&quot;Werle&quot;,&quot;given&quot;:&quot;R&quot;}],&quot;issued&quot;:{&quot;date-parts&quot;:[[&quot;2018&quot;]]}}}],&quot;schema&quot;:&quot;https://github.com/citation-style-language/schema/raw/master/csl-citation.json&quot;} RNDbc4purrcD2"/><text:span text:style-name="T42">.</text:span><text:span text:style-name="T39"> The </text:span><text:span text:style-name="T63">F</text:span><text:span text:style-name="T61">ull </text:span><text:span text:style-name="T39">model included species × </text:span><text:span text:style-name="T44">soil </text:span><text:span text:style-name="T39">depth interactions, while reduced models excluded either </text:span><text:span text:style-name="T44">soil </text:span><text:span text:style-name="T39">depth effects </text:span><text:span text:style-name="T64">(</text:span><text:span text:style-name="T63">R</text:span><text:span text:style-name="T65">educed 1</text:span><text:span text:style-name="T64">)</text:span><text:span text:style-name="T39"> or both species and </text:span><text:span text:style-name="T44">soil </text:span><text:span text:style-name="T39">depth effects </text:span><text:span text:style-name="T64">(</text:span><text:span text:style-name="T63">R</text:span><text:span text:style-name="T65">educed 2</text:span><text:span text:style-name="T64">)</text:span><text:span text:style-name="T39">. </text:span>The F-test is calculated as: </text:p>
      <text:p text:style-name="P29"><text:s/><draw:frame draw:style-name="fr1" draw:name="Object1" text:anchor-type="as-char" svg:y="-0.2728in" svg:width="2.9992in" svg:height="0.4484in" draw:z-index="1"><draw:object xlink:href="./Object 1" xlink:type="simple" xlink:show="embed" xlink:actuate="onLoad"/><draw:image xlink:href="./ObjectReplacements/Object 1" xlink:type="simple" xlink:show="embed" xlink:actuate="onLoad"/></draw:frame></text:p>
      <text:p text:style-name="P30"><text:soft-page-break/>where <text:span text:style-name="T49">RSS</text:span><text:span text:style-name="T66">RED</text:span> and <text:span text:style-name="T49">RSS</text:span><text:span text:style-name="T66">FULL</text:span> represent the minimi<text:span text:style-name="T67">z</text:span>ed <text:span text:style-name="T49">RSS</text:span> of the parameters estimated for the <text:span text:style-name="T68">F</text:span><text:span text:style-name="T49">ull </text:span><text:s/>and <text:span text:style-name="T68">R</text:span><text:span text:style-name="T49">educed</text:span> model<text:span text:style-name="T69">s</text:span>, respectively; <text:span text:style-name="T49">d.f.</text:span><text:span text:style-name="T66">RED</text:span> and <text:span text:style-name="T49">d.f.</text:span><text:span text:style-name="T66">FULL</text:span> represent the degrees of freedom of the <text:span text:style-name="T68">F</text:span><text:span text:style-name="T49">ull </text:span>and <text:span text:style-name="T68">R</text:span><text:span text:style-name="T49">educed</text:span><text:span text:style-name="T69"> </text:span>models<text:span text:style-name="T69">,</text:span> respectively. <text:span text:style-name="T69">First,</text:span><text:span text:style-name="T70"> the</text:span><text:span text:style-name="T69"> </text:span><text:span text:style-name="T71">Full</text:span><text:span text:style-name="T69"> </text:span><text:span text:style-name="T70">model was</text:span><text:span text:style-name="T69"> compared to </text:span><text:span text:style-name="T71">Reduced 1</text:span><text:span text:style-name="T72"> model</text:span><text:span text:style-name="T73"> </text:span><text:span text:style-name="T72">to asses</text:span><text:span text:style-name="T74"> </text:span><text:span text:style-name="T72">whether</text:span><text:span text:style-name="T69"> the</text:span><text:span text:style-name="T70"> excluded term, soil depth, significantly contributes to the model fit.</text:span> <text:span text:style-name="T75">If the </text:span>F-test <text:span text:style-name="T75">returned a P</text:span><text:span text:style-name="T69">-</text:span><text:span text:style-name="T75">value </text:span>&gt;<text:span text:style-name="T75"> </text:span>0.05<text:span text:style-name="T69">,</text:span> we fail to reject the null hypothesis<text:span text:style-name="T75">, indicating that soil depth did not significantly improve the model; therefore,</text:span><text:span text:style-name="T69"> </text:span><text:span text:style-name="T71">Reduced 1</text:span> model should be used<text:span text:style-name="T75"> for further analysis</text:span>.<text:span text:style-name="T70"> </text:span>However, if F-test <text:span text:style-name="T75"><text:s/>returned a </text:span>P<text:span text:style-name="T75">-value</text:span> &lt;<text:span text:style-name="T75"> </text:span>0.05, the null hypothesis <text:span text:style-name="T75">was</text:span> rejected<text:span text:style-name="T75">, suggesting that soil depth significantly improved the model fit. In this case,</text:span> <text:span text:style-name="T49">Full</text:span> model should be used. <text:span text:style-name="T70">If </text:span><text:span text:style-name="T73">Reduced 1</text:span><text:span text:style-name="T76"> </text:span><text:span text:style-name="T77">is retained, a second F-test was conducted to compare </text:span><text:span text:style-name="T76">Reduced 1</text:span><text:span text:style-name="T77"> vs </text:span><text:span text:style-name="T76">Reduced 2</text:span><text:span text:style-name="T70">, </text:span><text:span text:style-name="T75">following the same logic. A P-value &gt; 0.05 supported the more parsimonious </text:span><text:span text:style-name="T76">Reduced 2</text:span><text:span text:style-name="T75"> model, while P-value &lt; 0.05 favored </text:span><text:span text:style-name="T76">Reduced 1</text:span><text:span text:style-name="T75">. </text:span>The F-test for non-linear regression analysis was calculated for each model using n <text:span text:style-name="T78">the </text:span><text:span text:style-name="T79">anova</text:span><text:span text:style-name="T78"> function in the </text:span><text:span text:style-name="T80">stats</text:span><text:span text:style-name="T78"> package</text:span> in R (Ritz &amp; Streibig, 2008).<text:span text:style-name="T81"> </text:span></text:p>
      <text:p text:style-name="Text_20_body"><text:span text:style-name="T82"><text:tab/></text:span><text:span text:style-name="T83">In addition to F-test, m</text:span><text:span text:style-name="T81">odel selection was </text:span><text:span text:style-name="T83">further evaluated using corrected</text:span><text:span text:style-name="T81"> Akaike’s Information Criterion (AIC</text:span><text:span text:style-name="T84">c</text:span><text:span text:style-name="T81">) </text:span><text:reference-mark-start text:name="ZOTERO_ITEM CSL_CITATION {&quot;citationID&quot;:&quot;HMJ2025v&quot;,&quot;properties&quot;:{&quot;formattedCitation&quot;:&quot;(Hurvich and Tsai 1991)&quot;,&quot;plainCitation&quot;:&quot;(Hurvich and Tsai 1991)&quot;,&quot;noteIndex&quot;:0},&quot;citationItems&quot;:[{&quot;id&quot;:212,&quot;uris&quot;:[&quot;http://zotero.org/users/17654486/items/RWK7UKS9&quot;],&quot;itemData&quot;:{&quot;id&quot;:212,&quot;type&quot;:&quot;article-journal&quot;,&quot;abstract&quot;:&quot;The Akaike Information Criterion, AIC (Akaike, 1973), and a bias-corrected version, AICC(Sugiura, 1978; Hurvich &amp;amp; Tsai, 1989) are two methods for selection of regression and autoregressive models. Both criteria may be viewed as estimators of the expected Kullback-Leibler information. The bias of AIC and AICC is studied in the underfitting case, where none of the candidate models includes the true model (Shibata, 1980, 1981; Parzen, 1978). Both normal linear regression and autoregressive candidate models are considered. The bias of AICC is typically smaller, often dramatically smaller, than that of AIC. A simulation study in which the true model is an infinite-order autoregression shows that, even in moderate sample sizes, AICC provides substantially better model selections than AIC.&quot;,&quot;container-title&quot;:&quot;Biometrika&quot;,&quot;DOI&quot;:&quot;10.1093/biomet/78.3.499&quot;,&quot;ISSN&quot;:&quot;0006-3444&quot;,&quot;issue&quot;:&quot;3&quot;,&quot;journalAbbreviation&quot;:&quot;Biometrika&quot;,&quot;page&quot;:&quot;499-509&quot;,&quot;source&quot;:&quot;Silverchair&quot;,&quot;title&quot;:&quot;Bias of the corrected AIC criterion for underfitted regression and time series models&quot;,&quot;volume&quot;:&quot;78&quot;,&quot;author&quot;:[{&quot;family&quot;:&quot;Hurvich&quot;,&quot;given&quot;:&quot;Clifford M.&quot;},{&quot;family&quot;:&quot;Tsai&quot;,&quot;given&quot;:&quot;Chih-Ling&quot;}],&quot;issued&quot;:{&quot;date-parts&quot;:[[&quot;1991&quot;,9,1]]}}}],&quot;schema&quot;:&quot;https://github.com/citation-style-language/schema/raw/master/csl-citation.json&quot;} RNDgUfb4BwYFr"/><text:span text:style-name="T81">(Hurvich and Tsai 1991)</text:span><text:reference-mark-end text:name="ZOTERO_ITEM CSL_CITATION {&quot;citationID&quot;:&quot;HMJ2025v&quot;,&quot;properties&quot;:{&quot;formattedCitation&quot;:&quot;(Hurvich and Tsai 1991)&quot;,&quot;plainCitation&quot;:&quot;(Hurvich and Tsai 1991)&quot;,&quot;noteIndex&quot;:0},&quot;citationItems&quot;:[{&quot;id&quot;:212,&quot;uris&quot;:[&quot;http://zotero.org/users/17654486/items/RWK7UKS9&quot;],&quot;itemData&quot;:{&quot;id&quot;:212,&quot;type&quot;:&quot;article-journal&quot;,&quot;abstract&quot;:&quot;The Akaike Information Criterion, AIC (Akaike, 1973), and a bias-corrected version, AICC(Sugiura, 1978; Hurvich &amp;amp; Tsai, 1989) are two methods for selection of regression and autoregressive models. Both criteria may be viewed as estimators of the expected Kullback-Leibler information. The bias of AIC and AICC is studied in the underfitting case, where none of the candidate models includes the true model (Shibata, 1980, 1981; Parzen, 1978). Both normal linear regression and autoregressive candidate models are considered. The bias of AICC is typically smaller, often dramatically smaller, than that of AIC. A simulation study in which the true model is an infinite-order autoregression shows that, even in moderate sample sizes, AICC provides substantially better model selections than AIC.&quot;,&quot;container-title&quot;:&quot;Biometrika&quot;,&quot;DOI&quot;:&quot;10.1093/biomet/78.3.499&quot;,&quot;ISSN&quot;:&quot;0006-3444&quot;,&quot;issue&quot;:&quot;3&quot;,&quot;journalAbbreviation&quot;:&quot;Biometrika&quot;,&quot;page&quot;:&quot;499-509&quot;,&quot;source&quot;:&quot;Silverchair&quot;,&quot;title&quot;:&quot;Bias of the corrected AIC criterion for underfitted regression and time series models&quot;,&quot;volume&quot;:&quot;78&quot;,&quot;author&quot;:[{&quot;family&quot;:&quot;Hurvich&quot;,&quot;given&quot;:&quot;Clifford M.&quot;},{&quot;family&quot;:&quot;Tsai&quot;,&quot;given&quot;:&quot;Chih-Ling&quot;}],&quot;issued&quot;:{&quot;date-parts&quot;:[[&quot;1991&quot;,9,1]]}}}],&quot;schema&quot;:&quot;https://github.com/citation-style-language/schema/raw/master/csl-citation.json&quot;} RNDgUfb4BwYFr"/><text:span text:style-name="T83">, offering an information-theoretic complement to the F-test results.</text:span><text:span text:style-name="T81"> The AIC</text:span><text:span text:style-name="T84">c</text:span><text:span text:style-name="T81"> was performed using </text:span><text:span text:style-name="T83">the</text:span><text:span text:style-name="T81"> function </text:span><text:span text:style-name="T85">AICc</text:span><text:span text:style-name="T81"> from the </text:span><text:span text:style-name="T86">MuMIn</text:span><text:span text:style-name="T87"> package in R</text:span><text:span text:style-name="T88"> </text:span><text:reference-mark-start text:name="ZOTERO_ITEM CSL_CITATION {&quot;citationID&quot;:&quot;4Gqjkvha&quot;,&quot;properties&quot;:{&quot;formattedCitation&quot;:&quot;(Barto\\uc0\\u324{} 2025)&quot;,&quot;plainCitation&quot;:&quot;(Bartoń 2025)&quot;,&quot;noteIndex&quot;:0},&quot;citationItems&quot;:[{&quot;id&quot;:210,&quot;uris&quot;:[&quot;http://zotero.org/users/17654486/items/4J7UUVGC&quot;],&quot;itemData&quot;:{&quot;id&quot;:210,&quot;type&quot;:&quot;software&quot;,&quot;abstract&quot;:&quot;Tools for model selection and model averaging with support for a wide range of statistical models. Automated model selection through subsets of the maximum model, with optional constraints for model inclusion. Averaging of model parameters and predictions based on model weights derived from information criteria (AICc and alike) or custom model weighting schemes.&quot;,&quot;license&quot;:&quot;GPL-2&quot;,&quot;source&quot;:&quot;R-Packages&quot;,&quot;title&quot;:&quot;MuMIn: Multi-Model Inference&quot;,&quot;title-short&quot;:&quot;MuMIn&quot;,&quot;URL&quot;:&quot;https://cran.r-project.org/web/packages/MuMIn/index.html&quot;,&quot;version&quot;:&quot;1.48.11&quot;,&quot;author&quot;:[{&quot;family&quot;:&quot;Bartoń&quot;,&quot;given&quot;:&quot;Kamil&quot;}],&quot;accessed&quot;:{&quot;date-parts&quot;:[[&quot;2025&quot;,10,6]]},&quot;issued&quot;:{&quot;date-parts&quot;:[[&quot;2025&quot;,4,1]]}}}],&quot;schema&quot;:&quot;https://github.com/citation-style-language/schema/raw/master/csl-citation.json&quot;} RNDELCg1Zk0Jz"/><text:span text:style-name="T89">(Bartoń 2025)</text:span><text:reference-mark-end text:name="ZOTERO_ITEM CSL_CITATION {&quot;citationID&quot;:&quot;4Gqjkvha&quot;,&quot;properties&quot;:{&quot;formattedCitation&quot;:&quot;(Barto\\uc0\\u324{} 2025)&quot;,&quot;plainCitation&quot;:&quot;(Bartoń 2025)&quot;,&quot;noteIndex&quot;:0},&quot;citationItems&quot;:[{&quot;id&quot;:210,&quot;uris&quot;:[&quot;http://zotero.org/users/17654486/items/4J7UUVGC&quot;],&quot;itemData&quot;:{&quot;id&quot;:210,&quot;type&quot;:&quot;software&quot;,&quot;abstract&quot;:&quot;Tools for model selection and model averaging with support for a wide range of statistical models. Automated model selection through subsets of the maximum model, with optional constraints for model inclusion. Averaging of model parameters and predictions based on model weights derived from information criteria (AICc and alike) or custom model weighting schemes.&quot;,&quot;license&quot;:&quot;GPL-2&quot;,&quot;source&quot;:&quot;R-Packages&quot;,&quot;title&quot;:&quot;MuMIn: Multi-Model Inference&quot;,&quot;title-short&quot;:&quot;MuMIn&quot;,&quot;URL&quot;:&quot;https://cran.r-project.org/web/packages/MuMIn/index.html&quot;,&quot;version&quot;:&quot;1.48.11&quot;,&quot;author&quot;:[{&quot;family&quot;:&quot;Bartoń&quot;,&quot;given&quot;:&quot;Kamil&quot;}],&quot;accessed&quot;:{&quot;date-parts&quot;:[[&quot;2025&quot;,10,6]]},&quot;issued&quot;:{&quot;date-parts&quot;:[[&quot;2025&quot;,4,1]]}}}],&quot;schema&quot;:&quot;https://github.com/citation-style-language/schema/raw/master/csl-citation.json&quot;} RNDELCg1Zk0Jz"/><text:span text:style-name="T90">.</text:span></text:p>
      <text:p text:style-name="P26"><text:span text:style-name="T49">Goodness of the fit</text:span>. <text:span text:style-name="T91">All models </text:span><text:span text:style-name="T92">performance</text:span><text:span text:style-name="T91"> were assessed using the root mean square error (RMSE)</text:span><text:span text:style-name="T92"> </text:span><text:reference-mark-start text:name="ZOTERO_ITEM CSL_CITATION {&quot;citationID&quot;:&quot;neiPuVl9&quot;,&quot;properties&quot;:{&quot;formattedCitation&quot;:&quot;(Chai and Draxler 2014)&quot;,&quot;plainCitation&quot;:&quot;(Chai and Draxler 2014)&quot;,&quot;noteIndex&quot;:0},&quot;citationItems&quot;:[{&quot;id&quot;:216,&quot;uris&quot;:[&quot;http://zotero.org/users/17654486/items/GCLX2IJR&quot;],&quot;itemData&quot;:{&quot;id&quot;:216,&quot;type&quot;:&quot;article-journal&quot;,&quot;abstract&quot;:&quot;Both the root mean square error (RMSE) and the mean absolute error (MAE) are regularly employed in model evaluation studies. Willmott and Matsuura (2005) have suggested that the RMSE is not a good indicator of average model performance and might be a misleading indicator of average error, and thus the MAE would be a better metric for that purpose. While some concerns over using RMSE raised by Willmott and Matsuura (2005) and Willmott et al. (2009) are valid, the proposed avoidance of RMSE in favor of MAE is not the solution. Citing the aforementioned papers, many researchers chose MAE over RMSE to present their model evaluation statistics when presenting or adding the RMSE measures could be more beneficial. In this technical note, we demonstrate that the RMSE is not ambiguous in its meaning, contrary to what was claimed by Willmott et al. (2009). The RMSE is more appropriate to represent model performance than the MAE when the error distribution is expected to be Gaussian. In addition, we show that the RMSE satisfies the triangle inequality requirement for a distance metric, whereas Willmott et al. (2009) indicated that the sums-of-squares-based statistics do not satisfy this rule. In the end, we discussed some circumstances where using the RMSE will be more beneficial. However, we do not contend that the RMSE is superior over the MAE. Instead, a combination of metrics, including but certainly not limited to RMSEs and MAEs, are often required to assess model performance.&quot;,&quot;container-title&quot;:&quot;Geoscientific Model Development&quot;,&quot;DOI&quot;:&quot;10.5194/gmd-7-1247-2014&quot;,&quot;ISSN&quot;:&quot;1991-959X&quot;,&quot;issue&quot;:&quot;3&quot;,&quot;language&quot;:&quot;English&quot;,&quot;note&quot;:&quot;publisher: Copernicus GmbH&quot;,&quot;page&quot;:&quot;1247-1250&quot;,&quot;source&quot;:&quot;Copernicus Online Journals&quot;,&quot;title&quot;:&quot;Root mean square error (RMSE) or mean absolute error (MAE)? – Arguments against avoiding RMSE in the literature&quot;,&quot;title-short&quot;:&quot;Root mean square error (RMSE) or mean absolute error (MAE)?&quot;,&quot;volume&quot;:&quot;7&quot;,&quot;author&quot;:[{&quot;family&quot;:&quot;Chai&quot;,&quot;given&quot;:&quot;T.&quot;},{&quot;family&quot;:&quot;Draxler&quot;,&quot;given&quot;:&quot;R. R.&quot;}],&quot;issued&quot;:{&quot;date-parts&quot;:[[&quot;2014&quot;,6,30]]}}}],&quot;schema&quot;:&quot;https://github.com/citation-style-language/schema/raw/master/csl-citation.json&quot;} RNDnhNXYB7NeE"/><text:span text:style-name="T92">(Chai and Draxler 2014)</text:span><text:reference-mark-end text:name="ZOTERO_ITEM CSL_CITATION {&quot;citationID&quot;:&quot;neiPuVl9&quot;,&quot;properties&quot;:{&quot;formattedCitation&quot;:&quot;(Chai and Draxler 2014)&quot;,&quot;plainCitation&quot;:&quot;(Chai and Draxler 2014)&quot;,&quot;noteIndex&quot;:0},&quot;citationItems&quot;:[{&quot;id&quot;:216,&quot;uris&quot;:[&quot;http://zotero.org/users/17654486/items/GCLX2IJR&quot;],&quot;itemData&quot;:{&quot;id&quot;:216,&quot;type&quot;:&quot;article-journal&quot;,&quot;abstract&quot;:&quot;Both the root mean square error (RMSE) and the mean absolute error (MAE) are regularly employed in model evaluation studies. Willmott and Matsuura (2005) have suggested that the RMSE is not a good indicator of average model performance and might be a misleading indicator of average error, and thus the MAE would be a better metric for that purpose. While some concerns over using RMSE raised by Willmott and Matsuura (2005) and Willmott et al. (2009) are valid, the proposed avoidance of RMSE in favor of MAE is not the solution. Citing the aforementioned papers, many researchers chose MAE over RMSE to present their model evaluation statistics when presenting or adding the RMSE measures could be more beneficial. In this technical note, we demonstrate that the RMSE is not ambiguous in its meaning, contrary to what was claimed by Willmott et al. (2009). The RMSE is more appropriate to represent model performance than the MAE when the error distribution is expected to be Gaussian. In addition, we show that the RMSE satisfies the triangle inequality requirement for a distance metric, whereas Willmott et al. (2009) indicated that the sums-of-squares-based statistics do not satisfy this rule. In the end, we discussed some circumstances where using the RMSE will be more beneficial. However, we do not contend that the RMSE is superior over the MAE. Instead, a combination of metrics, including but certainly not limited to RMSEs and MAEs, are often required to assess model performance.&quot;,&quot;container-title&quot;:&quot;Geoscientific Model Development&quot;,&quot;DOI&quot;:&quot;10.5194/gmd-7-1247-2014&quot;,&quot;ISSN&quot;:&quot;1991-959X&quot;,&quot;issue&quot;:&quot;3&quot;,&quot;language&quot;:&quot;English&quot;,&quot;note&quot;:&quot;publisher: Copernicus GmbH&quot;,&quot;page&quot;:&quot;1247-1250&quot;,&quot;source&quot;:&quot;Copernicus Online Journals&quot;,&quot;title&quot;:&quot;Root mean square error (RMSE) or mean absolute error (MAE)? – Arguments against avoiding RMSE in the literature&quot;,&quot;title-short&quot;:&quot;Root mean square error (RMSE) or mean absolute error (MAE)?&quot;,&quot;volume&quot;:&quot;7&quot;,&quot;author&quot;:[{&quot;family&quot;:&quot;Chai&quot;,&quot;given&quot;:&quot;T.&quot;},{&quot;family&quot;:&quot;Draxler&quot;,&quot;given&quot;:&quot;R. R.&quot;}],&quot;issued&quot;:{&quot;date-parts&quot;:[[&quot;2014&quot;,6,30]]}}}],&quot;schema&quot;:&quot;https://github.com/citation-style-language/schema/raw/master/csl-citation.json&quot;} RNDnhNXYB7NeE"/><text:span text:style-name="T91">: </text:span></text:p>
      <text:p text:style-name="P27"><draw:frame draw:style-name="fr1" draw:name="Object3" text:anchor-type="as-char" svg:y="-0.3209in" svg:width="1.6311in" svg:height="0.4909in" draw:z-index="2"><draw:object xlink:href="./Object 3" xlink:type="simple" xlink:show="embed" xlink:actuate="onLoad"/><draw:image xlink:href="./ObjectReplacements/Object 3" xlink:type="simple" xlink:show="embed" xlink:actuate="onLoad"/></draw:frame></text:p>
      <text:p text:style-name="Text_20_body"><text:soft-page-break/><text:span text:style-name="T93">where</text:span><text:span text:style-name="T94"> </text:span><text:span text:style-name="T95">y</text:span><text:span text:style-name="T96">i</text:span><text:span text:style-name="T97"> is the observed values; </text:span><text:span text:style-name="T95">ŷ</text:span><text:span text:style-name="T96">i</text:span><text:span text:style-name="T97"> is the predicted value; and </text:span><text:span text:style-name="T95">n</text:span><text:span text:style-name="T97"> is the number of observations. </text:span><text:span text:style-name="T98">Lower RMSE values indicate better model fit, with RSME values of 0 representing a perfect match between predictions and observations. </text:span><text:span text:style-name="T99">In addition</text:span><text:span text:style-name="T93">, model efficiency</text:span><text:span text:style-name="T100"> (ME)</text:span><text:span text:style-name="T93"> </text:span><text:span text:style-name="T98">was calculated to assess the predictive performance of the models</text:span><text:span text:style-name="T100"> </text:span><text:reference-mark-start text:name="ZOTERO_ITEM CSL_CITATION {&quot;citationID&quot;:&quot;uND92cbD&quot;,&quot;properties&quot;:{&quot;formattedCitation&quot;:&quot;(Nash and Sutcliffe 1970)&quot;,&quot;plainCitation&quot;:&quot;(Nash and Sutcliffe 1970)&quot;,&quot;noteIndex&quot;:0},&quot;citationItems&quot;:[{&quot;id&quot;:214,&quot;uris&quot;:[&quot;http://zotero.org/users/17654486/items/DKGYH66L&quot;],&quot;itemData&quot;:{&quot;id&quot;:214,&quot;type&quot;:&quot;article-journal&quot;,&quot;abstract&quot;:&quot;The principles governing the application of the conceptual model technique to river flow forecasting are discussed. The necessity for a systematic approach to the development and testing of the model is explained and some preliminary ideas suggested.&quot;,&quot;container-title&quot;:&quot;Journal of Hydrology&quot;,&quot;DOI&quot;:&quot;10.1016/0022-1694(70)90255-6&quot;,&quot;ISSN&quot;:&quot;0022-1694&quot;,&quot;issue&quot;:&quot;3&quot;,&quot;journalAbbreviation&quot;:&quot;Journal of Hydrology&quot;,&quot;page&quot;:&quot;282-290&quot;,&quot;source&quot;:&quot;ScienceDirect&quot;,&quot;title&quot;:&quot;River flow forecasting through conceptual models part I — A discussion of principles&quot;,&quot;volume&quot;:&quot;10&quot;,&quot;author&quot;:[{&quot;family&quot;:&quot;Nash&quot;,&quot;given&quot;:&quot;J. E.&quot;},{&quot;family&quot;:&quot;Sutcliffe&quot;,&quot;given&quot;:&quot;J. V.&quot;}],&quot;issued&quot;:{&quot;date-parts&quot;:[[&quot;1970&quot;,4,1]]}}}],&quot;schema&quot;:&quot;https://github.com/citation-style-language/schema/raw/master/csl-citation.json&quot;} RNDHYYDrmt6Rj"/>(Nash and Sutcliffe 1970)<text:reference-mark-end text:name="ZOTERO_ITEM CSL_CITATION {&quot;citationID&quot;:&quot;uND92cbD&quot;,&quot;properties&quot;:{&quot;formattedCitation&quot;:&quot;(Nash and Sutcliffe 1970)&quot;,&quot;plainCitation&quot;:&quot;(Nash and Sutcliffe 1970)&quot;,&quot;noteIndex&quot;:0},&quot;citationItems&quot;:[{&quot;id&quot;:214,&quot;uris&quot;:[&quot;http://zotero.org/users/17654486/items/DKGYH66L&quot;],&quot;itemData&quot;:{&quot;id&quot;:214,&quot;type&quot;:&quot;article-journal&quot;,&quot;abstract&quot;:&quot;The principles governing the application of the conceptual model technique to river flow forecasting are discussed. The necessity for a systematic approach to the development and testing of the model is explained and some preliminary ideas suggested.&quot;,&quot;container-title&quot;:&quot;Journal of Hydrology&quot;,&quot;DOI&quot;:&quot;10.1016/0022-1694(70)90255-6&quot;,&quot;ISSN&quot;:&quot;0022-1694&quot;,&quot;issue&quot;:&quot;3&quot;,&quot;journalAbbreviation&quot;:&quot;Journal of Hydrology&quot;,&quot;page&quot;:&quot;282-290&quot;,&quot;source&quot;:&quot;ScienceDirect&quot;,&quot;title&quot;:&quot;River flow forecasting through conceptual models part I — A discussion of principles&quot;,&quot;volume&quot;:&quot;10&quot;,&quot;author&quot;:[{&quot;family&quot;:&quot;Nash&quot;,&quot;given&quot;:&quot;J. E.&quot;},{&quot;family&quot;:&quot;Sutcliffe&quot;,&quot;given&quot;:&quot;J. V.&quot;}],&quot;issued&quot;:{&quot;date-parts&quot;:[[&quot;1970&quot;,4,1]]}}}],&quot;schema&quot;:&quot;https://github.com/citation-style-language/schema/raw/master/csl-citation.json&quot;} RNDHYYDrmt6Rj"/><text:span text:style-name="T98">:</text:span></text:p>
      <text:p text:style-name="P31"><draw:frame draw:style-name="fr1" draw:name="Object4" text:anchor-type="as-char" svg:y="-0.511in" svg:width="1.4917in" svg:height="0.9283in" draw:z-index="3"><draw:object xlink:href="./Object 4" xlink:type="simple" xlink:show="embed" xlink:actuate="onLoad"/><draw:image xlink:href="./ObjectReplacements/Object 4" xlink:type="simple" xlink:show="embed" xlink:actuate="onLoad"/></draw:frame></text:p>
      <text:p text:style-name="P32">where <text:span text:style-name="T49">O</text:span><text:span text:style-name="T66">i</text:span> and <text:span text:style-name="T49">P</text:span><text:span text:style-name="T66">i</text:span> are the observed and predicted values, respectively; <draw:frame draw:style-name="fr1" draw:name="Object5" text:anchor-type="as-char" svg:y="-0.1492in" svg:width="0.1256in" svg:height="0.1854in" draw:z-index="4"><draw:object xlink:href="./Object 5" xlink:type="simple" xlink:show="embed" xlink:actuate="onLoad"/><draw:image xlink:href="./ObjectReplacements/Object 5" xlink:type="simple" xlink:show="embed" xlink:actuate="onLoad"/></draw:frame><text:s/>is the mean of observed values, and <text:span text:style-name="T49">n</text:span> is the number of observations. The ME values range from -<text:span text:style-name="T101">∞</text:span><text:span text:style-name="T102"> to 1, with values closer to 1 indicating </text:span><text:span text:style-name="T103">excellent</text:span><text:span text:style-name="T102"> predictions. </text:span></text:p>
      <text:h text:style-name="P33" text:outline-level="2"><text:bookmark-start text:name="_Toc2685948"/><text:span text:style-name="T3">Results and Discussion</text:span><text:bookmark-end text:name="_Toc2685948"/></text:h>
      <text:p text:style-name="P34"><text:span text:style-name="T104">Influence of</text:span><text:span text:style-name="T105"> </text:span><text:span text:style-name="T104">species and soil depth on </text:span><text:span text:style-name="T105">weed </text:span><text:span text:style-name="T104">seed viability</text:span></text:p>
      <text:p text:style-name="P35"><text:span text:style-name="T106"><text:tab/></text:span><text:span text:style-name="T107">The F-test indicated that the </text:span><text:span text:style-name="T108">F</text:span><text:span text:style-name="T109">ull</text:span><text:span text:style-name="T107"> model, including</text:span><text:span text:style-name="T110"> </text:span><text:span text:style-name="T107">species </text:span><text:span text:style-name="T111">×</text:span><text:span text:style-name="T107"> </text:span><text:span text:style-name="T112">soil depth,</text:span><text:span text:style-name="T107"> was not the </text:span><text:span text:style-name="T112">best to described the viable seeds (%) with month after burial of Palmer amaranth and </text:span><text:span text:style-name="T99">w</text:span><text:span text:style-name="T112">aterhemp at College Station, Corpus Christi and Luddock</text:span><text:span text:style-name="T110"> (Table 1)</text:span><text:span text:style-name="T112">.</text:span><text:span text:style-name="T110"> At College Station </text:span><text:span text:style-name="T112">(P=0.28)</text:span><text:span text:style-name="T110"> and Corpus Christi </text:span><text:span text:style-name="T112">(P=0.99)</text:span><text:span text:style-name="T110">, the best model was </text:span><text:span text:style-name="T113">Reduced 1</text:span><text:span text:style-name="T114">,</text:span><text:span text:style-name="T110"> while in Luddock</text:span><text:span text:style-name="T115"> </text:span><text:span text:style-name="T110"><text:s/></text:span><text:span text:style-name="T113">Reduced 2</text:span><text:span text:style-name="T116"> </text:span><text:span text:style-name="T110">(</text:span><text:span text:style-name="T112">P=0.</text:span><text:span text:style-name="T115">50</text:span><text:span text:style-name="T110">). </text:span><text:span text:style-name="T114">These results revealed that soil depth</text:span><text:span text:style-name="T117"> (5 </text:span><text:span text:style-name="T111">×</text:span><text:span text:style-name="T117"> 25 cm)</text:span><text:span text:style-name="T114"> did not influe</text:span><text:span text:style-name="T99">n</text:span><text:span text:style-name="T114">ce </text:span><text:span text:style-name="T99">seed viability of </text:span><text:span text:style-name="T114">Palmer amaranth and waterhemp </text:span><text:span text:style-name="T118">a</text:span><text:span text:style-name="T119">ny</text:span><text:span text:style-name="T120"> of </text:span><text:span text:style-name="T121">the three locations in Texas</text:span><text:span text:style-name="T122">.</text:span><text:span text:style-name="T106"> </text:span><text:span text:style-name="T122">In addition</text:span><text:span text:style-name="T106">, data of species were combined due to the lack of significant difference between </text:span><text:span text:style-name="T122">seed viability of </text:span><text:span text:style-name="T106">Palmer amaranth and</text:span><text:span text:style-name="T122"> </text:span><text:span text:style-name="T106">waterhemp in Luddock.</text:span><text:span text:style-name="T122"> T</text:span><text:span text:style-name="T99">he AIC</text:span><text:span text:style-name="T123">c</text:span><text:span text:style-name="T99"> corroborates with the F-test, showing lowest AIC</text:span><text:span text:style-name="T123">c</text:span><text:span text:style-name="T99"> values for the best model</text:span><text:span text:style-name="T124"> selected in College Station</text:span><text:span text:style-name="T125"> (</text:span><text:span text:style-name="T126">809</text:span><text:span text:style-name="T125">)</text:span><text:span text:style-name="T124">, Corpus Christi</text:span><text:span text:style-name="T126"> (842.4)</text:span><text:span text:style-name="T124"> and Luddock</text:span><text:span text:style-name="T126"> (950.3)</text:span><text:span text:style-name="T124">. </text:span><text:span text:style-name="T127">The goodness-of-fit </text:span><text:span text:style-name="T128">was excellent for the selected models</text:span><text:span text:style-name="T129">,</text:span><text:span text:style-name="T128"> including </text:span><text:span text:style-name="T129">RMSE &lt; 10 and ME &gt; 0.91</text:span><text:span text:style-name="T122"> </text:span><text:span text:style-name="T110">(Table 1)</text:span><text:span text:style-name="T129">.</text:span></text:p>
      <text:p text:style-name="Text_20_body"><text:soft-page-break/><text:span text:style-name="T115"><text:s/></text:span><text:span text:style-name="T122"><text:tab/></text:span><text:span text:style-name="T130">Both </text:span><text:span text:style-name="T122">Palmer amaranth and waterhemp</text:span><text:span text:style-name="T131"> </text:span><text:span text:style-name="T132">belong to the </text:span><text:span text:style-name="T133">same</text:span><text:span text:style-name="T132"> genus</text:span><text:span text:style-name="T134"> and </text:span><text:span text:style-name="T131">produce morphologically similar </text:span><text:span text:style-name="T135">seedling and </text:span><text:span text:style-name="T122">seeds</text:span><text:span text:style-name="T132">, </text:span><text:span text:style-name="T131">making them </text:span><text:span text:style-name="T136">challenge</text:span><text:span text:style-name="T131"> to distinguish</text:span><text:span text:style-name="T135"> </text:span><text:reference-mark-start text:name="ZOTERO_ITEM CSL_CITATION {&quot;citationID&quot;:&quot;mfFFAWRA&quot;,&quot;properties&quot;:{&quot;formattedCitation&quot;:&quot;(Oliveira et al. 2018a; Venkataraju et al. 2024)&quot;,&quot;plainCitation&quot;:&quot;(Oliveira et al. 2018a; Venkataraju et al. 2024)&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id&quot;:239,&quot;uris&quot;:[&quot;http://zotero.org/users/17654486/items/DDKDGMX4&quot;],&quot;itemData&quot;:{&quot;id&quot;:239,&quot;type&quot;:&quot;article-journal&quot;,&quot;abstract&quot;:&quot;Palmer amaranth and waterhemp are two invasive pigweed species, which have become most troublesome to crops, especially corn and soybean. Among these two weed species, Palmer amaranth is more harmful to crops as it can grow faster, spread rapidly, and reduce crop yields significantly when compared to waterhemp. Distinguishing Palmer amaranth from waterhemp is important for effective weed management and an increase in crop production. However, differentiating these two weeds in the early stage is considerably difficult owing to their similar morphological characteristics. In the current study, three artificial intelligence approaches, namely machine learning (ML), deep learning (DL), and object detection (OD) were employed to automate the identification of greenhouse-grown Palmer amaranth and waterhemp within two weeks after emergence, from their RGB images. Aspect ratio, roundness, and circularity were measured and supplied as the input for the ML classification models. Among the four ML models employed, the random forest model achieved the top classification accuracy of 70% with only 312 training instances. In the case of deep learning, the proposed convolutional neural network model trained on a single-object RGB image of Palmer amaranth and waterhemp achieved a classification accuracy of 93%, outperforming the top ML model. The image dataset used for the DL model increased from the original size of 2,000 to 16,000 by various augmentation techniques. Finally, a transfer-learning-based object detection model for localized identification of the weeds was designed. The OD model was developed by fine-tuning the head of YOLOv5 trained on the COCO dataset with 3,200 single-object images (images with single foliage of either Palmer amaranth or waterhemp). The OD model developed in this study achieved an accuracy of 83.5% and it can identify the weed foliages irrespective of their size and proximity to each other.&quot;,&quot;container-title&quot;:&quot;Frontiers in Agronomy&quot;,&quot;DOI&quot;:&quot;10.3389/fagro.2024.1425425&quot;,&quot;ISSN&quot;:&quot;2673-3218&quot;,&quot;journalAbbreviation&quot;:&quot;Front. Agron.&quot;,&quot;language&quot;:&quot;English&quot;,&quot;note&quot;:&quot;publisher: Frontiers&quot;,&quot;source&quot;:&quot;Frontiers&quot;,&quot;title&quot;:&quot;Automated approaches for the early stage distinguishing of Palmer amaranth from waterhemp&quot;,&quot;URL&quot;:&quot;https://www.frontiersin.org/journals/agronomy/articles/10.3389/fagro.2024.1425425/full&quot;,&quot;volume&quot;:&quot;6&quot;,&quot;author&quot;:[{&quot;family&quot;:&quot;Venkataraju&quot;,&quot;given&quot;:&quot;Akhil&quot;},{&quot;family&quot;:&quot;Arumugam&quot;,&quot;given&quot;:&quot;Dharanidharan&quot;},{&quot;family&quot;:&quot;Kiran&quot;,&quot;given&quot;:&quot;Ravi&quot;},{&quot;family&quot;:&quot;Peters&quot;,&quot;given&quot;:&quot;Thomas&quot;}],&quot;accessed&quot;:{&quot;date-parts&quot;:[[&quot;2025&quot;,10,9]]},&quot;issued&quot;:{&quot;date-parts&quot;:[[&quot;2024&quot;,12,19]]}}}],&quot;schema&quot;:&quot;https://github.com/citation-style-language/schema/raw/master/csl-citation.json&quot;} RNDmKL4T4zhxm"/>(Oliveira et al. 2018a; Venkataraju et al. 2024)<text:reference-mark-end text:name="ZOTERO_ITEM CSL_CITATION {&quot;citationID&quot;:&quot;mfFFAWRA&quot;,&quot;properties&quot;:{&quot;formattedCitation&quot;:&quot;(Oliveira et al. 2018a; Venkataraju et al. 2024)&quot;,&quot;plainCitation&quot;:&quot;(Oliveira et al. 2018a; Venkataraju et al. 2024)&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id&quot;:239,&quot;uris&quot;:[&quot;http://zotero.org/users/17654486/items/DDKDGMX4&quot;],&quot;itemData&quot;:{&quot;id&quot;:239,&quot;type&quot;:&quot;article-journal&quot;,&quot;abstract&quot;:&quot;Palmer amaranth and waterhemp are two invasive pigweed species, which have become most troublesome to crops, especially corn and soybean. Among these two weed species, Palmer amaranth is more harmful to crops as it can grow faster, spread rapidly, and reduce crop yields significantly when compared to waterhemp. Distinguishing Palmer amaranth from waterhemp is important for effective weed management and an increase in crop production. However, differentiating these two weeds in the early stage is considerably difficult owing to their similar morphological characteristics. In the current study, three artificial intelligence approaches, namely machine learning (ML), deep learning (DL), and object detection (OD) were employed to automate the identification of greenhouse-grown Palmer amaranth and waterhemp within two weeks after emergence, from their RGB images. Aspect ratio, roundness, and circularity were measured and supplied as the input for the ML classification models. Among the four ML models employed, the random forest model achieved the top classification accuracy of 70% with only 312 training instances. In the case of deep learning, the proposed convolutional neural network model trained on a single-object RGB image of Palmer amaranth and waterhemp achieved a classification accuracy of 93%, outperforming the top ML model. The image dataset used for the DL model increased from the original size of 2,000 to 16,000 by various augmentation techniques. Finally, a transfer-learning-based object detection model for localized identification of the weeds was designed. The OD model was developed by fine-tuning the head of YOLOv5 trained on the COCO dataset with 3,200 single-object images (images with single foliage of either Palmer amaranth or waterhemp). The OD model developed in this study achieved an accuracy of 83.5% and it can identify the weed foliages irrespective of their size and proximity to each other.&quot;,&quot;container-title&quot;:&quot;Frontiers in Agronomy&quot;,&quot;DOI&quot;:&quot;10.3389/fagro.2024.1425425&quot;,&quot;ISSN&quot;:&quot;2673-3218&quot;,&quot;journalAbbreviation&quot;:&quot;Front. Agron.&quot;,&quot;language&quot;:&quot;English&quot;,&quot;note&quot;:&quot;publisher: Frontiers&quot;,&quot;source&quot;:&quot;Frontiers&quot;,&quot;title&quot;:&quot;Automated approaches for the early stage distinguishing of Palmer amaranth from waterhemp&quot;,&quot;URL&quot;:&quot;https://www.frontiersin.org/journals/agronomy/articles/10.3389/fagro.2024.1425425/full&quot;,&quot;volume&quot;:&quot;6&quot;,&quot;author&quot;:[{&quot;family&quot;:&quot;Venkataraju&quot;,&quot;given&quot;:&quot;Akhil&quot;},{&quot;family&quot;:&quot;Arumugam&quot;,&quot;given&quot;:&quot;Dharanidharan&quot;},{&quot;family&quot;:&quot;Kiran&quot;,&quot;given&quot;:&quot;Ravi&quot;},{&quot;family&quot;:&quot;Peters&quot;,&quot;given&quot;:&quot;Thomas&quot;}],&quot;accessed&quot;:{&quot;date-parts&quot;:[[&quot;2025&quot;,10,9]]},&quot;issued&quot;:{&quot;date-parts&quot;:[[&quot;2024&quot;,12,19]]}}}],&quot;schema&quot;:&quot;https://github.com/citation-style-language/schema/raw/master/csl-citation.json&quot;} RNDmKL4T4zhxm"/><text:span text:style-name="T122">. </text:span><text:span text:style-name="T131">Given these similarities,</text:span><text:span text:style-name="T122"> </text:span><text:span text:style-name="T131">little </text:span><text:span text:style-name="T132">or no different </text:span><text:span text:style-name="T137">was </text:span><text:span text:style-name="T122">expected </text:span><text:span text:style-name="T132">between their </text:span><text:span text:style-name="T138">seedbank longevity</text:span><text:span text:style-name="T131">, which was confirm</text:span><text:span text:style-name="T137">ed</text:span><text:span text:style-name="T138"> in Luddock</text:span><text:span text:style-name="T131">.</text:span><text:span text:style-name="T138"> </text:span><text:span text:style-name="T131">Interestingly,</text:span><text:span text:style-name="T138"> </text:span><text:span text:style-name="T139">our study showed that </text:span><text:span text:style-name="T138">soil depth did not influence </text:span><text:span text:style-name="T140">seed </text:span><text:span text:style-name="T141">viability</text:span><text:span text:style-name="T142"> for both species</text:span><text:span text:style-name="T141"> </text:span><text:span text:style-name="T139">over</text:span><text:span text:style-name="T141"> five years of burial</text:span><text:span text:style-name="T138">. </text:span><text:span text:style-name="T143">These results are consistent with previous findings</text:span><text:span text:style-name="T144"> </text:span><text:span text:style-name="T145">for Palmer amaranth </text:span><text:reference-mark-start text:name="ZOTERO_ITEM CSL_CITATION {&quot;citationID&quot;:&quot;u70I01qx&quot;,&quot;properties&quot;:{&quot;formattedCitation&quot;:&quot;(Jha et al. 2014)&quot;,&quot;plainCitation&quot;:&quot;(Jha et al. 2014)&quot;,&quot;noteIndex&quot;:0},&quot;citationItems&quot;:[{&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JBNpjULIP3"/><text:span text:style-name="T145">(Jha et al. 2014)</text:span><text:span text:style-name="T146">. </text:span><text:span text:style-name="T147">Additionally</text:span><text:span text:style-name="T146">,</text:span><text:reference-mark-end text:name="ZOTERO_ITEM CSL_CITATION {&quot;citationID&quot;:&quot;u70I01qx&quot;,&quot;properties&quot;:{&quot;formattedCitation&quot;:&quot;(Jha et al. 2014)&quot;,&quot;plainCitation&quot;:&quot;(Jha et al. 2014)&quot;,&quot;noteIndex&quot;:0},&quot;citationItems&quot;:[{&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JBNpjULIP3"/><text:span text:style-name="T144"> </text:span><text:span text:style-name="T148">burying seeds of 20 weed species</text:span><text:span text:style-name="T149">, </text:span><text:span text:style-name="T115">including</text:span><text:span text:style-name="T148"> </text:span><text:span text:style-name="T116">Amaranthus retroflexus</text:span><text:span text:style-name="T149">,</text:span><text:span text:style-name="T148"> at </text:span><text:span text:style-name="T115">8, 23 and 38 cm </text:span><text:span text:style-name="T148">had</text:span><text:span text:style-name="T115"> little to no influence </text:span><text:span text:style-name="T150">on</text:span><text:span text:style-name="T148"> seed</text:span><text:span text:style-name="T150"> longevity</text:span><text:span text:style-name="T149"> </text:span><text:span text:style-name="T131">in</text:span><text:span text:style-name="T148"> </text:span><text:span text:style-name="T144">Mississippi</text:span><text:span text:style-name="T115"> </text:span><text:reference-mark-start text:name="ZOTERO_ITEM CSL_CITATION {&quot;citationID&quot;:&quot;RteEdcqo&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JVg8RN9K"/><text:span text:style-name="T115">(Egley and Chandler 1983)</text:span><text:reference-mark-end text:name="ZOTERO_ITEM CSL_CITATION {&quot;citationID&quot;:&quot;RteEdcqo&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JVg8RN9K"/><text:span text:style-name="T151">. H</text:span><text:span text:style-name="T150">owever</text:span><text:span text:style-name="T117">, </text:span><text:span text:style-name="T152">it was reported </text:span><text:span text:style-name="T150">viability</text:span><text:span text:style-name="T117"> </text:span><text:span text:style-name="T150">Palmer amaranth and waterhemp </text:span><text:span text:style-name="T148">seeds buried at </text:span><text:span text:style-name="T117">15 cm</text:span><text:span text:style-name="T150"> </text:span><text:span text:style-name="T153">(5 to 5.3%)</text:span><text:span text:style-name="T150"> </text:span><text:span text:style-name="T148">slighly higher</text:span><text:span text:style-name="T117"> than seeds on</text:span><text:span text:style-name="T150"> soil surface</text:span><text:span text:style-name="T153"> (4.1 to 4</text:span><text:span text:style-name="T137">.</text:span><text:span text:style-name="T153">3%)</text:span><text:span text:style-name="T154"> </text:span><text:span text:style-name="T117">after 36 months </text:span><text:reference-mark-start text:name="ZOTERO_ITEM CSL_CITATION {&quot;citationID&quot;:&quot;PARxYeoV&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3qRGKbyxqj"/><text:span text:style-name="T117">(Korres et al. 2018)</text:span><text:reference-mark-end text:name="ZOTERO_ITEM CSL_CITATION {&quot;citationID&quot;:&quot;PARxYeoV&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3qRGKbyxqj"/><text:span text:style-name="T117">.</text:span><text:span text:style-name="T154"> </text:span><text:span text:style-name="T155">In addition</text:span><text:span text:style-name="T156">, waterhemp </text:span><text:span text:style-name="T157">was less persist</text:span><text:span text:style-name="T137">e</text:span><text:span text:style-name="T157">nce at soil surface compare to deeper burial</text:span><text:span text:style-name="T158"> depths</text:span><text:span text:style-name="T157"> </text:span><text:reference-mark-start text:name="ZOTERO_ITEM CSL_CITATION {&quot;citationID&quot;:&quot;FdRZYD4Q&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NLyZvzyNT"/><text:span text:style-name="T157">(Steckel et al. 2007)</text:span><text:reference-mark-end text:name="ZOTERO_ITEM CSL_CITATION {&quot;citationID&quot;:&quot;FdRZYD4Q&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NLyZvzyNT"/><text:span text:style-name="T157">.</text:span><text:span text:style-name="T136"> </text:span><text:span text:style-name="T157">This slight increase in </text:span><text:span text:style-name="T159">seed </text:span><text:span text:style-name="T157">viability at greater </text:span><text:span text:style-name="T159">soil </text:span><text:span text:style-name="T157">depths </text:span><text:span text:style-name="T159">is likely </text:span><text:span text:style-name="T157">due to the more stable environmental conditions experienced by buried seeds. Deeper in the soil, seeds are buffered from temperature and moisture fluctuations, microbial activity, light exposure, and predation, all of which can contribute to premature germination or seed death</text:span><text:span text:style-name="T133"> </text:span><text:reference-mark-start text:name="ZOTERO_ITEM CSL_CITATION {&quot;citationID&quot;:&quot;qjCaRdDy&quot;,&quot;properties&quot;:{&quot;formattedCitation&quot;:&quot;(Chee-Sanford et al. 2006)&quot;,&quot;plainCitation&quot;:&quot;(Chee-Sanford et al. 2006)&quot;,&quot;noteIndex&quot;:0},&quot;citationItems&quot;:[{&quot;id&quot;:41,&quot;uris&quot;:[&quot;http://zotero.org/users/17654486/items/WUGS3F8I&quot;],&quot;itemData&quot;:{&quot;id&quot;:41,&quot;type&quot;:&quot;article-journal&quot;,&quot;abstract&quot;:&quot;Reduction of seed-bank persistence is an important goal for weed management systems. Recent interest in more biological-based weed management strategies has led to closer examination of the role of soil microorganisms. Incidences of seed decay with certain weed species occur in the laboratory; however, their persistence in soil indicates the presence of yet-unknown factors in natural systems that regulate biological mechanisms of seed antagonism by soil microorganisms. A fundamental understanding of interactions between seeds and microorganisms will have important implications for future weed management systems targeting seed banks. Laboratory studies demonstrate susceptibility to seed decay among weed species, ranging from high (velvetleaf) to very low (giant ragweed). Microscopic examinations revealed dense microbial assemblages formed whenever seeds were exposed to soil microorganisms, regardless of whether the outcome was decay. Microbial communities associated with seeds of four weed species (woolly cupgrass, jimsonweed, Pennsylvania smartweed, and velvetleaf) were distinct from one another. The influence of seeds on microbial growth is hypothesized to be due to nutritional and surface-attachment opportunities. Data from velvetleaf seeds suggests that diverse assemblages of bacteria can mediate decay, whereas fungal associations may be more limited and specific to weed species. Though microbial decay of seeds presents clear opportunities for weed biocontrol, limited success is met when introducing exogenous microorganisms to natural systems. Alternatively, a conservation approach that promotes the function of indigenous natural enemies through habitat or cultural management may be more promising. A comprehensive ecological understanding of the system is needed to identify methods that enhance the activities of microorganisms. Herein, we provide a synthesis of the relevant literature available on seed microbiology; we describe some of the major challenges and opportunities encountered when studying the in situ relationships between seeds and microorganisms, and present examples from studies by the ARS Invasive Weed Management Unit.&quot;,&quot;container-title&quot;:&quot;Weed Science&quot;,&quot;DOI&quot;:&quot;10.1614/WS-05-055R.1&quot;,&quot;ISSN&quot;:&quot;0043-1745, 1550-2759&quot;,&quot;issue&quot;:&quot;3&quot;,&quot;language&quot;:&quot;en&quot;,&quot;page&quot;:&quot;575-587&quot;,&quot;source&quot;:&quot;Cambridge University Press&quot;,&quot;title&quot;:&quot;Do microorganisms influence seed-bank dynamics?&quot;,&quot;volume&quot;:&quot;54&quot;,&quot;author&quot;:[{&quot;family&quot;:&quot;Chee-Sanford&quot;,&quot;given&quot;:&quot;Joanne C.&quot;},{&quot;family&quot;:&quot;Ii&quot;,&quot;given&quot;:&quot;Martin M. Williams&quot;},{&quot;family&quot;:&quot;Davis&quot;,&quot;given&quot;:&quot;Adam S.&quot;},{&quot;family&quot;:&quot;Sims&quot;,&quot;given&quot;:&quot;Gerald K.&quot;}],&quot;issued&quot;:{&quot;date-parts&quot;:[[&quot;2006&quot;,6]]}}}],&quot;schema&quot;:&quot;https://github.com/citation-style-language/schema/raw/master/csl-citation.json&quot;} RNDoKPV5lwY0m"/><text:span text:style-name="T133">(Chee-Sanford et al. 2006)</text:span><text:reference-mark-end text:name="ZOTERO_ITEM CSL_CITATION {&quot;citationID&quot;:&quot;qjCaRdDy&quot;,&quot;properties&quot;:{&quot;formattedCitation&quot;:&quot;(Chee-Sanford et al. 2006)&quot;,&quot;plainCitation&quot;:&quot;(Chee-Sanford et al. 2006)&quot;,&quot;noteIndex&quot;:0},&quot;citationItems&quot;:[{&quot;id&quot;:41,&quot;uris&quot;:[&quot;http://zotero.org/users/17654486/items/WUGS3F8I&quot;],&quot;itemData&quot;:{&quot;id&quot;:41,&quot;type&quot;:&quot;article-journal&quot;,&quot;abstract&quot;:&quot;Reduction of seed-bank persistence is an important goal for weed management systems. Recent interest in more biological-based weed management strategies has led to closer examination of the role of soil microorganisms. Incidences of seed decay with certain weed species occur in the laboratory; however, their persistence in soil indicates the presence of yet-unknown factors in natural systems that regulate biological mechanisms of seed antagonism by soil microorganisms. A fundamental understanding of interactions between seeds and microorganisms will have important implications for future weed management systems targeting seed banks. Laboratory studies demonstrate susceptibility to seed decay among weed species, ranging from high (velvetleaf) to very low (giant ragweed). Microscopic examinations revealed dense microbial assemblages formed whenever seeds were exposed to soil microorganisms, regardless of whether the outcome was decay. Microbial communities associated with seeds of four weed species (woolly cupgrass, jimsonweed, Pennsylvania smartweed, and velvetleaf) were distinct from one another. The influence of seeds on microbial growth is hypothesized to be due to nutritional and surface-attachment opportunities. Data from velvetleaf seeds suggests that diverse assemblages of bacteria can mediate decay, whereas fungal associations may be more limited and specific to weed species. Though microbial decay of seeds presents clear opportunities for weed biocontrol, limited success is met when introducing exogenous microorganisms to natural systems. Alternatively, a conservation approach that promotes the function of indigenous natural enemies through habitat or cultural management may be more promising. A comprehensive ecological understanding of the system is needed to identify methods that enhance the activities of microorganisms. Herein, we provide a synthesis of the relevant literature available on seed microbiology; we describe some of the major challenges and opportunities encountered when studying the in situ relationships between seeds and microorganisms, and present examples from studies by the ARS Invasive Weed Management Unit.&quot;,&quot;container-title&quot;:&quot;Weed Science&quot;,&quot;DOI&quot;:&quot;10.1614/WS-05-055R.1&quot;,&quot;ISSN&quot;:&quot;0043-1745, 1550-2759&quot;,&quot;issue&quot;:&quot;3&quot;,&quot;language&quot;:&quot;en&quot;,&quot;page&quot;:&quot;575-587&quot;,&quot;source&quot;:&quot;Cambridge University Press&quot;,&quot;title&quot;:&quot;Do microorganisms influence seed-bank dynamics?&quot;,&quot;volume&quot;:&quot;54&quot;,&quot;author&quot;:[{&quot;family&quot;:&quot;Chee-Sanford&quot;,&quot;given&quot;:&quot;Joanne C.&quot;},{&quot;family&quot;:&quot;Ii&quot;,&quot;given&quot;:&quot;Martin M. Williams&quot;},{&quot;family&quot;:&quot;Davis&quot;,&quot;given&quot;:&quot;Adam S.&quot;},{&quot;family&quot;:&quot;Sims&quot;,&quot;given&quot;:&quot;Gerald K.&quot;}],&quot;issued&quot;:{&quot;date-parts&quot;:[[&quot;2006&quot;,6]]}}}],&quot;schema&quot;:&quot;https://github.com/citation-style-language/schema/raw/master/csl-citation.json&quot;} RNDoKPV5lwY0m"/><text:span text:style-name="T157">.</text:span><text:span text:style-name="T136"> </text:span><text:span text:style-name="T160">Therefore</text:span><text:span text:style-name="T155">, soil depth </text:span><text:span text:style-name="T161">may </text:span><text:span text:style-name="T155">influence </text:span><text:span text:style-name="T162">both </text:span><text:span text:style-name="T155">viability and persist</text:span><text:span text:style-name="T137">e</text:span><text:span text:style-name="T155">nce when compare</text:span><text:span text:style-name="T162">d</text:span><text:span text:style-name="T155"> to seeds at the soil surface or soil germination </text:span><text:span text:style-name="T161">zone</text:span><text:span text:style-name="T155">. </text:span></text:p>
      <text:p text:style-name="P36"><text:span text:style-name="T158"><text:tab/></text:span><text:span text:style-name="T163">Although our study did not detect</text:span><text:span text:style-name="T164"> </text:span><text:span text:style-name="T163">statistically difference of</text:span><text:span text:style-name="T164"> depth effect</text:span><text:span text:style-name="T165"> on seed viability</text:span><text:span text:style-name="T164">, </text:span><text:span text:style-name="T163">the tendency for greater seed persistance with deeper burial</text:span><text:span text:style-name="T130"> compare to soil surface</text:span><text:span text:style-name="T163"> has critical management implications.</text:span><text:span text:style-name="T166"> In no-tillage systems, where seeds often remain </text:span><text:span text:style-name="T163">at</text:span><text:span text:style-name="T166"> the soil surface, Palmer amaranth and waterhemp can become problematic due to higher </text:span><text:span text:style-name="T163">g</text:span><text:span text:style-name="T166">ermination</text:span><text:span text:style-name="T163"> rate</text:span><text:span text:style-name="T166"> and survival</text:span><text:span text:style-name="T163">. </text:span><text:span text:style-name="T161">Both</text:span><text:span text:style-name="T156"> weedy </text:span><text:span text:style-name="T167">Amaranthus</text:span><text:span text:style-name="T163"> are known to thrive under minimal soil disturbance, allowing seeds to remain in favorable conditions for emergence</text:span><text:span text:style-name="T168"> </text:span><text:reference-mark-start text:name="ZOTERO_ITEM CSL_CITATION {&quot;citationID&quot;:&quot;KuCyKDRu&quot;,&quot;properties&quot;:{&quot;formattedCitation&quot;:&quot;(Refsell and Hartzler 2009; Steckel et al. 2007)&quot;,&quot;plainCitation&quot;:&quot;(Refsell and Hartzler 2009; Steckel et al. 2007)&quot;,&quot;noteIndex&quot;:0},&quot;citationItems&quot;:[{&quot;id&quot;:224,&quot;uris&quot;:[&quot;http://zotero.org/users/17654486/items/IHM8IFX5&quot;],&quot;itemData&quot;:{&quot;id&quot;:224,&quot;type&quot;:&quot;article-journal&quot;,&quot;abstract&quot;:&quot;Field studies were conducted in 2001 and 2002 to determine the effect of tillage on the emergence of common waterhemp from the soil seedbank. Emergence of common waterhemp was three times greater in no-till than chisel-till cultivation. Tillage did not affect the initial time of emergence; however, the time to 50% emergence was longer in no-till than chisel till. Duration of emergence did not differ among tillage systems. Common waterhemp seed was concentrated near the soil surface in no-till plots, whereas seed in the chisel-till plots were primarily found between 9 and 15 cm. The delayed and increased emergence in no-till cultivation may contribute to the greater problems in managing common waterhemp in no-till plots compared with plots where tillage is used.&quot;,&quot;container-title&quot;:&quot;Weed Technology&quot;,&quot;DOI&quot;:&quot;10.1614/WT-08-045.1&quot;,&quot;ISSN&quot;:&quot;0890-037X, 1550-2740&quot;,&quot;issue&quot;:&quot;1&quot;,&quot;language&quot;:&quot;en&quot;,&quot;page&quot;:&quot;129-133&quot;,&quot;source&quot;:&quot;Cambridge University Press&quot;,&quot;title&quot;:&quot;Effect of Tillage on Common Waterhemp (Amaranthus rudis) Emergence and Vertical Distribution of Seed in the Soil&quot;,&quot;volume&quot;:&quot;23&quot;,&quot;author&quot;:[{&quot;family&quot;:&quot;Refsell&quot;,&quot;given&quot;:&quot;D. E.&quot;},{&quot;family&quot;:&quot;Hartzler&quot;,&quot;given&quot;:&quot;R. G.&quot;}],&quot;issued&quot;:{&quot;date-parts&quot;:[[&quot;2009&quot;,3]]}}},{&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fxBOFVq4pC"/><text:span text:style-name="T168">(Refsell and Hartzler 2009; Steckel et al. </text:span><text:soft-page-break/><text:span text:style-name="T168">2007)</text:span><text:reference-mark-end text:name="ZOTERO_ITEM CSL_CITATION {&quot;citationID&quot;:&quot;KuCyKDRu&quot;,&quot;properties&quot;:{&quot;formattedCitation&quot;:&quot;(Refsell and Hartzler 2009; Steckel et al. 2007)&quot;,&quot;plainCitation&quot;:&quot;(Refsell and Hartzler 2009; Steckel et al. 2007)&quot;,&quot;noteIndex&quot;:0},&quot;citationItems&quot;:[{&quot;id&quot;:224,&quot;uris&quot;:[&quot;http://zotero.org/users/17654486/items/IHM8IFX5&quot;],&quot;itemData&quot;:{&quot;id&quot;:224,&quot;type&quot;:&quot;article-journal&quot;,&quot;abstract&quot;:&quot;Field studies were conducted in 2001 and 2002 to determine the effect of tillage on the emergence of common waterhemp from the soil seedbank. Emergence of common waterhemp was three times greater in no-till than chisel-till cultivation. Tillage did not affect the initial time of emergence; however, the time to 50% emergence was longer in no-till than chisel till. Duration of emergence did not differ among tillage systems. Common waterhemp seed was concentrated near the soil surface in no-till plots, whereas seed in the chisel-till plots were primarily found between 9 and 15 cm. The delayed and increased emergence in no-till cultivation may contribute to the greater problems in managing common waterhemp in no-till plots compared with plots where tillage is used.&quot;,&quot;container-title&quot;:&quot;Weed Technology&quot;,&quot;DOI&quot;:&quot;10.1614/WT-08-045.1&quot;,&quot;ISSN&quot;:&quot;0890-037X, 1550-2740&quot;,&quot;issue&quot;:&quot;1&quot;,&quot;language&quot;:&quot;en&quot;,&quot;page&quot;:&quot;129-133&quot;,&quot;source&quot;:&quot;Cambridge University Press&quot;,&quot;title&quot;:&quot;Effect of Tillage on Common Waterhemp (Amaranthus rudis) Emergence and Vertical Distribution of Seed in the Soil&quot;,&quot;volume&quot;:&quot;23&quot;,&quot;author&quot;:[{&quot;family&quot;:&quot;Refsell&quot;,&quot;given&quot;:&quot;D. E.&quot;},{&quot;family&quot;:&quot;Hartzler&quot;,&quot;given&quot;:&quot;R. G.&quot;}],&quot;issued&quot;:{&quot;date-parts&quot;:[[&quot;2009&quot;,3]]}}},{&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fxBOFVq4pC"/><text:span text:style-name="T162">. These findings suggests that management practices influencing seed placement in the soil profile is critical for long-term management of Palmer amaranth and waterhemp. Prevention strategies that limit seed return to the surface, including </text:span><text:span text:style-name="T137">minimum</text:span><text:span text:style-name="T162"> tillage or cover crops, may </text:span><text:span text:style-name="T137">reduce</text:span><text:span text:style-name="T162"> seedbank longevity and aid in integrated weed management. </text:span></text:p>
      <text:p text:style-name="P37">Longevity of<text:span text:style-name="T169"> viable</text:span> Palmer amaranth and waterhemp<text:span text:style-name="T169"> seeds</text:span></text:p>
      <text:p text:style-name="P38"><text:tab/></text:p>
      <text:p text:style-name="P39"/>
      <text:p text:style-name="P40"/>
      <text:p text:style-name="P40"><text:bookmark-start text:name="_Toc2685949"/><text:bookmark-start text:name="_Hlk2607705"/></text:p>
      <text:p text:style-name="P41" loext:marker-style-name="T170"><text:span text:style-name="T170">Example of a Subheading</text:span><text:span text:style-name="T170"/></text:p>
      <text:p text:style-name="P9" loext:marker-style-name="T15"><text:span text:style-name="T15">There is no separate Conclusion section.</text:span><text:span text:style-name="T17"> </text:span><text:span text:style-name="T15">Provide a clear and precise description of the experimental results and how they were interpreted, including details of statistical analyses. Use tables and figures where appropriate to present data; cite them in the text as Table 1, Figure 1 etc. and attach them to the end of the manuscript (see below). Discuss the results in the broader context of previous research, and describe their implications for the research goals and/or working hypotheses presented in Materials and Methods.</text:span></text:p>
      <text:p text:style-name="P42" loext:marker-style-name="T15"/>
      <text:p text:style-name="P41" loext:marker-style-name="T9"><text:span text:style-name="T16">Acknowledgments</text:span><text:span text:style-name="T171"/></text:p>
      <text:p text:style-name="P41" loext:marker-style-name="T9"><text:span text:style-name="T9"> Individuals who contributed to the research but who do not meet the criteria for authorship may be acknowledged in this section.</text:span><text:span text:style-name="T9"/></text:p>
      <text:p text:style-name="P11" loext:marker-style-name="T13"/>
      <text:p text:style-name="P9" loext:marker-style-name="T12"><text:span text:style-name="T12">Funding</text:span><text:span text:style-name="T12"/></text:p>
      <text:p text:style-name="P9" loext:marker-style-name="T12"><text:soft-page-break/><text:span text:style-name="T9">Authors must disclose all funding received to support the research described in the manuscript by describing and acknowledging funding sources in this section. Where no specific funding was provided for research, provide the following statement: "This research received no specific grant from any funding agency, commercial or not-for-profit sectors."</text:span><text:span text:style-name="T172"/></text:p>
      <text:p text:style-name="P11" loext:marker-style-name="T13"/>
      <text:p text:style-name="P9" loext:marker-style-name="T12"><text:span text:style-name="T12">Competing Interests</text:span><text:span text:style-name="T12"/></text:p>
      <text:p text:style-name="P9" loext:marker-style-name="T13"><text:span text:style-name="T13">A competing interest declaration is required. Competing interests are situations that could be perceived to exert an undue influence on the content or publication of an author’s work. They may include, but are not limited to, financial, professional, contractual, or personal relationships or situations. If the manuscript has multiple authors, include competing interest declarations relevant to all contributing authors. Example: “Competing interests: Author 1 is employed at organization A, Author 2 is on the Board of company B and is a member of organization C. Author 3 has received grants from company D.” If no competing interests exist, the declaration should state “Competing interests: The author(s) declare none."</text:span><text:span text:style-name="T13"/></text:p>
      <text:p text:style-name="P43" loext:marker-style-name="T13"/>
      <text:p text:style-name="P44"><text:span text:style-name="Heading_20_2_20_Char"><text:span text:style-name="T3">References</text:span></text:span></text:p>
      <text:p text:style-name="P9"><text:span text:style-name="T173">Begin on a separate page and list citations alphabetically by author. Each citation should include the names of all authors, year of publication, complete title, publication, volume number, and inclusive pages, in that sequence.</text:span><text:span text:style-name="T174"> </text:span><text:span text:style-name="T173"><text:s/>Theses and dissertations may appear in References, but do not cite or footnote abstracts more than 3 years old unless the information contained is of vital importance and has not been reported elsewhere. Preprints and unpublished materials are not permitted in the References section but can be cited parenthetically in the text. <text:s/>For additional formatting details see: </text:span></text:p>
      <text:p text:style-name="P45"><text:a xlink:type="simple" xlink:href="https://www.cambridge.org/core/journals/weed-science/information/author-instructions/preparing-your-materials" text:style-name="Internet_20_link" text:visited-style-name="Visited_20_Internet_20_Link"><text:span text:style-name="Internet_20_link"><text:span text:style-name="T175">https://www.cambridge.org/core/journals/weed-science/information/author-instructions/preparing-your-materials.</text:span></text:span></text:a></text:p>
      <text:p text:style-name="P46" loext:marker-style-name="T175"/>
      <text:p text:style-name="P47" loext:marker-style-name="T176"/>
      <text:p text:style-name="P48" loext:marker-style-name="T176"><text:span text:style-name="T177">Table 1.</text:span></text:p>
      <table:table table:name="Table10" table:style-name="Table10" table:template-name="Default Style">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row table:style-name="Table10.1">
          <table:table-cell table:style-name="Table10.A1" table:number-rows-spanned="2" office:value-type="string">
            <text:p text:style-name="P49">Location</text:p>
          </table:table-cell>
          <table:table-cell table:style-name="Table10.A1" table:number-rows-spanned="2" office:value-type="string">
            <text:p text:style-name="P50">Model</text:p>
          </table:table-cell>
          <table:table-cell table:style-name="Table10.A1" table:number-rows-spanned="2" office:value-type="string">
            <text:p text:style-name="P51">Term</text:p>
          </table:table-cell>
          <table:table-cell table:style-name="Table10.A1" table:number-rows-spanned="2" office:value-type="string">
            <text:p text:style-name="P51">Curve</text:p>
          </table:table-cell>
          <table:table-cell table:style-name="Table10.A1" table:number-columns-spanned="3" office:value-type="string">
            <text:p text:style-name="P50">Model selection</text:p>
          </table:table-cell>
          <table:covered-table-cell/>
          <table:covered-table-cell/>
          <table:table-cell table:style-name="Table10.A1" table:number-columns-spanned="2" office:value-type="string">
            <text:p text:style-name="P52">Goodness-of-fit</text:p>
          </table:table-cell>
          <table:covered-table-cell/>
        </table:table-row>
        <table:table-row table:style-name="Table10.1">
          <table:covered-table-cell table:style-name="Table10.A2"/>
          <table:covered-table-cell table:style-name="Table10.A2"/>
          <table:covered-table-cell table:style-name="Table10.A2"/>
          <table:covered-table-cell table:style-name="Table10.A2"/>
          <table:table-cell table:style-name="Table10.A2" office:value-type="string">
            <text:p text:style-name="P50">F-test</text:p>
          </table:table-cell>
          <table:table-cell table:style-name="Table10.A2" office:value-type="string">
            <text:p text:style-name="P50">P-value</text:p>
          </table:table-cell>
          <table:table-cell table:style-name="Table10.A2" office:value-type="string">
            <text:p text:style-name="P50">AIC<text:span text:style-name="T178">c</text:span><text:span text:style-name="T179">a</text:span></text:p>
          </table:table-cell>
          <table:table-cell table:style-name="Table10.A2" office:value-type="string">
            <text:p text:style-name="P53">RSME<text:span text:style-name="T179">b</text:span></text:p>
          </table:table-cell>
          <table:table-cell table:style-name="Table10.A2" office:value-type="string">
            <text:p text:style-name="P54">ME<text:span text:style-name="T180">c</text:span></text:p>
          </table:table-cell>
        </table:table-row>
        <table:table-row table:style-name="Table10.1">
          <table:table-cell table:style-name="Table10.A3" table:number-rows-spanned="7" office:value-type="string">
            <text:p text:style-name="P49">College </text:p>
          </table:table-cell>
          <table:table-cell table:style-name="Table10.A3" table:number-rows-spanned="4" office:value-type="string">
            <text:p text:style-name="P55">Full model</text:p>
          </table:table-cell>
          <table:table-cell table:style-name="Table10.A3" table:number-rows-spanned="4" office:value-type="string">
            <text:p text:style-name="P50">species <text:span text:style-name="T181">× </text:span><text:span text:style-name="T182">soil </text:span>depth</text:p>
          </table:table-cell>
          <table:table-cell table:style-name="Table10.A3" office:value-type="string">
            <text:p text:style-name="P56">Palmer amaranth at 25 cm</text:p>
          </table:table-cell>
          <table:table-cell table:style-name="Table10.A3" table:number-rows-spanned="4" office:value-type="string">
            <text:p text:style-name="P57">-</text:p>
            <text:p text:style-name="P50"/>
          </table:table-cell>
          <table:table-cell table:style-name="Table10.A3" table:number-rows-spanned="4" office:value-type="string">
            <text:p text:style-name="P57">-</text:p>
          </table:table-cell>
          <table:table-cell table:style-name="Table10.A3" table:number-rows-spanned="4" office:value-type="string">
            <text:p text:style-name="P58">812.9</text:p>
          </table:table-cell>
          <table:table-cell table:style-name="Table10.H3" office:value-type="float" office:value="3.4">
            <text:p text:style-name="P58">3.4</text:p>
          </table:table-cell>
          <table:table-cell table:style-name="Table10.A3" office:value-type="string">
            <text:p text:style-name="P58"><text:span text:style-name="T183">0</text:span>.99</text:p>
          </table:table-cell>
        </table:table-row>
        <table:table-row>
          <table:covered-table-cell table:style-name="Table10.A3"/>
          <table:covered-table-cell table:style-name="Table10.A3"/>
          <table:covered-table-cell table:style-name="Table10.A3"/>
          <table:table-cell table:style-name="Table10.A3" office:value-type="string">
            <text:p text:style-name="P56">Palmer amaranth at 5 cm</text:p>
          </table:table-cell>
          <table:covered-table-cell table:style-name="Table10.A3"/>
          <table:covered-table-cell table:style-name="Table10.A3"/>
          <table:covered-table-cell table:style-name="Table10.A3"/>
          <table:table-cell table:style-name="Table10.H3" office:value-type="float" office:value="3.5">
            <text:p text:style-name="P58">3.5</text:p>
          </table:table-cell>
          <table:table-cell table:style-name="Table10.H3" office:value-type="float" office:value="0.99">
            <text:p text:style-name="P58">0.99</text:p>
          </table:table-cell>
        </table:table-row>
        <table:table-row>
          <table:covered-table-cell table:style-name="Table10.A3"/>
          <table:covered-table-cell table:style-name="Table10.A3"/>
          <table:covered-table-cell table:style-name="Table10.A3"/>
          <table:table-cell table:style-name="Table10.A3" office:value-type="string">
            <text:p text:style-name="P56">waterhemp at 25 cm</text:p>
          </table:table-cell>
          <table:covered-table-cell table:style-name="Table10.A3"/>
          <table:covered-table-cell table:style-name="Table10.A3"/>
          <table:covered-table-cell table:style-name="Table10.A3"/>
          <table:table-cell table:style-name="Table10.H3" office:value-type="float" office:value="8.5">
            <text:p text:style-name="P58">8.5</text:p>
          </table:table-cell>
          <table:table-cell table:style-name="Table10.A3" office:value-type="string">
            <text:p text:style-name="P58">0.94</text:p>
          </table:table-cell>
        </table:table-row>
        <table:table-row table:style-name="Table10.1">
          <table:covered-table-cell table:style-name="Table10.A3"/>
          <table:covered-table-cell table:style-name="Table10.A3"/>
          <table:covered-table-cell table:style-name="Table10.A3"/>
          <table:table-cell table:style-name="Table10.A3" office:value-type="string">
            <text:p text:style-name="P56">waterhemp at 5 cm</text:p>
          </table:table-cell>
          <table:covered-table-cell table:style-name="Table10.A3"/>
          <table:covered-table-cell table:style-name="Table10.A3"/>
          <table:covered-table-cell table:style-name="Table10.A3"/>
          <table:table-cell table:style-name="Table10.H3" office:value-type="float" office:value="3.5">
            <text:p text:style-name="P58">3.5</text:p>
          </table:table-cell>
          <table:table-cell table:style-name="Table10.H3" office:value-type="float" office:value="0.99">
            <text:p text:style-name="P58">0.99</text:p>
          </table:table-cell>
        </table:table-row>
        <table:table-row table:style-name="Table10.1">
          <table:covered-table-cell table:style-name="Table10.A3"/>
          <table:table-cell table:style-name="Table10.B7" table:number-rows-spanned="2" office:value-type="string">
            <text:p text:style-name="P55">Reduced 1</text:p>
          </table:table-cell>
          <table:table-cell table:style-name="Table10.C7" table:number-rows-spanned="2" office:value-type="string">
            <text:p text:style-name="P50">species </text:p>
          </table:table-cell>
          <table:table-cell table:style-name="Table10.D7" office:value-type="string">
            <text:p text:style-name="P53">Palmer amaranth</text:p>
          </table:table-cell>
          <table:table-cell table:style-name="Table10.E7" table:number-rows-spanned="2" office:value-type="float" office:value="1.25">
            <text:p text:style-name="P58">1.25</text:p>
          </table:table-cell>
          <table:table-cell table:style-name="Table10.E7" table:number-rows-spanned="2" office:value-type="float" office:value="0.28">
            <text:p text:style-name="P58">0.28</text:p>
          </table:table-cell>
          <table:table-cell table:style-name="Table10.G7" table:number-rows-spanned="2" office:value-type="string">
            <text:p text:style-name="P58">80<text:span text:style-name="T184">9</text:span>.<text:span text:style-name="T184">0</text:span></text:p>
          </table:table-cell>
          <table:table-cell table:style-name="Table10.E7" office:value-type="float" office:value="3.9">
            <text:p text:style-name="P58">3.9</text:p>
          </table:table-cell>
          <table:table-cell table:style-name="Table10.E7" office:value-type="float" office:value="0.99">
            <text:p text:style-name="P58">0.99</text:p>
          </table:table-cell>
        </table:table-row>
        <table:table-row>
          <table:covered-table-cell table:style-name="Table10.A3"/>
          <table:covered-table-cell table:style-name="Table10.B8"/>
          <table:covered-table-cell table:style-name="Table10.C8"/>
          <table:table-cell table:style-name="Table10.D8" office:value-type="string">
            <text:p text:style-name="P53">waterhemp</text:p>
          </table:table-cell>
          <table:covered-table-cell table:style-name="Table10.E8"/>
          <table:covered-table-cell table:style-name="Table10.F8"/>
          <table:covered-table-cell table:style-name="Table10.G8"/>
          <table:table-cell table:style-name="Table10.E7" office:value-type="float" office:value="6.5">
            <text:p text:style-name="P58">6.5</text:p>
          </table:table-cell>
          <table:table-cell table:style-name="Table10.E7" office:value-type="float" office:value="0.97">
            <text:p text:style-name="P58">0.97</text:p>
          </table:table-cell>
        </table:table-row>
        <table:table-row table:style-name="Table10.1">
          <table:covered-table-cell table:style-name="Table10.A3"/>
          <table:table-cell table:style-name="Table10.A3" office:value-type="string">
            <text:p text:style-name="P55">Reduced 2</text:p>
          </table:table-cell>
          <table:table-cell table:style-name="Table10.H3">
            <text:p text:style-name="P50"/>
          </table:table-cell>
          <table:table-cell table:style-name="Table10.H3">
            <text:p text:style-name="P50"/>
          </table:table-cell>
          <table:table-cell table:style-name="Table10.H3" office:value-type="float" office:value="13.72">
            <text:p text:style-name="P58">13.72</text:p>
          </table:table-cell>
          <table:table-cell table:style-name="Table10.A3" office:value-type="string">
            <text:p text:style-name="P59">0<text:span text:style-name="T185">.00</text:span></text:p>
          </table:table-cell>
          <table:table-cell table:style-name="Table10.H3" office:value-type="float" office:value="840.2">
            <text:p text:style-name="P58">840.2</text:p>
          </table:table-cell>
          <table:table-cell table:style-name="Table10.H3" office:value-type="float" office:value="10.6">
            <text:p text:style-name="P60">10.<text:span text:style-name="T184">6</text:span></text:p>
          </table:table-cell>
          <table:table-cell table:style-name="Table10.H3" office:value-type="float" office:value="0.91">
            <text:p text:style-name="P60">0.91</text:p>
          </table:table-cell>
        </table:table-row>
        <table:table-row table:style-name="Table10.1">
          <table:table-cell table:style-name="Table10.A3" table:number-rows-spanned="7" office:value-type="string">
            <text:p text:style-name="P49">Corpus Christi</text:p>
          </table:table-cell>
          <table:table-cell table:style-name="Table10.A3" table:number-rows-spanned="4" office:value-type="string">
            <text:p text:style-name="P61">Full model</text:p>
          </table:table-cell>
          <table:table-cell table:style-name="Table10.A3" table:number-rows-spanned="4" office:value-type="string">
            <text:p text:style-name="P62">species <text:span text:style-name="T181">× </text:span><text:span text:style-name="T182">soil </text:span>depth</text:p>
          </table:table-cell>
          <table:table-cell table:style-name="Table10.A3" office:value-type="string">
            <text:p text:style-name="P63">Palmer amaranth at 25 cm</text:p>
          </table:table-cell>
          <table:table-cell table:style-name="Table10.A3" table:number-rows-spanned="4" office:value-type="string">
            <text:p text:style-name="P62"/>
          </table:table-cell>
          <table:table-cell table:style-name="Table10.A3" table:number-rows-spanned="4" office:value-type="string">
            <text:p text:style-name="P64"/>
          </table:table-cell>
          <table:table-cell table:style-name="Table10.A3" table:number-rows-spanned="4" office:value-type="string">
            <text:p text:style-name="P65">843.5</text:p>
          </table:table-cell>
          <table:table-cell table:style-name="Table10.H3" office:value-type="float" office:value="4.7">
            <text:p text:style-name="P65">4.7</text:p>
          </table:table-cell>
          <table:table-cell table:style-name="Table10.A3" office:value-type="string">
            <text:p text:style-name="P66">0.98</text:p>
          </table:table-cell>
        </table:table-row>
        <table:table-row table:style-name="Table10.1">
          <table:covered-table-cell table:style-name="Table10.A3"/>
          <table:covered-table-cell table:style-name="Table10.A3"/>
          <table:covered-table-cell table:style-name="Table10.A3"/>
          <table:table-cell table:style-name="Table10.A3" office:value-type="string">
            <text:p text:style-name="P63">Palmer amaranth at 5 cm</text:p>
          </table:table-cell>
          <table:covered-table-cell table:style-name="Table10.A3"/>
          <table:covered-table-cell table:style-name="Table10.A3"/>
          <table:covered-table-cell table:style-name="Table10.A3"/>
          <table:table-cell table:style-name="Table10.H3" office:value-type="float" office:value="1.8">
            <text:p text:style-name="P65">1.<text:span text:style-name="T184">8</text:span></text:p>
          </table:table-cell>
          <table:table-cell table:style-name="Table10.H3" office:value-type="float" office:value="0.99">
            <text:p text:style-name="P66">0.99</text:p>
          </table:table-cell>
        </table:table-row>
        <table:table-row table:style-name="Table10.1">
          <table:covered-table-cell table:style-name="Table10.A3"/>
          <table:covered-table-cell table:style-name="Table10.A3"/>
          <table:covered-table-cell table:style-name="Table10.A3"/>
          <table:table-cell table:style-name="Table10.A3" office:value-type="string">
            <text:p text:style-name="P63">waterhemp at 25 cm</text:p>
          </table:table-cell>
          <table:covered-table-cell table:style-name="Table10.A3"/>
          <table:covered-table-cell table:style-name="Table10.A3"/>
          <table:covered-table-cell table:style-name="Table10.A3"/>
          <table:table-cell table:style-name="Table10.H3" office:value-type="float" office:value="8.7">
            <text:p text:style-name="P67">8.<text:span text:style-name="T184">7</text:span></text:p>
          </table:table-cell>
          <table:table-cell table:style-name="Table10.A3" office:value-type="string">
            <text:p text:style-name="P67">0.92</text:p>
          </table:table-cell>
        </table:table-row>
        <table:table-row table:style-name="Table10.1">
          <table:covered-table-cell table:style-name="Table10.A3"/>
          <table:covered-table-cell table:style-name="Table10.A3"/>
          <table:covered-table-cell table:style-name="Table10.A3"/>
          <table:table-cell table:style-name="Table10.A3" office:value-type="string">
            <text:p text:style-name="P63">waterhemp at 5 cm</text:p>
          </table:table-cell>
          <table:covered-table-cell table:style-name="Table10.A3"/>
          <table:covered-table-cell table:style-name="Table10.A3"/>
          <table:covered-table-cell table:style-name="Table10.A3"/>
          <table:table-cell table:style-name="Table10.H3" office:value-type="float" office:value="6.2">
            <text:p text:style-name="P67">6.2</text:p>
          </table:table-cell>
          <table:table-cell table:style-name="Table10.H3" office:value-type="float" office:value="0.96">
            <text:p text:style-name="P67">0.96</text:p>
          </table:table-cell>
        </table:table-row>
        <table:table-row table:style-name="Table10.1">
          <table:covered-table-cell table:style-name="Table10.A3"/>
          <table:table-cell table:style-name="Table10.B14" table:number-rows-spanned="2" office:value-type="string">
            <text:p text:style-name="P68">Reduced 1</text:p>
          </table:table-cell>
          <table:table-cell table:style-name="Table10.C14" table:number-rows-spanned="2" office:value-type="string">
            <text:p text:style-name="P69">species </text:p>
          </table:table-cell>
          <table:table-cell table:style-name="Table10.D14" office:value-type="string">
            <text:p text:style-name="P70">Palmer amaranth</text:p>
          </table:table-cell>
          <table:table-cell table:style-name="Table10.E7" table:number-rows-spanned="2" office:value-type="float" office:value="0">
            <text:p text:style-name="P71">1.71</text:p>
          </table:table-cell>
          <table:table-cell table:style-name="Table10.F14" table:number-rows-spanned="2" office:value-type="string">
            <text:p text:style-name="P71">0.12</text:p>
          </table:table-cell>
          <table:table-cell table:style-name="Table10.G14" table:number-rows-spanned="2" office:value-type="string">
            <text:p text:style-name="P72">842.4</text:p>
          </table:table-cell>
          <table:table-cell table:style-name="Table10.E7" office:value-type="float" office:value="3.7">
            <text:p text:style-name="P73">3.<text:span text:style-name="T184">7</text:span></text:p>
          </table:table-cell>
          <table:table-cell table:style-name="Table10.E7" office:value-type="float" office:value="0.99">
            <text:p text:style-name="P73">0.99</text:p>
          </table:table-cell>
        </table:table-row>
        <table:table-row table:style-name="Table10.1">
          <table:covered-table-cell table:style-name="Table10.A3"/>
          <table:covered-table-cell table:style-name="Table10.B15"/>
          <table:covered-table-cell table:style-name="Table10.C15"/>
          <table:table-cell table:style-name="Table10.D15" office:value-type="string">
            <text:p text:style-name="P70">waterhemp</text:p>
          </table:table-cell>
          <table:covered-table-cell table:style-name="Table10.E7"/>
          <table:covered-table-cell table:style-name="Table10.F15"/>
          <table:covered-table-cell table:style-name="Table10.G15"/>
          <table:table-cell table:style-name="Table10.E7" office:value-type="float" office:value="7.9">
            <text:p text:style-name="P73">7.9</text:p>
          </table:table-cell>
          <table:table-cell table:style-name="Table10.E7" office:value-type="float" office:value="0.93">
            <text:p text:style-name="P73">0.93</text:p>
          </table:table-cell>
        </table:table-row>
        <table:table-row table:style-name="Table10.1">
          <table:covered-table-cell table:style-name="Table10.A3"/>
          <table:table-cell table:style-name="Table10.A3" office:value-type="string">
            <text:p text:style-name="P61">Reduced 2</text:p>
          </table:table-cell>
          <table:table-cell table:style-name="Table10.H3">
            <text:p text:style-name="P62"/>
          </table:table-cell>
          <table:table-cell table:style-name="Table10.H3">
            <text:p text:style-name="P62"/>
          </table:table-cell>
          <table:table-cell table:style-name="Table10.H3" office:value-type="float" office:value="21.43">
            <text:p text:style-name="P74">21.43</text:p>
          </table:table-cell>
          <table:table-cell table:style-name="Table10.A3" office:value-type="string">
            <text:p text:style-name="P75">0.<text:span text:style-name="T186">00</text:span></text:p>
          </table:table-cell>
          <table:table-cell table:style-name="Table10.A3" office:value-type="string">
            <text:p text:style-name="P65">890.6<text:span text:style-name="T184">0</text:span></text:p>
          </table:table-cell>
          <table:table-cell table:style-name="Table10.H3" office:value-type="float" office:value="7.6">
            <text:p text:style-name="P76">7.6</text:p>
          </table:table-cell>
          <table:table-cell table:style-name="Table10.H3" office:value-type="float" office:value="0.95">
            <text:p text:style-name="P77">0.95</text:p>
          </table:table-cell>
        </table:table-row>
        <table:table-row table:style-name="Table10.1">
          <table:table-cell table:style-name="Table10.A2" table:number-rows-spanned="7" office:value-type="string">
            <text:p text:style-name="P78">Luddock</text:p>
          </table:table-cell>
          <table:table-cell table:style-name="Table10.A3" table:number-rows-spanned="4" office:value-type="string">
            <text:p text:style-name="P79">Full model</text:p>
          </table:table-cell>
          <table:table-cell table:style-name="Table10.A3" table:number-rows-spanned="4" office:value-type="string">
            <text:p text:style-name="P80">species <text:span text:style-name="T181">× </text:span><text:span text:style-name="T182">soil </text:span>depth</text:p>
          </table:table-cell>
          <table:table-cell table:style-name="Table10.A3" table:number-rows-spanned="4" office:value-type="string">
            <text:p text:style-name="P81">Palmer amaranth at 25 cm</text:p>
          </table:table-cell>
          <table:table-cell table:style-name="Table10.A3" table:number-rows-spanned="4" office:value-type="string">
            <text:p text:style-name="P82">-</text:p>
            <text:p text:style-name="P80"/>
          </table:table-cell>
          <table:table-cell table:style-name="Table10.A3" table:number-rows-spanned="4" office:value-type="string">
            <text:p text:style-name="P82">-</text:p>
          </table:table-cell>
          <table:table-cell table:style-name="Table10.A3" table:number-rows-spanned="4" office:value-type="string">
            <text:p text:style-name="P83">965.<text:span text:style-name="T184">4</text:span></text:p>
          </table:table-cell>
          <table:table-cell table:style-name="Table10.H3" office:value-type="float" office:value="5.9">
            <text:p text:style-name="P84">5.9</text:p>
          </table:table-cell>
          <table:table-cell table:style-name="Table10.H3" office:value-type="float" office:value="0.97">
            <text:p text:style-name="P84">0.97</text:p>
          </table:table-cell>
        </table:table-row>
        <table:table-row table:style-name="Table10.1">
          <table:covered-table-cell table:style-name="Table10.A3"/>
          <table:covered-table-cell table:style-name="Table10.A3"/>
          <table:covered-table-cell table:style-name="Table10.A3"/>
          <table:covered-table-cell table:style-name="Table10.A3"/>
          <table:covered-table-cell table:style-name="Table10.A3"/>
          <table:covered-table-cell table:style-name="Table10.A3"/>
          <table:covered-table-cell table:style-name="Table10.A3"/>
          <table:table-cell table:style-name="Table10.H3" office:value-type="float" office:value="3.8">
            <text:p text:style-name="P84">3.8</text:p>
          </table:table-cell>
          <table:table-cell table:style-name="Table10.H3" office:value-type="float" office:value="0.98">
            <text:p text:style-name="P84">0.98</text:p>
          </table:table-cell>
        </table:table-row>
        <table:table-row table:style-name="Table10.1">
          <table:covered-table-cell table:style-name="Table10.A3"/>
          <table:covered-table-cell table:style-name="Table10.A3"/>
          <table:covered-table-cell table:style-name="Table10.A3"/>
          <table:covered-table-cell table:style-name="Table10.A3"/>
          <table:covered-table-cell table:style-name="Table10.A3"/>
          <table:covered-table-cell table:style-name="Table10.A3"/>
          <table:covered-table-cell table:style-name="Table10.A3"/>
          <table:table-cell table:style-name="Table10.H3" office:value-type="float" office:value="11.9">
            <text:p text:style-name="P84">11.9</text:p>
          </table:table-cell>
          <table:table-cell table:style-name="Table10.H3" office:value-type="float" office:value="0.87">
            <text:p text:style-name="P84">0.87</text:p>
          </table:table-cell>
        </table:table-row>
        <table:table-row table:style-name="Table10.1">
          <table:covered-table-cell table:style-name="Table10.A3"/>
          <table:covered-table-cell table:style-name="Table10.A3"/>
          <table:covered-table-cell table:style-name="Table10.A3"/>
          <table:covered-table-cell table:style-name="Table10.A3"/>
          <table:covered-table-cell table:style-name="Table10.A3"/>
          <table:covered-table-cell table:style-name="Table10.A3"/>
          <table:covered-table-cell table:style-name="Table10.A3"/>
          <table:table-cell table:style-name="Table10.H3" office:value-type="float" office:value="13">
            <text:p text:style-name="P84">13</text:p>
          </table:table-cell>
          <table:table-cell table:style-name="Table10.H3" office:value-type="float" office:value="0.86">
            <text:p text:style-name="P84">0.86</text:p>
          </table:table-cell>
        </table:table-row>
        <table:table-row table:style-name="Table10.1">
          <table:covered-table-cell table:style-name="Table10.A3"/>
          <table:table-cell table:style-name="Table10.A3" table:number-rows-spanned="2" office:value-type="string">
            <text:p text:style-name="P79">Reduced 1</text:p>
          </table:table-cell>
          <table:table-cell table:style-name="Table10.A3" table:number-rows-spanned="2" office:value-type="string">
            <text:p text:style-name="P80">species </text:p>
          </table:table-cell>
          <table:table-cell table:style-name="Table10.A3" office:value-type="string">
            <text:p text:style-name="P85">Palmer amaranth</text:p>
          </table:table-cell>
          <table:table-cell table:style-name="Table10.H3" table:number-rows-spanned="2" office:value-type="float" office:value="0">
            <text:p text:style-name="P86">0.12</text:p>
          </table:table-cell>
          <table:table-cell table:style-name="Table10.H3" table:number-rows-spanned="2" office:value-type="float" office:value="0">
            <text:p text:style-name="P80">0.<text:span text:style-name="T187">99</text:span></text:p>
          </table:table-cell>
          <table:table-cell table:style-name="Table10.A3" table:number-rows-spanned="2" office:value-type="string">
            <text:p text:style-name="P83">954.2</text:p>
          </table:table-cell>
          <table:table-cell table:style-name="Table10.H3" office:value-type="float" office:value="5">
            <text:p text:style-name="P87">5</text:p>
          </table:table-cell>
          <table:table-cell table:style-name="Table10.H3" office:value-type="float" office:value="0.97">
            <text:p text:style-name="P84">0.97</text:p>
          </table:table-cell>
        </table:table-row>
        <table:table-row table:style-name="Table10.1">
          <table:covered-table-cell table:style-name="Table10.A3"/>
          <table:covered-table-cell table:style-name="Table10.A3"/>
          <table:covered-table-cell table:style-name="Table10.A3"/>
          <table:table-cell table:style-name="Table10.A3" office:value-type="string">
            <text:p text:style-name="P85">waterhemp</text:p>
          </table:table-cell>
          <table:covered-table-cell table:style-name="Table10.H3"/>
          <table:covered-table-cell table:style-name="Table10.H3"/>
          <table:covered-table-cell table:style-name="Table10.A3"/>
          <table:table-cell table:style-name="Table10.H3" office:value-type="float" office:value="12.4">
            <text:p text:style-name="P87">12.4</text:p>
          </table:table-cell>
          <table:table-cell table:style-name="Table10.H3" office:value-type="float" office:value="0.86">
            <text:p text:style-name="P84">0.86</text:p>
          </table:table-cell>
        </table:table-row>
        <table:table-row table:style-name="Table10.23">
          <table:covered-table-cell table:style-name="Table10.A2"/>
          <table:table-cell table:style-name="Table10.B23" office:value-type="string">
            <text:p text:style-name="P88">Reduced 2</text:p>
          </table:table-cell>
          <table:table-cell table:style-name="Table10.C23">
            <text:p text:style-name="P89"/>
          </table:table-cell>
          <table:table-cell table:style-name="Table10.C23">
            <text:p text:style-name="P89"/>
          </table:table-cell>
          <table:table-cell table:style-name="Table10.C23" office:value-type="float" office:value="0.79">
            <text:p text:style-name="P89">0.<text:span text:style-name="T188">79</text:span></text:p>
          </table:table-cell>
          <table:table-cell table:style-name="Table10.F23" office:value-type="string">
            <text:p text:style-name="P89">0.5<text:span text:style-name="T189">0</text:span></text:p>
          </table:table-cell>
          <table:table-cell table:style-name="Table10.C23" office:value-type="float" office:value="950.3">
            <text:p text:style-name="P90">950.<text:span text:style-name="T184">3</text:span></text:p>
          </table:table-cell>
          <table:table-cell table:style-name="Table10.C23" office:value-type="float" office:value="9.6">
            <text:p text:style-name="P90">9.6</text:p>
          </table:table-cell>
          <table:table-cell table:style-name="Table10.C23" office:value-type="float" office:value="0.92">
            <text:p text:style-name="P91">0.92</text:p>
          </table:table-cell>
        </table:table-row>
      </table:table>
      <text:p text:style-name="Standard"><text:span text:style-name="T180">a</text:span><text:span text:style-name="T190"> </text:span><text:span text:style-name="T191">AIC</text:span><text:span text:style-name="T192">c</text:span><text:span text:style-name="T193">, </text:span><text:span text:style-name="T194">Akaike’s Information Criterion</text:span><text:span text:style-name="T195"> </text:span></text:p>
      <text:p text:style-name="Standard"><text:span text:style-name="T179">b</text:span><text:span text:style-name="T190"> </text:span><text:span text:style-name="T193">RMSE, </text:span><text:span text:style-name="T196">Root Mean Square Error </text:span></text:p>
      <text:p text:style-name="Standard"><text:span text:style-name="T180">c</text:span> ME, <text:span text:style-name="T197">Model efficiency</text:span></text:p>
      <text:p text:style-name="P92" loext:marker-style-name="T173"><text:span text:style-name="T198">Table 4. </text:span><text:span text:style-name="T199">Model parameters of viable seed reduction across month after burial in Luddock, Texas. </text:span></text:p>
      <table:table table:name="Table4" table:style-name="Table4" table:template-name="Default Style">
        <table:table-column table:style-name="Table4.A" table:number-columns-repeated="2"/>
        <table:table-column table:style-name="Table4.C"/>
        <table:table-row table:style-name="Table4.1">
          <table:table-cell table:style-name="Table4.A1" office:value-type="string">
            <text:p text:style-name="P93">Parameter</text:p>
          </table:table-cell>
          <table:table-cell table:style-name="Table4.A1" office:value-type="string">
            <text:p text:style-name="P93">Estimate (SE)</text:p>
          </table:table-cell>
          <table:table-cell table:style-name="Table4.A1" office:value-type="string">
            <text:p text:style-name="P93">P-value</text:p>
          </table:table-cell>
        </table:table-row>
        <table:table-row>
          <table:table-cell table:style-name="Table4.A2" office:value-type="string">
            <text:p text:style-name="P93">Slope</text:p>
          </table:table-cell>
          <table:table-cell table:style-name="Table4.A2" office:value-type="string">
            <text:p text:style-name="P93">2.43 (<text:span text:style-name="T200">±0.27</text:span>)</text:p>
          </table:table-cell>
          <table:table-cell table:style-name="Table4.A2" office:value-type="string">
            <text:p text:style-name="P93">0.00</text:p>
          </table:table-cell>
        </table:table-row>
        <table:table-row>
          <table:table-cell table:style-name="Table4.A2" office:value-type="string">
            <text:p text:style-name="P93">Upper limit</text:p>
          </table:table-cell>
          <table:table-cell table:style-name="Table4.A2" office:value-type="string">
            <text:p text:style-name="P93">99.99 (<text:span text:style-name="T200">±0.27</text:span>)</text:p>
          </table:table-cell>
          <table:table-cell table:style-name="Table4.A2" office:value-type="string">
            <text:p text:style-name="P93">0.00</text:p>
          </table:table-cell>
        </table:table-row>
        <table:table-row>
          <table:table-cell table:style-name="Table4.A4" office:value-type="string">
            <text:p text:style-name="P93">Inflection point</text:p>
          </table:table-cell>
          <table:table-cell table:style-name="Table4.A4" office:value-type="string">
            <text:p text:style-name="P93">7.58 (<text:span text:style-name="T200">±0.25</text:span>)</text:p>
          </table:table-cell>
          <table:table-cell table:style-name="Table4.A4" office:value-type="string">
            <text:p text:style-name="P93">0.00</text:p>
          </table:table-cell>
        </table:table-row>
      </table:table>
      <text:p text:style-name="P94" loext:marker-style-name="T173"/>
      <text:p text:style-name="P95" loext:marker-style-name="T173"><text:span text:style-name="T198">Table </text:span><text:span text:style-name="T201">2</text:span><text:span text:style-name="T198">. </text:span><text:span text:style-name="T199">Model parameters of viable seed reduction across month after burial in </text:span><text:span text:style-name="T198">College Station</text:span><text:span text:style-name="T199">, Texas. </text:span></text:p>
      <table:table table:name="Table5" table:style-name="Table5" table:template-name="Default Style">
        <table:table-column table:style-name="Table5.A"/>
        <table:table-column table:style-name="Table5.B" table:number-columns-repeated="2"/>
        <table:table-column table:style-name="Table5.D"/>
        <table:table-row table:style-name="Table5.1">
          <table:table-cell table:style-name="Table5.A1" office:value-type="string">
            <text:p text:style-name="P93">Parameter</text:p>
          </table:table-cell>
          <table:table-cell table:style-name="Table5.A1" office:value-type="string">
            <text:p text:style-name="P93">Species</text:p>
          </table:table-cell>
          <table:table-cell table:style-name="Table5.A1" office:value-type="string">
            <text:p text:style-name="P93">Estimate (SE)</text:p>
          </table:table-cell>
          <table:table-cell table:style-name="Table5.A1" office:value-type="string">
            <text:p text:style-name="P93">P-value</text:p>
          </table:table-cell>
        </table:table-row>
        <table:table-row table:style-name="Table5.1">
          <table:table-cell table:style-name="Table5.A2" table:number-rows-spanned="2" office:value-type="string">
            <text:p text:style-name="P93">Slope</text:p>
          </table:table-cell>
          <table:table-cell table:style-name="Table5.A2" office:value-type="string">
            <text:p text:style-name="P93">Palmer amaranth</text:p>
          </table:table-cell>
          <table:table-cell table:style-name="Table5.A2" office:value-type="string">
            <text:p text:style-name="P93">2.09 (<text:span text:style-name="T200">±0.23</text:span>)</text:p>
          </table:table-cell>
          <table:table-cell table:style-name="Table5.A2" office:value-type="string">
            <text:p text:style-name="P93">0.00</text:p>
          </table:table-cell>
        </table:table-row>
        <table:table-row>
          <table:covered-table-cell table:style-name="Table5.A2"/>
          <table:table-cell table:style-name="Table5.A2" office:value-type="string">
            <text:p text:style-name="P93">waterhemp</text:p>
          </table:table-cell>
          <table:table-cell table:style-name="Table5.A2" office:value-type="string">
            <text:p text:style-name="P93">2.88 (<text:span text:style-name="T200">±</text:span>0.24)</text:p>
          </table:table-cell>
          <table:table-cell table:style-name="Table5.A2" office:value-type="string">
            <text:p text:style-name="P93">0.00</text:p>
          </table:table-cell>
        </table:table-row>
        <table:table-row table:style-name="Table5.1">
          <table:table-cell table:style-name="Table5.A2" table:number-rows-spanned="2" office:value-type="string">
            <text:p text:style-name="P93">Upper limit</text:p>
          </table:table-cell>
          <table:table-cell table:style-name="Table5.A2" office:value-type="string">
            <text:p text:style-name="P93">Palmer amaranth</text:p>
          </table:table-cell>
          <table:table-cell table:style-name="Table5.A2" office:value-type="string">
            <text:p text:style-name="P93">99.99 (<text:span text:style-name="T200">±1.96</text:span>)</text:p>
          </table:table-cell>
          <table:table-cell table:style-name="Table5.A2" office:value-type="string">
            <text:p text:style-name="P93">0.00</text:p>
          </table:table-cell>
        </table:table-row>
        <table:table-row>
          <table:covered-table-cell table:style-name="Table5.A2"/>
          <table:table-cell table:style-name="Table5.A2" office:value-type="string">
            <text:p text:style-name="P93">waterhemp</text:p>
          </table:table-cell>
          <table:table-cell table:style-name="Table5.A2" office:value-type="string">
            <text:p text:style-name="P93">99.99 (<text:span text:style-name="T200">±1.96</text:span>)</text:p>
          </table:table-cell>
          <table:table-cell table:style-name="Table5.A2" office:value-type="string">
            <text:p text:style-name="P93">0.00</text:p>
          </table:table-cell>
        </table:table-row>
        <table:table-row table:style-name="Table5.1">
          <table:table-cell table:style-name="Table5.A6" table:number-rows-spanned="2" office:value-type="string">
            <text:p text:style-name="P93">Inflection point</text:p>
          </table:table-cell>
          <table:table-cell table:style-name="Table5.A2" office:value-type="string">
            <text:p text:style-name="P93">Palmer amaranth</text:p>
          </table:table-cell>
          <table:table-cell table:style-name="Table5.A2" office:value-type="string">
            <text:p text:style-name="P93">6.86 (<text:span text:style-name="T200">±0.18</text:span>)</text:p>
          </table:table-cell>
          <table:table-cell table:style-name="Table5.A2" office:value-type="string">
            <text:p text:style-name="P93">0.00</text:p>
          </table:table-cell>
        </table:table-row>
        <table:table-row>
          <table:covered-table-cell table:style-name="Table5.A6"/>
          <table:table-cell table:style-name="Table5.A6" office:value-type="string">
            <text:p text:style-name="P93">waterhemp</text:p>
          </table:table-cell>
          <table:table-cell table:style-name="Table5.A6" office:value-type="string">
            <text:p text:style-name="P93">8.01 (<text:span text:style-name="T200">±0.22</text:span>)</text:p>
          </table:table-cell>
          <table:table-cell table:style-name="Table5.A6" office:value-type="string">
            <text:p text:style-name="P93">0.00</text:p>
          </table:table-cell>
        </table:table-row>
      </table:table>
      <text:p text:style-name="P96" loext:marker-style-name="T173"/>
      <text:p text:style-name="P97" loext:marker-style-name="T173"/>
      <text:p text:style-name="P98" loext:marker-style-name="T173">Table <text:span text:style-name="T201">3</text:span>. <text:span text:style-name="T199">Model parameters of viable seed reduction across month after burial in </text:span>Co<text:span text:style-name="T202">rpus Christi</text:span><text:span text:style-name="T199">, Texas. </text:span></text:p>
      <table:table table:name="Table6" table:style-name="Table6" table:template-name="Default Style">
        <table:table-column table:style-name="Table6.A"/>
        <table:table-column table:style-name="Table6.B" table:number-columns-repeated="2"/>
        <table:table-column table:style-name="Table6.D"/>
        <table:table-row table:style-name="Table6.1">
          <table:table-cell table:style-name="Table6.A1" office:value-type="string">
            <text:p text:style-name="P99">Parameter</text:p>
          </table:table-cell>
          <table:table-cell table:style-name="Table6.A1" office:value-type="string">
            <text:p text:style-name="P99">Species</text:p>
          </table:table-cell>
          <table:table-cell table:style-name="Table6.A1" office:value-type="string">
            <text:p text:style-name="P99">Estimate (SE)</text:p>
          </table:table-cell>
          <table:table-cell table:style-name="Table6.A1" office:value-type="string">
            <text:p text:style-name="P99">P-value</text:p>
          </table:table-cell>
        </table:table-row>
        <table:table-row table:style-name="Table6.1">
          <table:table-cell table:style-name="Table6.A2" table:number-rows-spanned="2" office:value-type="string">
            <text:p text:style-name="P99">Slope</text:p>
          </table:table-cell>
          <table:table-cell table:style-name="Table6.A2" office:value-type="string">
            <text:p text:style-name="P99">Palmer amaranth</text:p>
          </table:table-cell>
          <table:table-cell table:style-name="Table6.A2" office:value-type="string">
            <text:p text:style-name="P100">2.69 <text:span text:style-name="T198">(</text:span><text:span text:style-name="T203">±</text:span><text:span text:style-name="T200">0.26</text:span><text:span text:style-name="T198">)</text:span></text:p>
          </table:table-cell>
          <table:table-cell table:style-name="Table6.A2" office:value-type="string">
            <text:p text:style-name="P100">0.00</text:p>
          </table:table-cell>
        </table:table-row>
        <table:table-row>
          <table:covered-table-cell table:style-name="Table6.A2"/>
          <table:table-cell table:style-name="Table6.A2" office:value-type="string">
            <text:p text:style-name="P99">waterhemp</text:p>
          </table:table-cell>
          <table:table-cell table:style-name="Table6.A2" office:value-type="string">
            <text:p text:style-name="P100">0.57 <text:span text:style-name="T198">(</text:span><text:span text:style-name="T203">±</text:span><text:span text:style-name="T200">0.05</text:span><text:span text:style-name="T198">)</text:span></text:p>
          </table:table-cell>
          <table:table-cell table:style-name="Table6.A2" office:value-type="string">
            <text:p text:style-name="P100">0.00</text:p>
          </table:table-cell>
        </table:table-row>
        <table:table-row table:style-name="Table6.1">
          <table:table-cell table:style-name="Table6.A2" table:number-rows-spanned="2" office:value-type="string">
            <text:p text:style-name="P99">Upper limit</text:p>
          </table:table-cell>
          <table:table-cell table:style-name="Table6.A2" office:value-type="string">
            <text:p text:style-name="P99">Palmer amaranth</text:p>
          </table:table-cell>
          <table:table-cell table:style-name="Table6.A2" office:value-type="string">
            <text:p text:style-name="P100">99.99 <text:span text:style-name="T198">(</text:span><text:span text:style-name="T203">±</text:span><text:span text:style-name="T200">2.22</text:span><text:span text:style-name="T198">)</text:span></text:p>
          </table:table-cell>
          <table:table-cell table:style-name="Table6.A2" office:value-type="string">
            <text:p text:style-name="P100">0.00</text:p>
          </table:table-cell>
        </table:table-row>
        <table:table-row>
          <table:covered-table-cell table:style-name="Table6.A2"/>
          <table:table-cell table:style-name="Table6.A2" office:value-type="string">
            <text:p text:style-name="P99">waterhemp</text:p>
          </table:table-cell>
          <table:table-cell table:style-name="Table6.A2" office:value-type="string">
            <text:p text:style-name="P100">100.39 <text:span text:style-name="T198">(</text:span><text:span text:style-name="T203">±</text:span><text:span text:style-name="T200">2.21</text:span><text:span text:style-name="T198">)</text:span></text:p>
          </table:table-cell>
          <table:table-cell table:style-name="Table6.A2" office:value-type="string">
            <text:p text:style-name="P100">0.00</text:p>
          </table:table-cell>
        </table:table-row>
        <table:table-row table:style-name="Table6.1">
          <table:table-cell table:style-name="Table6.A6" table:number-rows-spanned="2" office:value-type="string">
            <text:p text:style-name="P99">Inflection point</text:p>
          </table:table-cell>
          <table:table-cell table:style-name="Table6.A2" office:value-type="string">
            <text:p text:style-name="P99">Palmer amaranth</text:p>
          </table:table-cell>
          <table:table-cell table:style-name="Table6.A2" office:value-type="string">
            <text:p text:style-name="P100">7.84 <text:span text:style-name="T198">(</text:span><text:span text:style-name="T203">±</text:span><text:span text:style-name="T200">0.24</text:span><text:span text:style-name="T198">)</text:span></text:p>
          </table:table-cell>
          <table:table-cell table:style-name="Table6.A2" office:value-type="string">
            <text:p text:style-name="P100">0.00</text:p>
          </table:table-cell>
        </table:table-row>
        <table:table-row>
          <table:covered-table-cell table:style-name="Table6.A6"/>
          <table:table-cell table:style-name="Table6.A6" office:value-type="string">
            <text:p text:style-name="P99">waterhemp</text:p>
          </table:table-cell>
          <table:table-cell table:style-name="Table6.A6" office:value-type="string">
            <text:p text:style-name="P100">6.24 <text:span text:style-name="T198">(</text:span><text:span text:style-name="T203">±</text:span><text:span text:style-name="T200">0.60</text:span><text:span text:style-name="T198">)</text:span></text:p>
          </table:table-cell>
          <table:table-cell table:style-name="Table6.A6" office:value-type="string">
            <text:p text:style-name="P100">0.00</text:p>
          </table:table-cell>
        </table:table-row>
      </table:table>
      <text:p text:style-name="P101" loext:marker-style-name="T173"/>
      <text:p text:style-name="P94" loext:marker-style-name="T173"/>
      <text:p text:style-name="P102" loext:marker-style-name="T173"><text:span text:style-name="T198">Table </text:span><text:span text:style-name="T204">6</text:span><text:span text:style-name="T198">. </text:span><text:span text:style-name="T50">Required month after burial for</text:span><text:span text:style-name="T205"> reaching</text:span><text:span text:style-name="T50"> </text:span><text:span text:style-name="T205">9</text:span><text:span text:style-name="T50">0%, 50% and </text:span><text:span text:style-name="T205">1</text:span><text:span text:style-name="T50">0% viable seed</text:span><text:span text:style-name="T205">s</text:span><text:span text:style-name="T50"> in Luddock, Texas.</text:span></text:p>
      <table:table table:name="Table7" table:style-name="Table7" table:template-name="Default Style">
        <table:table-column table:style-name="Table7.A"/>
        <table:table-column table:style-name="Table7.B"/>
        <table:table-column table:style-name="Table7.C"/>
        <table:table-column table:style-name="Table7.D"/>
        <table:table-row table:style-name="Table7.1">
          <table:table-cell table:style-name="Table7.A1" table:number-rows-spanned="2" office:value-type="string">
            <text:p text:style-name="P100">Viable seed<text:span text:style-name="T205">s</text:span> <text:span text:style-name="T206">(%)</text:span></text:p>
          </table:table-cell>
          <table:table-cell table:style-name="Table7.A1" table:number-rows-spanned="2" office:value-type="string">
            <text:p text:style-name="P103">Estimate (SE)</text:p>
          </table:table-cell>
          <table:table-cell table:style-name="Table7.C1" table:number-columns-spanned="2" office:value-type="string">
            <text:p text:style-name="P104">Confidence interval</text:p>
          </table:table-cell>
          <table:covered-table-cell/>
        </table:table-row>
        <table:table-row table:style-name="Table7.2">
          <table:covered-table-cell table:style-name="Table7.A2"/>
          <table:covered-table-cell table:style-name="Table7.A2"/>
          <table:table-cell table:style-name="Table7.A1" office:value-type="string">
            <text:p text:style-name="P100">Lower</text:p>
          </table:table-cell>
          <table:table-cell table:style-name="Table7.A1" office:value-type="string">
            <text:p text:style-name="P100">Upper</text:p>
          </table:table-cell>
        </table:table-row>
        <table:table-row table:style-name="Table7.3">
          <table:table-cell table:style-name="Table7.A3" office:value-type="string">
            <text:p text:style-name="P100"><text:span text:style-name="T207">9</text:span>0</text:p>
          </table:table-cell>
          <table:table-cell table:style-name="Table7.A3" office:value-type="string">
            <text:p text:style-name="P105"><text:span text:style-name="T207">3.01</text:span> (<text:span text:style-name="T200">±0.</text:span><text:span text:style-name="T208">29</text:span>)</text:p>
          </table:table-cell>
          <table:table-cell table:style-name="Table7.A3" office:value-type="string">
            <text:p text:style-name="P106">9.44</text:p>
          </table:table-cell>
          <table:table-cell table:style-name="Table7.A3" office:value-type="string">
            <text:p text:style-name="P106">11.91</text:p>
          </table:table-cell>
        </table:table-row>
        <table:table-row>
          <table:table-cell table:style-name="Table7.A3" office:value-type="string">
            <text:p text:style-name="P100">50</text:p>
          </table:table-cell>
          <table:table-cell table:style-name="Table7.A3" office:value-type="string">
            <text:p text:style-name="P103"><text:span text:style-name="T204">6.53</text:span> (<text:span text:style-name="T200">±0.2</text:span><text:span text:style-name="T209">1</text:span>)</text:p>
          </table:table-cell>
          <table:table-cell table:style-name="Table7.A3" office:value-type="string">
            <text:p text:style-name="P106">6.10</text:p>
          </table:table-cell>
          <table:table-cell table:style-name="Table7.A3" office:value-type="string">
            <text:p text:style-name="P100">6.95</text:p>
          </table:table-cell>
        </table:table-row>
        <table:table-row>
          <table:table-cell table:style-name="Table7.A2" office:value-type="string">
            <text:p text:style-name="P100"><text:span text:style-name="T207">1</text:span>0</text:p>
          </table:table-cell>
          <table:table-cell table:style-name="Table7.A2" office:value-type="string">
            <text:p text:style-name="P105"><text:span text:style-name="T207">10.68</text:span> (<text:span text:style-name="T200">±0.</text:span><text:span text:style-name="T208">62</text:span>)</text:p>
          </table:table-cell>
          <table:table-cell table:style-name="Table7.A2" office:value-type="string">
            <text:p text:style-name="P106">2.43</text:p>
          </table:table-cell>
          <table:table-cell table:style-name="Table7.A2" office:value-type="string">
            <text:p text:style-name="P106">3.60</text:p>
          </table:table-cell>
        </table:table-row>
      </table:table>
      <text:p text:style-name="P107" loext:marker-style-name="T173"/>
      <text:p text:style-name="P108" loext:marker-style-name="T173"/>
      <text:p text:style-name="P95" loext:marker-style-name="T173"><text:span text:style-name="T198">Table </text:span><text:span text:style-name="T210">7</text:span><text:span text:style-name="T198">. </text:span><text:span text:style-name="T50">Required month after burial for </text:span><text:span text:style-name="T211">reaching 9</text:span><text:span text:style-name="T50">0%, 50% and </text:span><text:span text:style-name="T211">1</text:span><text:span text:style-name="T50">0% viable seed</text:span><text:span text:style-name="T212">s</text:span><text:span text:style-name="T50"> in </text:span><text:span text:style-name="T198">College Station</text:span><text:span text:style-name="T50">, Texas</text:span></text:p>
      <table:table table:name="Table8" table:style-name="Table8" table:template-name="Default Style">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table:number-rows-spanned="2" office:value-type="string">
            <text:p text:style-name="P109">Viable seed<text:span text:style-name="T211">s</text:span> <text:span text:style-name="T206">(%)</text:span></text:p>
          </table:table-cell>
          <table:table-cell table:style-name="Table8.A1" table:number-rows-spanned="2" office:value-type="string">
            <text:p text:style-name="P110">Species</text:p>
          </table:table-cell>
          <table:table-cell table:style-name="Table8.A1" table:number-rows-spanned="2" office:value-type="string">
            <text:p text:style-name="P110">Estimate (SE)</text:p>
          </table:table-cell>
          <table:table-cell table:style-name="Table8.D1" table:number-columns-spanned="2" office:value-type="string">
            <text:p text:style-name="P109">Confidence interval</text:p>
          </table:table-cell>
          <table:covered-table-cell/>
          <table:table-cell table:style-name="Table8.A1" table:number-rows-spanned="2" office:value-type="string">
            <text:p text:style-name="P111">P-value</text:p>
          </table:table-cell>
        </table:table-row>
        <table:table-row table:style-name="Table8.1">
          <table:covered-table-cell table:style-name="Table8.A2"/>
          <table:covered-table-cell table:style-name="Table8.A2"/>
          <table:covered-table-cell table:style-name="Table8.A2"/>
          <table:table-cell table:style-name="Table8.A1" office:value-type="string">
            <text:p text:style-name="P100">Lower</text:p>
          </table:table-cell>
          <table:table-cell table:style-name="Table8.A1" office:value-type="string">
            <text:p text:style-name="P100">Upper</text:p>
          </table:table-cell>
          <table:covered-table-cell table:style-name="Table8.A2"/>
        </table:table-row>
        <table:table-row table:style-name="Table8.1">
          <table:table-cell table:style-name="Table8.A3" table:number-rows-spanned="2" office:value-type="string">
            <text:p text:style-name="P111">90</text:p>
          </table:table-cell>
          <table:table-cell table:style-name="Table8.A3" office:value-type="string">
            <text:p text:style-name="P110">Palmer amaranth</text:p>
          </table:table-cell>
          <table:table-cell table:style-name="Table8.A3" office:value-type="string">
            <text:p text:style-name="P111">2.34 <text:span text:style-name="T198">(</text:span><text:span text:style-name="T203">±0.</text:span><text:span text:style-name="T213">2</text:span><text:span text:style-name="T200">8</text:span><text:span text:style-name="T198">)</text:span></text:p>
          </table:table-cell>
          <table:table-cell table:style-name="Table8.A3" office:value-type="string">
            <text:p text:style-name="P111">1.80</text:p>
          </table:table-cell>
          <table:table-cell table:style-name="Table8.A3" office:value-type="string">
            <text:p text:style-name="P111">2.90</text:p>
          </table:table-cell>
          <table:table-cell table:style-name="Table8.A3" table:number-rows-spanned="2" office:value-type="string">
            <text:p text:style-name="P111">0.00</text:p>
          </table:table-cell>
        </table:table-row>
        <table:table-row table:style-name="Table8.1">
          <table:covered-table-cell table:style-name="Table8.A3"/>
          <table:table-cell table:style-name="Table8.A3" office:value-type="string">
            <text:p text:style-name="P110">waterhemp</text:p>
          </table:table-cell>
          <table:table-cell table:style-name="Table8.A3" office:value-type="string">
            <text:p text:style-name="P111">3.68 <text:span text:style-name="T198">(</text:span><text:span text:style-name="T203">±0.</text:span><text:span text:style-name="T213">2</text:span><text:span text:style-name="T200">2</text:span><text:span text:style-name="T198">)</text:span></text:p>
          </table:table-cell>
          <table:table-cell table:style-name="Table8.A3" office:value-type="string">
            <text:p text:style-name="P111">3.23</text:p>
          </table:table-cell>
          <table:table-cell table:style-name="Table8.A3" office:value-type="string">
            <text:p text:style-name="P111">4.12</text:p>
          </table:table-cell>
          <table:covered-table-cell table:style-name="Table8.A3"/>
        </table:table-row>
        <table:table-row table:style-name="Table8.1">
          <table:table-cell table:style-name="Table8.A3" table:number-rows-spanned="2" office:value-type="string">
            <text:p text:style-name="P112">50</text:p>
          </table:table-cell>
          <table:table-cell table:style-name="Table8.A3" office:value-type="string">
            <text:p text:style-name="P110">Palmer amaranth</text:p>
          </table:table-cell>
          <table:table-cell table:style-name="Table8.A3" office:value-type="string">
            <text:p text:style-name="P111">5.76 <text:span text:style-name="T198">(</text:span><text:span text:style-name="T203">±0.</text:span><text:span text:style-name="T200">18</text:span><text:span text:style-name="T198">)</text:span></text:p>
          </table:table-cell>
          <table:table-cell table:style-name="Table8.A3" office:value-type="string">
            <text:p text:style-name="P111">5.41</text:p>
          </table:table-cell>
          <table:table-cell table:style-name="Table8.A3" office:value-type="string">
            <text:p text:style-name="P111">6.12</text:p>
          </table:table-cell>
          <table:table-cell table:style-name="Table8.A3" table:number-rows-spanned="2" office:value-type="string">
            <text:p text:style-name="P111">0.00</text:p>
          </table:table-cell>
        </table:table-row>
        <table:table-row>
          <table:covered-table-cell table:style-name="Table8.A3"/>
          <table:table-cell table:style-name="Table8.A3" office:value-type="string">
            <text:p text:style-name="P110">waterhemp</text:p>
          </table:table-cell>
          <table:table-cell table:style-name="Table8.A3" office:value-type="string">
            <text:p text:style-name="P111">7.06 <text:span text:style-name="T198">(</text:span><text:span text:style-name="T203">±0.</text:span><text:span text:style-name="T200">18</text:span><text:span text:style-name="T198">)</text:span></text:p>
          </table:table-cell>
          <table:table-cell table:style-name="Table8.A3" office:value-type="string">
            <text:p text:style-name="P111">6.70</text:p>
          </table:table-cell>
          <table:table-cell table:style-name="Table8.A3" office:value-type="string">
            <text:p text:style-name="P111">7.41</text:p>
          </table:table-cell>
          <table:covered-table-cell table:style-name="Table8.A3"/>
        </table:table-row>
        <table:table-row table:style-name="Table8.1">
          <table:table-cell table:style-name="Table8.A2" table:number-rows-spanned="2" office:value-type="string">
            <text:p text:style-name="P111">10</text:p>
          </table:table-cell>
          <table:table-cell table:style-name="Table8.A3" office:value-type="string">
            <text:p text:style-name="P110">Palmer amaranth</text:p>
          </table:table-cell>
          <table:table-cell table:style-name="Table8.A3" office:value-type="string">
            <text:p text:style-name="P111">10.<text:span text:style-name="T214">21</text:span> <text:span text:style-name="T198">(</text:span><text:span text:style-name="T203">±0.</text:span><text:span text:style-name="T200">57</text:span><text:span text:style-name="T198">)</text:span></text:p>
          </table:table-cell>
          <table:table-cell table:style-name="Table8.A3" office:value-type="string">
            <text:p text:style-name="P111">9.08</text:p>
          </table:table-cell>
          <table:table-cell table:style-name="Table8.A3" office:value-type="string">
            <text:p text:style-name="P111">11.36</text:p>
          </table:table-cell>
          <table:table-cell table:style-name="Table8.A2" table:number-rows-spanned="2" office:value-type="string">
            <text:p text:style-name="P111">0.<text:span text:style-name="T214">51</text:span></text:p>
          </table:table-cell>
        </table:table-row>
        <table:table-row>
          <table:covered-table-cell table:style-name="Table8.A2"/>
          <table:table-cell table:style-name="Table8.A2" office:value-type="string">
            <text:p text:style-name="P110">waterhemp</text:p>
          </table:table-cell>
          <table:table-cell table:style-name="Table8.A2" office:value-type="string">
            <text:p text:style-name="P111">10.70 <text:span text:style-name="T198">(</text:span><text:span text:style-name="T203">±0.</text:span><text:span text:style-name="T200">47</text:span><text:span text:style-name="T198">)</text:span></text:p>
          </table:table-cell>
          <table:table-cell table:style-name="Table8.A2" office:value-type="string">
            <text:p text:style-name="P111">9.77</text:p>
          </table:table-cell>
          <table:table-cell table:style-name="Table8.A2" office:value-type="string">
            <text:p text:style-name="P111">11.63</text:p>
          </table:table-cell>
          <table:covered-table-cell table:style-name="Table8.A2"/>
        </table:table-row>
      </table:table>
      <text:p text:style-name="P113" loext:marker-style-name="T173"/>
      <text:p text:style-name="P94" loext:marker-style-name="T173"/>
      <text:p text:style-name="P114" loext:marker-style-name="T173"><text:span text:style-name="T198">Table </text:span><text:span text:style-name="T215">8</text:span><text:span text:style-name="T198">. </text:span><text:span text:style-name="T50">Required month after burial for</text:span><text:span text:style-name="T216"> reaching</text:span><text:span text:style-name="T50"> </text:span><text:span text:style-name="T211">9</text:span><text:span text:style-name="T50">0%, 50% and </text:span><text:span text:style-name="T211">1</text:span><text:span text:style-name="T50">0% viable seed</text:span><text:span text:style-name="T211">s</text:span><text:span text:style-name="T50"> in </text:span><text:span text:style-name="T198">Co</text:span><text:span text:style-name="T215">rpus Christi</text:span><text:span text:style-name="T50">, Texas</text:span></text:p>
      <table:table table:name="Table9" table:style-name="Table9" table:template-name="Default Style">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table:number-rows-spanned="2" office:value-type="string">
            <text:p text:style-name="P115">Viable seed<text:span text:style-name="T211">s</text:span> <text:span text:style-name="T206">(%)</text:span></text:p>
          </table:table-cell>
          <table:table-cell table:style-name="Table9.A1" table:number-rows-spanned="2" office:value-type="string">
            <text:p text:style-name="P116">Species</text:p>
          </table:table-cell>
          <table:table-cell table:style-name="Table9.A1" table:number-rows-spanned="2" office:value-type="string">
            <text:p text:style-name="P116">Estimate (SE)</text:p>
          </table:table-cell>
          <table:table-cell table:style-name="Table9.D1" table:number-columns-spanned="2" office:value-type="string">
            <text:p text:style-name="P115">Confidence interval</text:p>
          </table:table-cell>
          <table:covered-table-cell/>
          <table:table-cell table:style-name="Table9.A1" table:number-rows-spanned="2" office:value-type="string">
            <text:p text:style-name="P117">P-value</text:p>
          </table:table-cell>
        </table:table-row>
        <table:table-row table:style-name="Table9.1">
          <table:covered-table-cell table:style-name="Table9.A2"/>
          <table:covered-table-cell table:style-name="Table9.A2"/>
          <table:covered-table-cell table:style-name="Table9.A2"/>
          <table:table-cell table:style-name="Table9.A1" office:value-type="string">
            <text:p text:style-name="P115">Lower</text:p>
          </table:table-cell>
          <table:table-cell table:style-name="Table9.A1" office:value-type="string">
            <text:p text:style-name="P115">Upper</text:p>
          </table:table-cell>
          <table:covered-table-cell table:style-name="Table9.A2"/>
        </table:table-row>
        <table:table-row table:style-name="Table9.1">
          <table:table-cell table:style-name="Table9.A3" table:number-rows-spanned="2" office:value-type="string">
            <text:p text:style-name="P118">90</text:p>
          </table:table-cell>
          <table:table-cell table:style-name="Table9.A3" office:value-type="string">
            <text:p text:style-name="P116">Palmer amaranth</text:p>
          </table:table-cell>
          <table:table-cell table:style-name="Table9.A3" office:value-type="string">
            <text:p text:style-name="P119"><text:span text:style-name="T216">3.40</text:span> (<text:span text:style-name="T200">±0.</text:span><text:span text:style-name="T213">26</text:span>)</text:p>
          </table:table-cell>
          <table:table-cell table:style-name="Table9.A3" office:value-type="string">
            <text:p text:style-name="P118">2.89</text:p>
          </table:table-cell>
          <table:table-cell table:style-name="Table9.A3" office:value-type="string">
            <text:p text:style-name="P118">3.92</text:p>
          </table:table-cell>
          <table:table-cell table:style-name="Table9.A3" table:number-rows-spanned="2" office:value-type="string">
            <text:p text:style-name="P117">0.0<text:span text:style-name="T214">3</text:span></text:p>
          </table:table-cell>
        </table:table-row>
        <table:table-row>
          <table:covered-table-cell table:style-name="Table9.A3"/>
          <table:table-cell table:style-name="Table9.A3" office:value-type="string">
            <text:p text:style-name="P116">waterhemp</text:p>
          </table:table-cell>
          <table:table-cell table:style-name="Table9.A3" office:value-type="string">
            <text:p text:style-name="P119"><text:span text:style-name="T216">0.13</text:span> (±<text:span text:style-name="T216">0.06</text:span>)</text:p>
          </table:table-cell>
          <table:table-cell table:style-name="Table9.A3" office:value-type="string">
            <text:p text:style-name="P120">0.01</text:p>
          </table:table-cell>
          <table:table-cell table:style-name="Table9.A3" office:value-type="string">
            <text:p text:style-name="P120">0.25</text:p>
          </table:table-cell>
          <table:covered-table-cell table:style-name="Table9.A3"/>
        </table:table-row>
        <table:table-row table:style-name="Table9.1">
          <table:table-cell table:style-name="Table9.A3" table:number-rows-spanned="2" office:value-type="string">
            <text:p text:style-name="P121">50</text:p>
          </table:table-cell>
          <table:table-cell table:style-name="Table9.A3" office:value-type="string">
            <text:p text:style-name="P116">Palmer amaranth</text:p>
          </table:table-cell>
          <table:table-cell table:style-name="Table9.A3" office:value-type="string">
            <text:p text:style-name="P119"><text:span text:style-name="T216">6.85</text:span> (<text:span text:style-name="T200">±0.</text:span><text:span text:style-name="T213">20</text:span>)</text:p>
          </table:table-cell>
          <table:table-cell table:style-name="Table9.A3" office:value-type="string">
            <text:p text:style-name="P118">6.46</text:p>
          </table:table-cell>
          <table:table-cell table:style-name="Table9.A3" office:value-type="string">
            <text:p text:style-name="P118">7.24</text:p>
          </table:table-cell>
          <table:table-cell table:style-name="Table9.A3" table:number-rows-spanned="2" office:value-type="string">
            <text:p text:style-name="P117">0.00</text:p>
          </table:table-cell>
        </table:table-row>
        <table:table-row>
          <table:covered-table-cell table:style-name="Table9.A3"/>
          <table:table-cell table:style-name="Table9.A3" office:value-type="string">
            <text:p text:style-name="P116">waterhemp</text:p>
          </table:table-cell>
          <table:table-cell table:style-name="Table9.A3" office:value-type="string">
            <text:p text:style-name="P119"><text:span text:style-name="T216">3.33</text:span> (±<text:span text:style-name="T216">0.49</text:span>)</text:p>
          </table:table-cell>
          <table:table-cell table:style-name="Table9.A3" office:value-type="string">
            <text:p text:style-name="P120">2.35</text:p>
          </table:table-cell>
          <table:table-cell table:style-name="Table9.A3" office:value-type="string">
            <text:p text:style-name="P120">4.31</text:p>
          </table:table-cell>
          <table:covered-table-cell table:style-name="Table9.A3"/>
        </table:table-row>
        <table:table-row table:style-name="Table9.1">
          <table:table-cell table:style-name="Table9.A2" table:number-rows-spanned="2" office:value-type="string">
            <text:p text:style-name="P118">10</text:p>
          </table:table-cell>
          <table:table-cell table:style-name="Table9.A3" office:value-type="string">
            <text:p text:style-name="P116">Palmer amaranth</text:p>
          </table:table-cell>
          <table:table-cell table:style-name="Table9.A3" office:value-type="string">
            <text:p text:style-name="P119"><text:span text:style-name="T216">10.70</text:span> (<text:span text:style-name="T200">±0.</text:span><text:span text:style-name="T213">55</text:span>)</text:p>
          </table:table-cell>
          <table:table-cell table:style-name="Table9.A3" office:value-type="string">
            <text:p text:style-name="P118">9.61</text:p>
          </table:table-cell>
          <table:table-cell table:style-name="Table9.A3" office:value-type="string">
            <text:p text:style-name="P118">11.78</text:p>
          </table:table-cell>
          <table:table-cell table:style-name="Table9.A2" table:number-rows-spanned="2" office:value-type="string">
            <text:p text:style-name="P117">0.00</text:p>
          </table:table-cell>
        </table:table-row>
        <table:table-row>
          <table:covered-table-cell table:style-name="Table9.A2"/>
          <table:table-cell table:style-name="Table9.A2" office:value-type="string">
            <text:p text:style-name="P116">waterhemp</text:p>
          </table:table-cell>
          <table:table-cell table:style-name="Table9.A2" office:value-type="string">
            <text:p text:style-name="P119"><text:span text:style-name="T216">26.87</text:span> (±<text:span text:style-name="T216">2.68</text:span>)</text:p>
          </table:table-cell>
          <table:table-cell table:style-name="Table9.A2" office:value-type="string">
            <text:p text:style-name="P120">21.58</text:p>
          </table:table-cell>
          <table:table-cell table:style-name="Table9.A2" office:value-type="string">
            <text:p text:style-name="P120">32.18</text:p>
          </table:table-cell>
          <table:covered-table-cell table:style-name="Table9.A2"/>
        </table:table-row>
      </table:table>
      <text:p text:style-name="P122" loext:marker-style-name="T173"/>
      <text:p text:style-name="P94" loext:marker-style-name="T173"/>
      <text:p text:style-name="P123" loext:marker-style-name="T173"><text:span text:style-name="Internet_20_link"><text:span text:style-name="T173"/></text:span></text:p>
      <text:p text:style-name="P124" loext:marker-style-name="T176"><text:span text:style-name="T217">Figures </text:span></text:p>
      <text:p text:style-name="P9" loext:marker-style-name="T218"><text:span text:style-name="T219">Attach figures to the end of the manuscript with the figure legends (as editable text) directly beneath them. Color graphics and color photographs are welcome. </text:span><text:span text:style-name="T220">Use scientific names in full (without authority) in figure legends for weeds and other non-crop organisms.</text:span><text:span text:style-name="apple-converted-space"><text:span text:style-name="T221"> </text:span></text:span><text:span text:style-name="T219">Include data points with plotted curves, and provide equations with predicted curves or in figure legends. If an explanation of symbols is required, include the key in the figure. Scale bars included in photomicrographs should be placed directly on the image. For details of image formatting and acceptable file types, see</text:span><text:span text:style-name="T218"> </text:span><text:a xlink:type="simple" xlink:href="https://www.cambridge.org/core/services/authors/journals/journals-artwork-guide" text:style-name="Internet_20_link" text:visited-style-name="Visited_20_Internet_20_Link"><text:span text:style-name="Internet_20_link"><text:span text:style-name="T218"><text:s/>https://www.cambridge.org/core/services/authors/journals/journals-artwork-guide</text:span></text:span></text:a><text:bookmark-end text:name="_Hlk2607705"/><text:bookmark-end text:name="_Toc2685949"/></text:p>
      <text:p text:style-name="P125" loext:marker-style-name="T222"><text:bookmark-end text:name="OLE_LINK1"/><text:bookmark-end text:name="OLE_LINK2"/></text:p>
      <text:p text:style-name="P126" loext:marker-style-name="T2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Times new roman" svg:font-family="'Times new roman'" style:font-family-generic="roman"/>
    <style:font-face style:name="inherit" svg:font-family="inheri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margin-top="0in" fo:margin-bottom="0.139in" style:contextual-spacing="fals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style:text-properties fo:font-weight="normal" style:font-weight-asian="normal" style:font-size-complex="14pt" style:font-weight-complex="bold"/>
    </style:style>
    <style:style style:name="Contents_20_1" style:display-name="Contents 1" style:family="paragraph" style:parent-style-name="Standard" style:next-style-name="Standard" style:auto-update="true" style:class="index">
      <style:paragraph-properties fo:margin-top="0.0835in" fo:margin-bottom="0in" style:contextual-spacing="false" fo:line-height="150%">
        <style:tab-stops>
          <style:tab-stop style:position="6.4929in" style:type="right" style:leader-style="dotted" style:leader-text="."/>
        </style:tab-stops>
      </style:paragraph-properties>
      <style:text-properties fo:color="#000000" loext:opacity="100%" style:font-name="Times New Roman" fo:font-family="'Times New Roman'" style:font-family-generic="roman" style:font-pitch="variable" fo:font-weight="bold" style:font-weight-asian="bold" style:font-style-complex="italic" style:font-weight-complex="bold">
        <loext:char-complex-color loext:theme-type="dark1" loext:color-type="theme"/>
      </style:text-properties>
    </style:style>
    <style:style style:name="Contents_20_2" style:display-name="Contents 2" style:family="paragraph" style:parent-style-name="Standard" style:next-style-name="Standard" style:auto-update="true" style:class="index">
      <style:paragraph-properties fo:margin-left="1in" fo:margin-top="0.0835in" fo:margin-bottom="0in" style:contextual-spacing="false" fo:line-height="150%">
        <style:tab-stops>
          <style:tab-stop style:position="6.4929in" style:type="right" style:leader-style="dotted" style:leader-text="."/>
        </style:tab-stops>
      </style:paragraph-properties>
      <style:text-properties style:font-name="Times New Roman" fo:font-family="'Times New Roman'" style:font-family-generic="roman" style:font-pitch="variable" fo:font-weight="bold" style:font-weight-asian="bold" style:font-size-complex="11pt" style:font-weight-complex="bold"/>
    </style:style>
    <style:style style:name="Contents_20_3" style:display-name="Contents 3" style:family="paragraph" style:parent-style-name="Contents_20_1" style:next-style-name="Standard" style:auto-update="true" style:class="index">
      <style:paragraph-properties fo:margin-left="0.3335in"/>
      <style:text-properties style:font-size-complex="10pt"/>
    </style:style>
    <style:style style:name="Contents_20_4" style:display-name="Contents 4" style:family="paragraph" style:parent-style-name="Contents_20_3" style:next-style-name="Standard" style:auto-update="true" style:class="index">
      <style:paragraph-properties fo:margin-left="0.5in"/>
    </style:style>
    <style:style style:name="Contents_20_5" style:display-name="Contents 5" style:family="paragraph" style:parent-style-name="Standard" style:next-style-name="Standard" style:auto-update="true" style:class="index">
      <style:paragraph-properties fo:margin-left="0.6665in"/>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0.8335in"/>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1in"/>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1.1665in"/>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1.3335in"/>
      <style:text-properties fo:font-size="10pt" style:font-size-asian="10pt" style:font-size-complex="10pt"/>
    </style:style>
    <style:style style:name="Title" style:family="paragraph" style:parent-style-name="Standard" style:next-style-name="Standard" loext:linked-style-name="Title_20_Char" style:class="chapter">
      <style:paragraph-properties fo:margin-top="0in" fo:margin-bottom="0in" style:contextual-spacing="true" fo:line-height="200%" fo:text-align="center" style:justify-single-word="false"/>
      <style:text-properties style:font-name="Times New Roman" fo:font-family="'Times New Roman'" style:font-family-generic="roman" style:font-pitch="variable" fo:font-size="14pt" fo:letter-spacing="-0.0071in" fo:font-weight="bold" style:letter-kerning="true"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 style:display-name="Balloon Text" style:family="paragraph" style:parent-style-name="Standard" loext:linked-style-name="Balloon_20_Text_20_Char">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text:number-lines="false" text:line-number="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msonormal"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nt0" style:family="paragraph" style:parent-style-name="Standard">
      <style:paragraph-properties fo:margin-top="0.1945in" fo:margin-bottom="0.1945in" style:contextual-spacing="false"/>
      <style:text-properties fo:color="#000000" loext:opacity="100%" style:font-name="Calibri1" fo:font-family="Calibri" style:font-family-generic="swiss" style:font-pitch="variable" style:font-name-asian="Times New Roman1" style:font-family-asian="'Times New Roman'" style:font-family-generic-asian="system" style:font-pitch-asian="variable" style:font-name-complex="Calibri2" style:font-family-complex="Calibri" style:font-family-generic-complex="system" style:font-pitch-complex="variable"/>
    </style:style>
    <style:style style:name="font5" style:family="paragraph" style:parent-style-name="Standard">
      <style:paragraph-properties fo:margin-top="0.1945in" fo:margin-bottom="0.1945in" style:contextual-spacing="false"/>
      <style:text-properties fo:color="#000000" loext:opacity="100%" style:font-name="Calibri (Body)" fo:font-family="'Calibri (Body)'"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5"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6"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7"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8" style:family="paragraph" style:parent-style-name="Standard">
      <style:paragraph-properties fo:margin-top="0.1945in" fo:margin-bottom="0.1945in" style:contextual-spacing="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9"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0"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1"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2"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3"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4"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5"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6"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7"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8"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9"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80"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evision" style:family="paragraph">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er" style:family="paragraph" style:parent-style-name="Standard" loext:linked-style-name="Header_20_Char" style:class="extra">
      <style:paragraph-properties text:number-lines="false" text:line-number="0">
        <style:tab-stops>
          <style:tab-stop style:position="3.25in" style:type="center"/>
          <style:tab-stop style:position="6.5in" style:type="right"/>
        </style:tab-stops>
      </style:paragraph-properties>
    </style:style>
    <style:style style:name="Subtitle" style:family="paragraph" style:parent-style-name="Standard" style:next-style-name="Standard" loext:linked-style-name="Subtitle_20_Char" style:class="chapter">
      <style:paragraph-properties fo:margin-top="0in" fo:margin-bottom="0.111in" style:contextual-spacing="false"/>
      <style:text-properties fo:color="#000000" loext:opacity="100%" style:font-name="Times New Roman" fo:font-family="'Times New Roman'" style:font-family-generic="roman" style:font-pitch="variable" fo:font-weight="bold" style:font-name-asian="Calibri2" style:font-family-asian="Calibri" style:font-family-generic-asian="system" style:font-pitch-asian="variable" style:font-weight-asian="bold" style:font-name-complex="Times New Roman (Body CS)" style:font-family-complex="'Times New Roman (Body CS)'" style:font-family-generic-complex="system" style:font-pitch-complex="variable" style:font-size-complex="11pt">
        <loext:char-complex-color loext:theme-type="dark1" loext:color-type="theme"/>
      </style:text-properties>
    </style:style>
    <style:style style:name="Figure_20_Index_20_1" style:display-name="Figure Index 1" style:family="paragraph" style:parent-style-name="Standard" style:next-style-name="Standard"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00000" loext:opacity="100%"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_20_Char" style:display-name="Heading 2 Char" style:family="text" style:parent-style-name="Default_20_Paragraph_20_Font" loext:linked-style-name="Heading_20_2">
      <style:text-properties fo:color="#000000" loext:opacity="100%"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_20_Char" style:display-name="Heading 3 Ch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_20_Char" style:display-name="Heading 4 Char" style:family="text" style:parent-style-name="Default_20_Paragraph_20_Font" loext:linked-style-name="Heading_20_4">
      <style:text-properties fo:color="#2e74b5" loext:opacity="100%" style:font-name="Calibri Light" fo:font-family="'Calibri Light'" style:font-family-generic="roman" style:font-pitch="variable" fo:font-size="12pt" fo:font-style="italic" style:font-name-asian="Calibri2"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style:font-name="Times New Roman" fo:font-family="'Times New Roman'" style:font-family-generic="roman" style:font-pitch="variable" fo:font-size="14pt" fo:letter-spacing="-0.0071in" fo:font-weight="bold" style:letter-kerning="true"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_20_Char" style:display-name="Balloon Text Char" style:family="text" style:parent-style-name="Default_20_Paragraph_20_Font" loext:linked-style-name="Balloon_20_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ooter_20_Char" style:display-name="Footer Char" style:family="text" style:parent-style-name="Default_20_Paragraph_20_Font" loext:linked-style-name="Footer">
      <style:text-properties fo:font-size="12pt" style:font-size-asian="12pt" style:font-size-complex="12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e1dfdd"/>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loext:linked-style-name="Header">
      <style:text-properties fo:font-size="12pt" style:font-size-asian="12pt" style:font-size-complex="12pt"/>
    </style:style>
    <style:style style:name="Subtitle_20_Char" style:display-name="Subtitle Char" style:family="text" style:parent-style-name="Default_20_Paragraph_20_Font" loext:linked-style-name="Subtitle">
      <style:text-properties fo:color="#000000" loext:opacity="100%"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 (Body CS)" style:font-family-complex="'Times New Roman (Body CS)'" style:font-family-generic-complex="system" style:font-pitch-complex="variable">
        <loext:char-complex-color loext:theme-type="dark1" loext:color-type="theme"/>
      </style:text-properties>
    </style:style>
    <style:style style:name="Unresolved_20_Mention2" style:display-name="Unresolved Mention2" style:family="text" style:parent-style-name="Default_20_Paragraph_20_Font">
      <style:text-properties fo:color="#605e5c" loext:opacity="100%" fo:background-color="#e1dfdd"/>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normaltextrun"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apple-converted-space" style:family="text" style:parent-style-name="Default_20_Paragraph_20_Font"/>
    <style:style style:name="ListLabel_20_1" style:display-name="ListLabel 1" style:family="text">
      <style:text-properties style:font-name="Calibri" fo:font-family="Calibri"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background-color="#ffffff" style:font-name-complex="Times New Roman1" style:font-family-complex="'Times New Roman'" style:font-family-generic-complex="system" style:font-pitch-complex="variable"/>
    </style:style>
    <style:style style:name="ListLabel_20_11" style:display-name="ListLabel 11" style:family="text">
      <style:text-properties fo:background-color="#ffffff"/>
    </style:style>
    <style:style style:name="ListLabel_20_12" style:display-name="ListLabel 12" style:family="text">
      <style:text-properties style:font-name="Cambria" fo:font-family="Cambria" style:font-family-generic="roman" style:font-pitch="variable"/>
    </style:style>
    <style:style style:name="ListLabel_20_13" style:display-name="ListLabel 13" style:family="text">
      <style:text-properties style:font-name="inherit" fo:font-family="inherit"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padding="0in" loext:border="none" loext: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style:font-name="Times New Roman" style:font-name-complex="Times New Roman1"/>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20</text:page-number></text:p>
      </style:footer>
    </style:master-page>
    <style:master-page style:name="Landscap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168</meta:editing-cycles>
    <meta:creation-date>2024-02-27T18:05:00</meta:creation-date>
    <dc:date>2025-10-09T14:30:19.544750085</dc:date>
    <meta:editing-duration>P1DT15H32M20S</meta:editing-duration>
    <meta:generator>LibreOffice/25.8.1.1$Linux_X86_64 LibreOffice_project/54047653041915e595ad4e45cccea684809c77b5</meta:generator>
    <meta:document-statistic meta:table-count="7" meta:image-count="0" meta:object-count="5" meta:page-count="20" meta:paragraph-count="339" meta:word-count="3111" meta:character-count="19705" meta:non-whitespace-character-count="16862"/>
    <meta:user-defined meta:name="AppVersion">16.0000</meta:user-defined>
    <meta:user-defined meta:name="ContentTypeId">0x01010034C6CE317957FD4DA3238D34E79402B8</meta:user-defined>
    <meta:user-defined meta:name="ZOTERO_PREF_1">&lt;data data-version="3" zotero-version="7.0.24"&gt;&lt;session id="2P2v48W2"/&gt;&lt;style id="http://www.zotero.org/styles/weed-science" hasBibliography="1" bibliographyStyleHasBeenSet="1"/&gt;&lt;prefs&gt;&lt;pref name="fieldType" value="ReferenceMark"/&gt;&lt;pref name="automaticJou</meta:user-defined>
    <meta:user-defined meta:name="ZOTERO_PREF_2">rnalAbbreviations" value="true"/&gt;&lt;/prefs&gt;&lt;/data&gt;</meta:user-defined>
    <meta:template xlink:type="simple" xlink:actuate="onRequest" xlink:title="Normal" xlink:href=""/>
  </office:meta>
</office:document-meta>
</file>

<file path=Object 1/content.xml><?xml version="1.0" encoding="utf-8"?>
<math xmlns="http://www.w3.org/1998/Math/MathML" display="block">
  <semantics>
    <mrow>
      <mi>F</mi>
      <mo stretchy="false">=</mo>
      <mfrac>
        <mrow>
          <mrow>
            <mo fence="true" form="prefix" stretchy="false">(</mo>
            <mrow>
              <mrow>
                <msub>
                  <mi mathvariant="italic">RSS</mi>
                  <mi mathvariant="italic">RED</mi>
                </msub>
                <mo stretchy="false">−</mo>
                <msub>
                  <mi mathvariant="italic">RSS</mi>
                  <mi mathvariant="italic">FULL</mi>
                </msub>
              </mrow>
            </mrow>
            <mo fence="true" form="postfix" stretchy="false">)</mo>
          </mrow>
          <mo stretchy="false">/</mo>
          <mrow>
            <mo fence="true" form="prefix" stretchy="false">(</mo>
            <mrow>
              <mrow>
                <mi>d</mi>
                <mi>.</mi>
                <mi>f</mi>
                <mrow>
                  <msub>
                    <mi>.</mi>
                    <mi mathvariant="italic">RED</mi>
                  </msub>
                  <mo stretchy="false">−</mo>
                  <mi>d</mi>
                </mrow>
                <mi>.</mi>
                <mi>f</mi>
                <msub>
                  <mi>.</mi>
                  <mi mathvariant="italic">FULL</mi>
                </msub>
              </mrow>
            </mrow>
            <mo fence="true" form="postfix" stretchy="false">)</mo>
          </mrow>
        </mrow>
        <mrow>
          <mrow>
            <msub>
              <mi mathvariant="italic">RSS</mi>
              <mi mathvariant="italic">FULL</mi>
            </msub>
            <mo stretchy="false">/</mo>
            <mi>d</mi>
          </mrow>
          <mi>.</mi>
          <mi>f</mi>
          <msub>
            <mi>.</mi>
            <mi mathvariant="italic">FULL</mi>
          </msub>
        </mrow>
      </mfrac>
    </mrow>
    <annotation encoding="StarMath 5.0">F = (RSS_RED - RSS_FULL) / (d.f._RED - d.f._FULL) over {RSS_FULL/d.f._FULL}</annotation>
  </semantics>
</math>
</file>

<file path=Object 2/content.xml><?xml version="1.0" encoding="utf-8"?>
<math xmlns="http://www.w3.org/1998/Math/MathML" display="block">
  <semantics>
    <mrow>
      <mrow>
        <mi>Y</mi>
        <mo stretchy="false">=</mo>
        <mrow>
          <mi>d</mi>
          <mo stretchy="false">⋅</mo>
          <mi>exp</mi>
        </mrow>
      </mrow>
      <mi>−</mi>
      <mi>exp</mi>
      <mrow>
        <mi>b</mi>
        <mo stretchy="false">⋅</mo>
        <mrow>
          <mo fence="true" form="prefix" stretchy="false">(</mo>
          <mrow>
            <mrow>
              <mi>log</mi>
              <mi>x</mi>
              <mi>−</mi>
              <mi>e</mi>
            </mrow>
          </mrow>
          <mo fence="true" form="postfix" stretchy="false">)</mo>
        </mrow>
      </mrow>
    </mrow>
    <annotation encoding="StarMath 5.0">Y=d cdot exp−exp b cdot(log x − e)</annotation>
  </semantics>
</math>
</file>

<file path=Object 3/content.xml><?xml version="1.0" encoding="utf-8"?>
<math xmlns="http://www.w3.org/1998/Math/MathML" display="block">
  <semantics>
    <mrow>
      <mi mathvariant="italic">RMSE</mi>
      <mo stretchy="false">=</mo>
      <msqrt>
        <mrow>
          <mfrac>
            <mn>1</mn>
            <mi>n</mi>
          </mfrac>
          <mrow>
            <munderover>
              <mo stretchy="false">∑</mo>
              <mrow>
                <mi>i</mi>
                <mo stretchy="false">=</mo>
                <mn>1</mn>
              </mrow>
              <mi>n</mi>
            </munderover>
            <msup>
              <mrow>
                <mo fence="true" form="prefix" stretchy="false">(</mo>
                <mrow>
                  <mrow>
                    <msub>
                      <mi>y</mi>
                      <mi>i</mi>
                    </msub>
                    <mo stretchy="false">−</mo>
                    <mover accent="true">
                      <msub>
                        <mi>y</mi>
                        <mi>i</mi>
                      </msub>
                      <mo stretchy="false">^</mo>
                    </mover>
                  </mrow>
                </mrow>
                <mo fence="true" form="postfix" stretchy="false">)</mo>
              </mrow>
              <mn>2</mn>
            </msup>
          </mrow>
        </mrow>
      </msqrt>
    </mrow>
    <annotation encoding="StarMath 5.0">RMSE = sqrt { 1 over n sum from i = 1 to n ( y_i - hat y_i )^2 }</annotation>
  </semantics>
</math>
</file>

<file path=Object 4/content.xml><?xml version="1.0" encoding="utf-8"?>
<math xmlns="http://www.w3.org/1998/Math/MathML" display="block">
  <semantics>
    <mrow>
      <mi mathvariant="italic">ME</mi>
      <mo stretchy="false">=</mo>
      <mrow>
        <mn>1</mn>
        <mo stretchy="false">−</mo>
        <mfrac>
          <mrow>
            <munderover>
              <mo stretchy="false">∑</mo>
              <mrow>
                <mi>i</mi>
                <mo stretchy="false">=</mo>
                <mn>1</mn>
              </mrow>
              <mi>n</mi>
            </munderover>
            <msup>
              <mrow>
                <mo fence="true" form="prefix" stretchy="false">(</mo>
                <mrow>
                  <mrow>
                    <msub>
                      <mi>O</mi>
                      <mi>i</mi>
                    </msub>
                    <mo stretchy="false">−</mo>
                    <msub>
                      <mi>P</mi>
                      <mi>i</mi>
                    </msub>
                  </mrow>
                </mrow>
                <mo fence="true" form="postfix" stretchy="false">)</mo>
              </mrow>
              <mn>2</mn>
            </msup>
          </mrow>
          <mrow>
            <munderover>
              <mo stretchy="false">∑</mo>
              <mrow>
                <mi>i</mi>
                <mo stretchy="false">=</mo>
                <mn>1</mn>
              </mrow>
              <mi>n</mi>
            </munderover>
            <msup>
              <mrow>
                <mo fence="true" form="prefix" stretchy="false">(</mo>
                <mrow>
                  <mrow>
                    <msub>
                      <mi>O</mi>
                      <mi>i</mi>
                    </msub>
                    <mo stretchy="false">−</mo>
                    <mover accent="true">
                      <mi>O</mi>
                      <mo stretchy="false">¯</mo>
                    </mover>
                  </mrow>
                </mrow>
                <mo fence="true" form="postfix" stretchy="false">)</mo>
              </mrow>
              <mn>2</mn>
            </msup>
          </mrow>
        </mfrac>
      </mrow>
    </mrow>
    <annotation encoding="StarMath 5.0">ME = 1 - { sum from i = 1 to n ( O_i - P_i )^2 } over { sum from i = 1 to n ( O_i - bar O )^2 }
</annotation>
  </semantics>
</math>
</file>

<file path=Object 5/content.xml><?xml version="1.0" encoding="utf-8"?>
<math xmlns="http://www.w3.org/1998/Math/MathML" display="block">
  <semantics>
    <mover accent="true">
      <mi>O</mi>
      <mo stretchy="false">¯</mo>
    </mover>
    <annotation encoding="StarMath 5.0">bar O</annotation>
  </semantics>
</math>
</file>